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2764in" svg:height="4.1382in" svg:x="11.2138in" svg:y="0.2205in">
            <draw:object draw:notify-on-update-of-ranges="Sheet1.A2:Sheet1.A297 Sheet1.B1:Sheet1.B1 Sheet1.B2:Sheet1.B297 Sheet1.A2:Sheet1.A297 Sheet1.C1:Sheet1.C1 Sheet1.C2:Sheet1.C297 Sheet1.A2:Sheet1.A297 Sheet1.D1:Sheet1.D1 Sheet1.D2:Sheet1.D297 Sheet1.A2:Sheet1.A297 Sheet1.E1:Sheet1.E1 Sheet1.E2:Sheet1.E297 Sheet1.A2:Sheet1.A297 Sheet1.F1:Sheet1.F1 Sheet1.F2:Sheet1.F2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K=5</text:p>
          </table:table-cell>
          <table:table-cell office:value-type="string">
            <text:p>K=7</text:p>
          </table:table-cell>
          <table:table-cell office:value-type="string">
            <text:p>K=10</text:p>
          </table:table-cell>
          <table:table-cell office:value-type="string">
            <text:p>K=12</text:p>
          </table:table-cell>
          <table:table-cell office:value-type="string">
            <text:p>K=15</text:p>
          </table:table-cell>
        </table:table-row>
        <table:table-row table:style-name="ro1">
          <table:table-cell office:value-type="float" office:value="20.024224063402">
            <text:p>20.0242240634</text:p>
          </table:table-cell>
          <table:table-cell table:number-columns-repeated="5" office:value-type="float" office:value="4.44369">
            <text:p>4.44369</text:p>
          </table:table-cell>
        </table:table-row>
        <table:table-row table:style-name="ro1">
          <table:table-cell office:value-type="float" office:value="40.013040021134">
            <text:p>40.0130400211</text:p>
          </table:table-cell>
          <table:table-cell table:number-columns-repeated="5" office:value-type="float" office:value="4.45913">
            <text:p>4.45913</text:p>
          </table:table-cell>
        </table:table-row>
        <table:table-row table:style-name="ro1">
          <table:table-cell office:value-type="float" office:value="60.012400021134">
            <text:p>60.0124000211</text:p>
          </table:table-cell>
          <table:table-cell table:number-columns-repeated="5" office:value-type="float" office:value="4.45392">
            <text:p>4.45392</text:p>
          </table:table-cell>
        </table:table-row>
        <table:table-row table:style-name="ro1">
          <table:table-cell office:value-type="float" office:value="80.010208021134">
            <text:p>80.0102080211</text:p>
          </table:table-cell>
          <table:table-cell table:number-columns-repeated="5" office:value-type="float" office:value="4.45169">
            <text:p>4.45169</text:p>
          </table:table-cell>
        </table:table-row>
        <table:table-row table:style-name="ro1">
          <table:table-cell office:value-type="float" office:value="100.012160021134">
            <text:p>100.0121600211</text:p>
          </table:table-cell>
          <table:table-cell table:number-columns-repeated="5" office:value-type="float" office:value="4.44874">
            <text:p>4.44874</text:p>
          </table:table-cell>
        </table:table-row>
        <table:table-row table:style-name="ro1">
          <table:table-cell office:value-type="float" office:value="120.012160019169">
            <text:p>120.0121600192</text:p>
          </table:table-cell>
          <table:table-cell office:value-type="float" office:value="5.9885">
            <text:p>5.9885</text:p>
          </table:table-cell>
          <table:table-cell table:number-columns-repeated="4" office:value-type="float" office:value="5.98856">
            <text:p>5.98856</text:p>
          </table:table-cell>
        </table:table-row>
        <table:table-row table:style-name="ro1">
          <table:table-cell office:value-type="float" office:value="140.013360019169">
            <text:p>140.0133600192</text:p>
          </table:table-cell>
          <table:table-cell office:value-type="float" office:value="5.98771">
            <text:p>5.98771</text:p>
          </table:table-cell>
          <table:table-cell table:number-columns-repeated="4" office:value-type="float" office:value="5.98856">
            <text:p>5.98856</text:p>
          </table:table-cell>
        </table:table-row>
        <table:table-row table:style-name="ro1">
          <table:table-cell office:value-type="float" office:value="160.013728019169">
            <text:p>160.0137280192</text:p>
          </table:table-cell>
          <table:table-cell office:value-type="float" office:value="5.98856">
            <text:p>5.98856</text:p>
          </table:table-cell>
          <table:table-cell office:value-type="float" office:value="5.98919">
            <text:p>5.98919</text:p>
          </table:table-cell>
          <table:table-cell table:number-columns-repeated="3" office:value-type="float" office:value="5.98915">
            <text:p>5.98915</text:p>
          </table:table-cell>
        </table:table-row>
        <table:table-row table:style-name="ro1">
          <table:table-cell office:value-type="float" office:value="180.013040019169">
            <text:p>180.0130400192</text:p>
          </table:table-cell>
          <table:table-cell office:value-type="float" office:value="5.98942">
            <text:p>5.98942</text:p>
          </table:table-cell>
          <table:table-cell office:value-type="float" office:value="5.98928">
            <text:p>5.98928</text:p>
          </table:table-cell>
          <table:table-cell table:number-columns-repeated="3" office:value-type="float" office:value="5.98962">
            <text:p>5.98962</text:p>
          </table:table-cell>
        </table:table-row>
        <table:table-row table:style-name="ro1">
          <table:table-cell office:value-type="float" office:value="200.012720019169">
            <text:p>200.0127200192</text:p>
          </table:table-cell>
          <table:table-cell office:value-type="float" office:value="5.99045">
            <text:p>5.99045</text:p>
          </table:table-cell>
          <table:table-cell office:value-type="float" office:value="5.98988">
            <text:p>5.98988</text:p>
          </table:table-cell>
          <table:table-cell table:number-columns-repeated="3" office:value-type="float" office:value="5.98996">
            <text:p>5.98996</text:p>
          </table:table-cell>
        </table:table-row>
        <table:table-row table:style-name="ro1">
          <table:table-cell office:value-type="float" office:value="220.009888019169">
            <text:p>220.0098880192</text:p>
          </table:table-cell>
          <table:table-cell office:value-type="float" office:value="5.99715">
            <text:p>5.99715</text:p>
          </table:table-cell>
          <table:table-cell office:value-type="float" office:value="5.99347">
            <text:p>5.99347</text:p>
          </table:table-cell>
          <table:table-cell office:value-type="float" office:value="5.99245">
            <text:p>5.99245</text:p>
          </table:table-cell>
          <table:table-cell table:number-columns-repeated="2" office:value-type="float" office:value="5.9921">
            <text:p>5.9921</text:p>
          </table:table-cell>
        </table:table-row>
        <table:table-row table:style-name="ro1">
          <table:table-cell office:value-type="float" office:value="240.011200019169">
            <text:p>240.0112000192</text:p>
          </table:table-cell>
          <table:table-cell office:value-type="float" office:value="5.99844">
            <text:p>5.99844</text:p>
          </table:table-cell>
          <table:table-cell office:value-type="float" office:value="5.99438">
            <text:p>5.99438</text:p>
          </table:table-cell>
          <table:table-cell office:value-type="float" office:value="5.9925">
            <text:p>5.9925</text:p>
          </table:table-cell>
          <table:table-cell table:number-columns-repeated="2" office:value-type="float" office:value="5.99222">
            <text:p>5.99222</text:p>
          </table:table-cell>
        </table:table-row>
        <table:table-row table:style-name="ro1">
          <table:table-cell office:value-type="float" office:value="260.008928019169">
            <text:p>260.0089280192</text:p>
          </table:table-cell>
          <table:table-cell office:value-type="float" office:value="5.99711">
            <text:p>5.99711</text:p>
          </table:table-cell>
          <table:table-cell office:value-type="float" office:value="5.99524">
            <text:p>5.99524</text:p>
          </table:table-cell>
          <table:table-cell office:value-type="float" office:value="5.99247">
            <text:p>5.99247</text:p>
          </table:table-cell>
          <table:table-cell office:value-type="float" office:value="5.9922">
            <text:p>5.9922</text:p>
          </table:table-cell>
          <table:table-cell office:value-type="float" office:value="5.99192">
            <text:p>5.99192</text:p>
          </table:table-cell>
        </table:table-row>
        <table:table-row table:style-name="ro1">
          <table:table-cell office:value-type="float" office:value="280.013040019169">
            <text:p>280.0130400192</text:p>
          </table:table-cell>
          <table:table-cell office:value-type="float" office:value="5.99594">
            <text:p>5.99594</text:p>
          </table:table-cell>
          <table:table-cell office:value-type="float" office:value="5.99533">
            <text:p>5.99533</text:p>
          </table:table-cell>
          <table:table-cell office:value-type="float" office:value="5.99247">
            <text:p>5.99247</text:p>
          </table:table-cell>
          <table:table-cell office:value-type="float" office:value="5.99184">
            <text:p>5.99184</text:p>
          </table:table-cell>
          <table:table-cell office:value-type="float" office:value="5.9917">
            <text:p>5.9917</text:p>
          </table:table-cell>
        </table:table-row>
        <table:table-row table:style-name="ro1">
          <table:table-cell office:value-type="float" office:value="300.013680019169">
            <text:p>300.0136800192</text:p>
          </table:table-cell>
          <table:table-cell office:value-type="float" office:value="5.99596">
            <text:p>5.99596</text:p>
          </table:table-cell>
          <table:table-cell office:value-type="float" office:value="5.99526">
            <text:p>5.99526</text:p>
          </table:table-cell>
          <table:table-cell office:value-type="float" office:value="5.99306">
            <text:p>5.99306</text:p>
          </table:table-cell>
          <table:table-cell office:value-type="float" office:value="5.99224">
            <text:p>5.99224</text:p>
          </table:table-cell>
          <table:table-cell office:value-type="float" office:value="5.99181">
            <text:p>5.99181</text:p>
          </table:table-cell>
        </table:table-row>
        <table:table-row table:style-name="ro1">
          <table:table-cell office:value-type="float" office:value="320.011440019169">
            <text:p>320.0114400192</text:p>
          </table:table-cell>
          <table:table-cell office:value-type="float" office:value="5.99056">
            <text:p>5.99056</text:p>
          </table:table-cell>
          <table:table-cell office:value-type="float" office:value="5.99443">
            <text:p>5.99443</text:p>
          </table:table-cell>
          <table:table-cell office:value-type="float" office:value="5.99366">
            <text:p>5.99366</text:p>
          </table:table-cell>
          <table:table-cell office:value-type="float" office:value="5.99221">
            <text:p>5.99221</text:p>
          </table:table-cell>
          <table:table-cell office:value-type="float" office:value="5.9918">
            <text:p>5.9918</text:p>
          </table:table-cell>
        </table:table-row>
        <table:table-row table:style-name="ro1">
          <table:table-cell office:value-type="float" office:value="340.011200019169">
            <text:p>340.0112000192</text:p>
          </table:table-cell>
          <table:table-cell office:value-type="float" office:value="5.99482">
            <text:p>5.99482</text:p>
          </table:table-cell>
          <table:table-cell office:value-type="float" office:value="5.99791">
            <text:p>5.99791</text:p>
          </table:table-cell>
          <table:table-cell office:value-type="float" office:value="5.99658">
            <text:p>5.99658</text:p>
          </table:table-cell>
          <table:table-cell office:value-type="float" office:value="5.99456">
            <text:p>5.99456</text:p>
          </table:table-cell>
          <table:table-cell office:value-type="float" office:value="5.99325">
            <text:p>5.99325</text:p>
          </table:table-cell>
        </table:table-row>
        <table:table-row table:style-name="ro1">
          <table:table-cell office:value-type="float" office:value="360.009888019169">
            <text:p>360.0098880192</text:p>
          </table:table-cell>
          <table:table-cell office:value-type="float" office:value="5.99507">
            <text:p>5.99507</text:p>
          </table:table-cell>
          <table:table-cell office:value-type="float" office:value="5.99383">
            <text:p>5.99383</text:p>
          </table:table-cell>
          <table:table-cell office:value-type="float" office:value="5.99607">
            <text:p>5.99607</text:p>
          </table:table-cell>
          <table:table-cell office:value-type="float" office:value="5.99517">
            <text:p>5.99517</text:p>
          </table:table-cell>
          <table:table-cell office:value-type="float" office:value="5.99331">
            <text:p>5.99331</text:p>
          </table:table-cell>
        </table:table-row>
        <table:table-row table:style-name="ro1">
          <table:table-cell office:value-type="float" office:value="380.011440019169">
            <text:p>380.0114400192</text:p>
          </table:table-cell>
          <table:table-cell office:value-type="float" office:value="5.99616">
            <text:p>5.99616</text:p>
          </table:table-cell>
          <table:table-cell office:value-type="float" office:value="5.99383">
            <text:p>5.99383</text:p>
          </table:table-cell>
          <table:table-cell office:value-type="float" office:value="5.99605">
            <text:p>5.99605</text:p>
          </table:table-cell>
          <table:table-cell office:value-type="float" office:value="5.99567">
            <text:p>5.99567</text:p>
          </table:table-cell>
          <table:table-cell office:value-type="float" office:value="5.99365">
            <text:p>5.99365</text:p>
          </table:table-cell>
        </table:table-row>
        <table:table-row table:style-name="ro1">
          <table:table-cell office:value-type="float" office:value="400.012480019169">
            <text:p>400.0124800192</text:p>
          </table:table-cell>
          <table:table-cell office:value-type="float" office:value="5.99501">
            <text:p>5.99501</text:p>
          </table:table-cell>
          <table:table-cell office:value-type="float" office:value="5.99383">
            <text:p>5.99383</text:p>
          </table:table-cell>
          <table:table-cell office:value-type="float" office:value="5.99548">
            <text:p>5.99548</text:p>
          </table:table-cell>
          <table:table-cell office:value-type="float" office:value="5.99516">
            <text:p>5.99516</text:p>
          </table:table-cell>
          <table:table-cell office:value-type="float" office:value="5.9937">
            <text:p>5.9937</text:p>
          </table:table-cell>
        </table:table-row>
        <table:table-row table:style-name="ro1">
          <table:table-cell office:value-type="float" office:value="420.011760036042">
            <text:p>420.011760036</text:p>
          </table:table-cell>
          <table:table-cell office:value-type="float" office:value="5.99758">
            <text:p>5.99758</text:p>
          </table:table-cell>
          <table:table-cell office:value-type="float" office:value="5.96586">
            <text:p>5.96586</text:p>
          </table:table-cell>
          <table:table-cell office:value-type="float" office:value="5.93882">
            <text:p>5.93882</text:p>
          </table:table-cell>
          <table:table-cell office:value-type="float" office:value="5.96295">
            <text:p>5.96295</text:p>
          </table:table-cell>
          <table:table-cell office:value-type="float" office:value="5.95075">
            <text:p>5.95075</text:p>
          </table:table-cell>
        </table:table-row>
        <table:table-row table:style-name="ro1">
          <table:table-cell office:value-type="float" office:value="440.060144133437">
            <text:p>440.0601441334</text:p>
          </table:table-cell>
          <table:table-cell office:value-type="float" office:value="5.15968">
            <text:p>5.15968</text:p>
          </table:table-cell>
          <table:table-cell office:value-type="float" office:value="5.41313">
            <text:p>5.41313</text:p>
          </table:table-cell>
          <table:table-cell office:value-type="float" office:value="5.55142">
            <text:p>5.55142</text:p>
          </table:table-cell>
          <table:table-cell office:value-type="float" office:value="5.6405">
            <text:p>5.6405</text:p>
          </table:table-cell>
          <table:table-cell office:value-type="float" office:value="5.69787">
            <text:p>5.69787</text:p>
          </table:table-cell>
        </table:table-row>
        <table:table-row table:style-name="ro1">
          <table:table-cell office:value-type="float" office:value="460.008928024061">
            <text:p>460.0089280241</text:p>
          </table:table-cell>
          <table:table-cell office:value-type="float" office:value="4.40045">
            <text:p>4.40045</text:p>
          </table:table-cell>
          <table:table-cell office:value-type="float" office:value="4.87205">
            <text:p>4.87205</text:p>
          </table:table-cell>
          <table:table-cell office:value-type="float" office:value="5.17255">
            <text:p>5.17255</text:p>
          </table:table-cell>
          <table:table-cell office:value-type="float" office:value="5.29137">
            <text:p>5.29137</text:p>
          </table:table-cell>
          <table:table-cell office:value-type="float" office:value="5.43952">
            <text:p>5.43952</text:p>
          </table:table-cell>
        </table:table-row>
        <table:table-row table:style-name="ro1">
          <table:table-cell office:value-type="float" office:value="480.012080024061">
            <text:p>480.0120800241</text:p>
          </table:table-cell>
          <table:table-cell office:value-type="float" office:value="3.6319">
            <text:p>3.6319</text:p>
          </table:table-cell>
          <table:table-cell office:value-type="float" office:value="4.27531">
            <text:p>4.27531</text:p>
          </table:table-cell>
          <table:table-cell office:value-type="float" office:value="4.79337">
            <text:p>4.79337</text:p>
          </table:table-cell>
          <table:table-cell office:value-type="float" office:value="4.96907">
            <text:p>4.96907</text:p>
          </table:table-cell>
          <table:table-cell office:value-type="float" office:value="5.18134">
            <text:p>5.18134</text:p>
          </table:table-cell>
        </table:table-row>
        <table:table-row table:style-name="ro1">
          <table:table-cell office:value-type="float" office:value="500.014640024061">
            <text:p>500.0146400241</text:p>
          </table:table-cell>
          <table:table-cell office:value-type="float" office:value="2.88692">
            <text:p>2.88692</text:p>
          </table:table-cell>
          <table:table-cell office:value-type="float" office:value="3.73555">
            <text:p>3.73555</text:p>
          </table:table-cell>
          <table:table-cell office:value-type="float" office:value="4.40801">
            <text:p>4.40801</text:p>
          </table:table-cell>
          <table:table-cell office:value-type="float" office:value="4.65399">
            <text:p>4.65399</text:p>
          </table:table-cell>
          <table:table-cell office:value-type="float" office:value="4.92395">
            <text:p>4.92395</text:p>
          </table:table-cell>
        </table:table-row>
        <table:table-row table:style-name="ro1">
          <table:table-cell office:value-type="float" office:value="520.010800024061">
            <text:p>520.0108000241</text:p>
          </table:table-cell>
          <table:table-cell office:value-type="float" office:value="2.10377">
            <text:p>2.10377</text:p>
          </table:table-cell>
          <table:table-cell office:value-type="float" office:value="3.19017">
            <text:p>3.19017</text:p>
          </table:table-cell>
          <table:table-cell office:value-type="float" office:value="4.03132">
            <text:p>4.03132</text:p>
          </table:table-cell>
          <table:table-cell office:value-type="float" office:value="4.33904">
            <text:p>4.33904</text:p>
          </table:table-cell>
          <table:table-cell office:value-type="float" office:value="4.64533">
            <text:p>4.64533</text:p>
          </table:table-cell>
        </table:table-row>
        <table:table-row table:style-name="ro1">
          <table:table-cell office:value-type="float" office:value="540.012160024061">
            <text:p>540.0121600241</text:p>
          </table:table-cell>
          <table:table-cell office:value-type="float" office:value="2.1036">
            <text:p>2.1036</text:p>
          </table:table-cell>
          <table:table-cell office:value-type="float" office:value="2.66146">
            <text:p>2.66146</text:p>
          </table:table-cell>
          <table:table-cell office:value-type="float" office:value="3.61558">
            <text:p>3.61558</text:p>
          </table:table-cell>
          <table:table-cell office:value-type="float" office:value="4.0188">
            <text:p>4.0188</text:p>
          </table:table-cell>
          <table:table-cell office:value-type="float" office:value="4.38829">
            <text:p>4.38829</text:p>
          </table:table-cell>
        </table:table-row>
        <table:table-row table:style-name="ro1">
          <table:table-cell office:value-type="float" office:value="560.012080024061">
            <text:p>560.0120800241</text:p>
          </table:table-cell>
          <table:table-cell office:value-type="float" office:value="2.10315">
            <text:p>2.10315</text:p>
          </table:table-cell>
          <table:table-cell office:value-type="float" office:value="2.10346">
            <text:p>2.10346</text:p>
          </table:table-cell>
          <table:table-cell office:value-type="float" office:value="3.24009">
            <text:p>3.24009</text:p>
          </table:table-cell>
          <table:table-cell office:value-type="float" office:value="3.70559">
            <text:p>3.70559</text:p>
          </table:table-cell>
          <table:table-cell office:value-type="float" office:value="4.13703">
            <text:p>4.13703</text:p>
          </table:table-cell>
        </table:table-row>
        <table:table-row table:style-name="ro1">
          <table:table-cell office:value-type="float" office:value="580.011520024061">
            <text:p>580.0115200241</text:p>
          </table:table-cell>
          <table:table-cell office:value-type="float" office:value="2.10489">
            <text:p>2.10489</text:p>
          </table:table-cell>
          <table:table-cell office:value-type="float" office:value="2.10432">
            <text:p>2.10432</text:p>
          </table:table-cell>
          <table:table-cell office:value-type="float" office:value="2.86107">
            <text:p>2.86107</text:p>
          </table:table-cell>
          <table:table-cell office:value-type="float" office:value="3.36045">
            <text:p>3.36045</text:p>
          </table:table-cell>
          <table:table-cell office:value-type="float" office:value="3.8861">
            <text:p>3.8861</text:p>
          </table:table-cell>
        </table:table-row>
        <table:table-row table:style-name="ro1">
          <table:table-cell office:value-type="float" office:value="620.010560024061">
            <text:p>620.0105600241</text:p>
          </table:table-cell>
          <table:table-cell office:value-type="float" office:value="2.10501">
            <text:p>2.10501</text:p>
          </table:table-cell>
          <table:table-cell office:value-type="float" office:value="2.1041">
            <text:p>2.1041</text:p>
          </table:table-cell>
          <table:table-cell office:value-type="float" office:value="2.49328">
            <text:p>2.49328</text:p>
          </table:table-cell>
          <table:table-cell office:value-type="float" office:value="3.04866">
            <text:p>3.04866</text:p>
          </table:table-cell>
          <table:table-cell office:value-type="float" office:value="3.63082">
            <text:p>3.63082</text:p>
          </table:table-cell>
        </table:table-row>
        <table:table-row table:style-name="ro1">
          <table:table-cell office:value-type="float" office:value="640.041760103099">
            <text:p>640.0417601031</text:p>
          </table:table-cell>
          <table:table-cell office:value-type="float" office:value="1.83679">
            <text:p>1.83679</text:p>
          </table:table-cell>
          <table:table-cell office:value-type="float" office:value="1.91311">
            <text:p>1.91311</text:p>
          </table:table-cell>
          <table:table-cell office:value-type="float" office:value="1.97007">
            <text:p>1.97007</text:p>
          </table:table-cell>
          <table:table-cell office:value-type="float" office:value="2.6203">
            <text:p>2.6203</text:p>
          </table:table-cell>
          <table:table-cell office:value-type="float" office:value="3.29039">
            <text:p>3.29039</text:p>
          </table:table-cell>
        </table:table-row>
        <table:table-row table:style-name="ro1">
          <table:table-cell office:value-type="float" office:value="660.009600024061">
            <text:p>660.0096000241</text:p>
          </table:table-cell>
          <table:table-cell office:value-type="float" office:value="1.83739">
            <text:p>1.83739</text:p>
          </table:table-cell>
          <table:table-cell office:value-type="float" office:value="1.91368">
            <text:p>1.91368</text:p>
          </table:table-cell>
          <table:table-cell office:value-type="float" office:value="1.97028">
            <text:p>1.97028</text:p>
          </table:table-cell>
          <table:table-cell office:value-type="float" office:value="2.31549">
            <text:p>2.31549</text:p>
          </table:table-cell>
          <table:table-cell office:value-type="float" office:value="3.01517">
            <text:p>3.01517</text:p>
          </table:table-cell>
        </table:table-row>
        <table:table-row table:style-name="ro1">
          <table:table-cell office:value-type="float" office:value="680.014912024061">
            <text:p>680.0149120241</text:p>
          </table:table-cell>
          <table:table-cell office:value-type="float" office:value="1.83846">
            <text:p>1.83846</text:p>
          </table:table-cell>
          <table:table-cell office:value-type="float" office:value="1.91374">
            <text:p>1.91374</text:p>
          </table:table-cell>
          <table:table-cell office:value-type="float" office:value="1.97056">
            <text:p>1.97056</text:p>
          </table:table-cell>
          <table:table-cell office:value-type="float" office:value="1.99281">
            <text:p>1.99281</text:p>
          </table:table-cell>
          <table:table-cell office:value-type="float" office:value="2.76719">
            <text:p>2.76719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1.83724">
            <text:p>1.83724</text:p>
          </table:table-cell>
          <table:table-cell office:value-type="float" office:value="1.91392">
            <text:p>1.91392</text:p>
          </table:table-cell>
          <table:table-cell office:value-type="float" office:value="1.97087">
            <text:p>1.97087</text:p>
          </table:table-cell>
          <table:table-cell office:value-type="float" office:value="1.99284">
            <text:p>1.99284</text:p>
          </table:table-cell>
          <table:table-cell office:value-type="float" office:value="2.51634">
            <text:p>2.51634</text:p>
          </table:table-cell>
        </table:table-row>
        <table:table-row table:style-name="ro1">
          <table:table-cell office:value-type="float" office:value="720.012768024061">
            <text:p>720.0127680241</text:p>
          </table:table-cell>
          <table:table-cell office:value-type="float" office:value="1.83813">
            <text:p>1.83813</text:p>
          </table:table-cell>
          <table:table-cell office:value-type="float" office:value="1.91465">
            <text:p>1.91465</text:p>
          </table:table-cell>
          <table:table-cell office:value-type="float" office:value="1.97137">
            <text:p>1.97137</text:p>
          </table:table-cell>
          <table:table-cell office:value-type="float" office:value="1.99307">
            <text:p>1.99307</text:p>
          </table:table-cell>
          <table:table-cell office:value-type="float" office:value="2.27335">
            <text:p>2.27335</text:p>
          </table:table-cell>
        </table:table-row>
        <table:table-row table:style-name="ro1">
          <table:table-cell office:value-type="float" office:value="740.012080024061">
            <text:p>740.0120800241</text:p>
          </table:table-cell>
          <table:table-cell office:value-type="float" office:value="2.1059">
            <text:p>2.1059</text:p>
          </table:table-cell>
          <table:table-cell office:value-type="float" office:value="1.91386">
            <text:p>1.91386</text:p>
          </table:table-cell>
          <table:table-cell office:value-type="float" office:value="1.97117">
            <text:p>1.97117</text:p>
          </table:table-cell>
          <table:table-cell office:value-type="float" office:value="1.99336">
            <text:p>1.99336</text:p>
          </table:table-cell>
          <table:table-cell office:value-type="float" office:value="2.01532">
            <text:p>2.01532</text:p>
          </table:table-cell>
        </table:table-row>
        <table:table-row table:style-name="ro1">
          <table:table-cell office:value-type="float" office:value="760.016640024061">
            <text:p>760.0166400241</text:p>
          </table:table-cell>
          <table:table-cell office:value-type="float" office:value="2.10583">
            <text:p>2.10583</text:p>
          </table:table-cell>
          <table:table-cell office:value-type="float" office:value="1.91428">
            <text:p>1.91428</text:p>
          </table:table-cell>
          <table:table-cell office:value-type="float" office:value="1.97143">
            <text:p>1.97143</text:p>
          </table:table-cell>
          <table:table-cell office:value-type="float" office:value="1.99366">
            <text:p>1.99366</text:p>
          </table:table-cell>
          <table:table-cell office:value-type="float" office:value="2.01543">
            <text:p>2.01543</text:p>
          </table:table-cell>
        </table:table-row>
        <table:table-row table:style-name="ro1">
          <table:table-cell office:value-type="float" office:value="780.012480024061">
            <text:p>780.0124800241</text:p>
          </table:table-cell>
          <table:table-cell office:value-type="float" office:value="2.1046">
            <text:p>2.1046</text:p>
          </table:table-cell>
          <table:table-cell office:value-type="float" office:value="2.10517">
            <text:p>2.10517</text:p>
          </table:table-cell>
          <table:table-cell office:value-type="float" office:value="1.97131">
            <text:p>1.97131</text:p>
          </table:table-cell>
          <table:table-cell office:value-type="float" office:value="1.99316">
            <text:p>1.99316</text:p>
          </table:table-cell>
          <table:table-cell office:value-type="float" office:value="2.0152">
            <text:p>2.0152</text:p>
          </table:table-cell>
        </table:table-row>
        <table:table-row table:style-name="ro1">
          <table:table-cell office:value-type="float" office:value="800.010560041164">
            <text:p>800.0105600412</text:p>
          </table:table-cell>
          <table:table-cell office:value-type="float" office:value="1.83702">
            <text:p>1.83702</text:p>
          </table:table-cell>
          <table:table-cell office:value-type="float" office:value="1.91366">
            <text:p>1.91366</text:p>
          </table:table-cell>
          <table:table-cell office:value-type="float" office:value="1.83713">
            <text:p>1.83713</text:p>
          </table:table-cell>
          <table:table-cell office:value-type="float" office:value="1.88186">
            <text:p>1.88186</text:p>
          </table:table-cell>
          <table:table-cell office:value-type="float" office:value="1.92621">
            <text:p>1.92621</text:p>
          </table:table-cell>
        </table:table-row>
        <table:table-row table:style-name="ro1">
          <table:table-cell office:value-type="float" office:value="820.013680041164">
            <text:p>820.0136800412</text:p>
          </table:table-cell>
          <table:table-cell office:value-type="float" office:value="1.57242">
            <text:p>1.57242</text:p>
          </table:table-cell>
          <table:table-cell office:value-type="float" office:value="1.72397">
            <text:p>1.72397</text:p>
          </table:table-cell>
          <table:table-cell office:value-type="float" office:value="1.70499">
            <text:p>1.70499</text:p>
          </table:table-cell>
          <table:table-cell office:value-type="float" office:value="1.77163">
            <text:p>1.77163</text:p>
          </table:table-cell>
          <table:table-cell office:value-type="float" office:value="1.83787">
            <text:p>1.83787</text:p>
          </table:table-cell>
        </table:table-row>
        <table:table-row table:style-name="ro1">
          <table:table-cell office:value-type="float" office:value="840.013760041164">
            <text:p>840.0137600412</text:p>
          </table:table-cell>
          <table:table-cell office:value-type="float" office:value="1.38092">
            <text:p>1.38092</text:p>
          </table:table-cell>
          <table:table-cell office:value-type="float" office:value="1.58445">
            <text:p>1.58445</text:p>
          </table:table-cell>
          <table:table-cell office:value-type="float" office:value="1.73937">
            <text:p>1.73937</text:p>
          </table:table-cell>
          <table:table-cell office:value-type="float" office:value="1.68707">
            <text:p>1.68707</text:p>
          </table:table-cell>
          <table:table-cell office:value-type="float" office:value="1.7705">
            <text:p>1.7705</text:p>
          </table:table-cell>
        </table:table-row>
        <table:table-row table:style-name="ro1">
          <table:table-cell office:value-type="float" office:value="860.013360024061">
            <text:p>860.0133600241</text:p>
          </table:table-cell>
          <table:table-cell office:value-type="float" office:value="1.38116">
            <text:p>1.38116</text:p>
          </table:table-cell>
          <table:table-cell office:value-type="float" office:value="1.5845">
            <text:p>1.5845</text:p>
          </table:table-cell>
          <table:table-cell office:value-type="float" office:value="1.73949">
            <text:p>1.73949</text:p>
          </table:table-cell>
          <table:table-cell office:value-type="float" office:value="1.68743">
            <text:p>1.68743</text:p>
          </table:table-cell>
          <table:table-cell office:value-type="float" office:value="1.77077">
            <text:p>1.77077</text:p>
          </table:table-cell>
        </table:table-row>
        <table:table-row table:style-name="ro1">
          <table:table-cell office:value-type="float" office:value="880.009888024061">
            <text:p>880.0098880241</text:p>
          </table:table-cell>
          <table:table-cell office:value-type="float" office:value="1.38082">
            <text:p>1.38082</text:p>
          </table:table-cell>
          <table:table-cell office:value-type="float" office:value="1.58377">
            <text:p>1.58377</text:p>
          </table:table-cell>
          <table:table-cell office:value-type="float" office:value="1.73874">
            <text:p>1.73874</text:p>
          </table:table-cell>
          <table:table-cell office:value-type="float" office:value="1.79959">
            <text:p>1.79959</text:p>
          </table:table-cell>
          <table:table-cell office:value-type="float" office:value="1.77054">
            <text:p>1.77054</text:p>
          </table:table-cell>
        </table:table-row>
        <table:table-row table:style-name="ro1">
          <table:table-cell office:value-type="float" office:value="900.010240041164">
            <text:p>900.0102400412</text:p>
          </table:table-cell>
          <table:table-cell office:value-type="float" office:value="1.38054">
            <text:p>1.38054</text:p>
          </table:table-cell>
          <table:table-cell office:value-type="float" office:value="1.38942">
            <text:p>1.38942</text:p>
          </table:table-cell>
          <table:table-cell office:value-type="float" office:value="1.60331">
            <text:p>1.60331</text:p>
          </table:table-cell>
          <table:table-cell office:value-type="float" office:value="1.68678">
            <text:p>1.68678</text:p>
          </table:table-cell>
          <table:table-cell office:value-type="float" office:value="1.68028">
            <text:p>1.68028</text:p>
          </table:table-cell>
        </table:table-row>
        <table:table-row table:style-name="ro1">
          <table:table-cell office:value-type="float" office:value="920.013728024061">
            <text:p>920.0137280241</text:p>
          </table:table-cell>
          <table:table-cell office:value-type="float" office:value="1.65269">
            <text:p>1.65269</text:p>
          </table:table-cell>
          <table:table-cell office:value-type="float" office:value="1.39019">
            <text:p>1.39019</text:p>
          </table:table-cell>
          <table:table-cell office:value-type="float" office:value="1.60336">
            <text:p>1.60336</text:p>
          </table:table-cell>
          <table:table-cell office:value-type="float" office:value="1.68681">
            <text:p>1.68681</text:p>
          </table:table-cell>
          <table:table-cell office:value-type="float" office:value="1.68058">
            <text:p>1.68058</text:p>
          </table:table-cell>
        </table:table-row>
        <table:table-row table:style-name="ro1">
          <table:table-cell office:value-type="float" office:value="940.011760024061">
            <text:p>940.0117600241</text:p>
          </table:table-cell>
          <table:table-cell office:value-type="float" office:value="1.83636">
            <text:p>1.83636</text:p>
          </table:table-cell>
          <table:table-cell office:value-type="float" office:value="1.58407">
            <text:p>1.58407</text:p>
          </table:table-cell>
          <table:table-cell office:value-type="float" office:value="1.60326">
            <text:p>1.60326</text:p>
          </table:table-cell>
          <table:table-cell office:value-type="float" office:value="1.68676">
            <text:p>1.68676</text:p>
          </table:table-cell>
          <table:table-cell office:value-type="float" office:value="1.77038">
            <text:p>1.77038</text:p>
          </table:table-cell>
        </table:table-row>
        <table:table-row table:style-name="ro1">
          <table:table-cell office:value-type="float" office:value="960.009248024061">
            <text:p>960.0092480241</text:p>
          </table:table-cell>
          <table:table-cell office:value-type="float" office:value="1.83618">
            <text:p>1.83618</text:p>
          </table:table-cell>
          <table:table-cell office:value-type="float" office:value="1.77759">
            <text:p>1.77759</text:p>
          </table:table-cell>
          <table:table-cell office:value-type="float" office:value="1.60334">
            <text:p>1.60334</text:p>
          </table:table-cell>
          <table:table-cell office:value-type="float" office:value="1.68672">
            <text:p>1.68672</text:p>
          </table:table-cell>
          <table:table-cell office:value-type="float" office:value="1.77041">
            <text:p>1.77041</text:p>
          </table:table-cell>
        </table:table-row>
        <table:table-row table:style-name="ro1">
          <table:table-cell office:value-type="float" office:value="980.009600024061">
            <text:p>980.0096000241</text:p>
          </table:table-cell>
          <table:table-cell office:value-type="float" office:value="1.83701">
            <text:p>1.83701</text:p>
          </table:table-cell>
          <table:table-cell office:value-type="float" office:value="1.91279">
            <text:p>1.91279</text:p>
          </table:table-cell>
          <table:table-cell office:value-type="float" office:value="1.60345">
            <text:p>1.60345</text:p>
          </table:table-cell>
          <table:table-cell office:value-type="float" office:value="1.68652">
            <text:p>1.68652</text:p>
          </table:table-cell>
          <table:table-cell office:value-type="float" office:value="1.77011">
            <text:p>1.77011</text:p>
          </table:table-cell>
        </table:table-row>
        <table:table-row table:style-name="ro1">
          <table:table-cell office:value-type="float" office:value="1000.01664002406">
            <text:p>1000.0166400241</text:p>
          </table:table-cell>
          <table:table-cell office:value-type="float" office:value="2.10492">
            <text:p>2.10492</text:p>
          </table:table-cell>
          <table:table-cell office:value-type="float" office:value="1.91235">
            <text:p>1.91235</text:p>
          </table:table-cell>
          <table:table-cell office:value-type="float" office:value="1.73871">
            <text:p>1.73871</text:p>
          </table:table-cell>
          <table:table-cell office:value-type="float" office:value="1.68643">
            <text:p>1.68643</text:p>
          </table:table-cell>
          <table:table-cell office:value-type="float" office:value="1.77011">
            <text:p>1.77011</text:p>
          </table:table-cell>
        </table:table-row>
        <table:table-row table:style-name="ro1">
          <table:table-cell office:value-type="float" office:value="1020.01280002056">
            <text:p>1020.0128000206</text:p>
          </table:table-cell>
          <table:table-cell office:value-type="float" office:value="2.5265">
            <text:p>2.5265</text:p>
          </table:table-cell>
          <table:table-cell office:value-type="float" office:value="2.54419">
            <text:p>2.54419</text:p>
          </table:table-cell>
          <table:table-cell office:value-type="float" office:value="2.65882">
            <text:p>2.65882</text:p>
          </table:table-cell>
          <table:table-cell office:value-type="float" office:value="2.70691">
            <text:p>2.70691</text:p>
          </table:table-cell>
          <table:table-cell office:value-type="float" office:value="2.63081">
            <text:p>2.63081</text:p>
          </table:table-cell>
        </table:table-row>
        <table:table-row table:style-name="ro1">
          <table:table-cell office:value-type="float" office:value="1040.00960002582">
            <text:p>1040.0096000258</text:p>
          </table:table-cell>
          <table:table-cell office:value-type="float" office:value="3.50441">
            <text:p>3.50441</text:p>
          </table:table-cell>
          <table:table-cell office:value-type="float" office:value="3.68563">
            <text:p>3.68563</text:p>
          </table:table-cell>
          <table:table-cell office:value-type="float" office:value="3.95792">
            <text:p>3.95792</text:p>
          </table:table-cell>
          <table:table-cell office:value-type="float" office:value="4.20327">
            <text:p>4.20327</text:p>
          </table:table-cell>
          <table:table-cell office:value-type="float" office:value="4.28404">
            <text:p>4.28404</text:p>
          </table:table-cell>
        </table:table-row>
        <table:table-row table:style-name="ro1">
          <table:table-cell office:value-type="float" office:value="1060.01208002582">
            <text:p>1060.0120800258</text:p>
          </table:table-cell>
          <table:table-cell office:value-type="float" office:value="2.92035">
            <text:p>2.92035</text:p>
          </table:table-cell>
          <table:table-cell office:value-type="float" office:value="3.23864">
            <text:p>3.23864</text:p>
          </table:table-cell>
          <table:table-cell office:value-type="float" office:value="3.62987">
            <text:p>3.62987</text:p>
          </table:table-cell>
          <table:table-cell office:value-type="float" office:value="3.82561">
            <text:p>3.82561</text:p>
          </table:table-cell>
          <table:table-cell office:value-type="float" office:value="4.06143">
            <text:p>4.06143</text:p>
          </table:table-cell>
        </table:table-row>
        <table:table-row table:style-name="ro1">
          <table:table-cell office:value-type="float" office:value="1080.01056002582">
            <text:p>1080.0105600258</text:p>
          </table:table-cell>
          <table:table-cell office:value-type="float" office:value="2.44164">
            <text:p>2.44164</text:p>
          </table:table-cell>
          <table:table-cell office:value-type="float" office:value="2.8288">
            <text:p>2.8288</text:p>
          </table:table-cell>
          <table:table-cell office:value-type="float" office:value="3.31387">
            <text:p>3.31387</text:p>
          </table:table-cell>
          <table:table-cell office:value-type="float" office:value="3.45014">
            <text:p>3.45014</text:p>
          </table:table-cell>
          <table:table-cell office:value-type="float" office:value="3.84345">
            <text:p>3.84345</text:p>
          </table:table-cell>
        </table:table-row>
        <table:table-row table:style-name="ro1">
          <table:table-cell office:value-type="float" office:value="1100.01088002582">
            <text:p>1100.0108800258</text:p>
          </table:table-cell>
          <table:table-cell office:value-type="float" office:value="2.1379">
            <text:p>2.1379</text:p>
          </table:table-cell>
          <table:table-cell office:value-type="float" office:value="2.47237">
            <text:p>2.47237</text:p>
          </table:table-cell>
          <table:table-cell office:value-type="float" office:value="2.89762">
            <text:p>2.89762</text:p>
          </table:table-cell>
          <table:table-cell office:value-type="float" office:value="3.19112">
            <text:p>3.19112</text:p>
          </table:table-cell>
          <table:table-cell office:value-type="float" office:value="3.54781">
            <text:p>3.54781</text:p>
          </table:table-cell>
        </table:table-row>
        <table:table-row table:style-name="ro1">
          <table:table-cell office:value-type="float" office:value="1120.01024002582">
            <text:p>1120.0102400258</text:p>
          </table:table-cell>
          <table:table-cell office:value-type="float" office:value="1.83662">
            <text:p>1.83662</text:p>
          </table:table-cell>
          <table:table-cell office:value-type="float" office:value="2.19726">
            <text:p>2.19726</text:p>
          </table:table-cell>
          <table:table-cell office:value-type="float" office:value="2.62788">
            <text:p>2.62788</text:p>
          </table:table-cell>
          <table:table-cell office:value-type="float" office:value="2.9441">
            <text:p>2.9441</text:p>
          </table:table-cell>
          <table:table-cell office:value-type="float" office:value="3.26391">
            <text:p>3.26391</text:p>
          </table:table-cell>
        </table:table-row>
        <table:table-row table:style-name="ro1">
          <table:table-cell office:value-type="float" office:value="1140.01052802582">
            <text:p>1140.0105280258</text:p>
          </table:table-cell>
          <table:table-cell office:value-type="float" office:value="1.83508">
            <text:p>1.83508</text:p>
          </table:table-cell>
          <table:table-cell office:value-type="float" office:value="2.0356">
            <text:p>2.0356</text:p>
          </table:table-cell>
          <table:table-cell office:value-type="float" office:value="2.38762">
            <text:p>2.38762</text:p>
          </table:table-cell>
          <table:table-cell office:value-type="float" office:value="2.62166">
            <text:p>2.62166</text:p>
          </table:table-cell>
          <table:table-cell office:value-type="float" office:value="2.97069">
            <text:p>2.97069</text:p>
          </table:table-cell>
        </table:table-row>
        <table:table-row table:style-name="ro1">
          <table:table-cell office:value-type="float" office:value="1160.01088002582">
            <text:p>1160.0108800258</text:p>
          </table:table-cell>
          <table:table-cell office:value-type="float" office:value="1.83589">
            <text:p>1.83589</text:p>
          </table:table-cell>
          <table:table-cell office:value-type="float" office:value="1.83631">
            <text:p>1.83631</text:p>
          </table:table-cell>
          <table:table-cell office:value-type="float" office:value="2.19047">
            <text:p>2.19047</text:p>
          </table:table-cell>
          <table:table-cell office:value-type="float" office:value="2.41791">
            <text:p>2.41791</text:p>
          </table:table-cell>
          <table:table-cell office:value-type="float" office:value="2.78155">
            <text:p>2.78155</text:p>
          </table:table-cell>
        </table:table-row>
        <table:table-row table:style-name="ro1">
          <table:table-cell office:value-type="float" office:value="1180.00860802582">
            <text:p>1180.0086080258</text:p>
          </table:table-cell>
          <table:table-cell office:value-type="float" office:value="1.8357">
            <text:p>1.8357</text:p>
          </table:table-cell>
          <table:table-cell office:value-type="float" office:value="1.83561">
            <text:p>1.83561</text:p>
          </table:table-cell>
          <table:table-cell office:value-type="float" office:value="2.04575">
            <text:p>2.04575</text:p>
          </table:table-cell>
          <table:table-cell office:value-type="float" office:value="2.24058">
            <text:p>2.24058</text:p>
          </table:table-cell>
          <table:table-cell office:value-type="float" office:value="2.60252">
            <text:p>2.60252</text:p>
          </table:table-cell>
        </table:table-row>
        <table:table-row table:style-name="ro1">
          <table:table-cell office:value-type="float" office:value="1200.00896002582">
            <text:p>1200.0089600258</text:p>
          </table:table-cell>
          <table:table-cell office:value-type="float" office:value="1.83732">
            <text:p>1.83732</text:p>
          </table:table-cell>
          <table:table-cell office:value-type="float" office:value="1.83673">
            <text:p>1.83673</text:p>
          </table:table-cell>
          <table:table-cell office:value-type="float" office:value="1.96765">
            <text:p>1.96765</text:p>
          </table:table-cell>
          <table:table-cell office:value-type="float" office:value="2.09872">
            <text:p>2.09872</text:p>
          </table:table-cell>
          <table:table-cell office:value-type="float" office:value="2.37276">
            <text:p>2.37276</text:p>
          </table:table-cell>
        </table:table-row>
        <table:table-row table:style-name="ro1">
          <table:table-cell office:value-type="float" office:value="1220.01080002582">
            <text:p>1220.0108000258</text:p>
          </table:table-cell>
          <table:table-cell office:value-type="float" office:value="1.83928">
            <text:p>1.83928</text:p>
          </table:table-cell>
          <table:table-cell office:value-type="float" office:value="1.83816">
            <text:p>1.83816</text:p>
          </table:table-cell>
          <table:table-cell office:value-type="float" office:value="1.83795">
            <text:p>1.83795</text:p>
          </table:table-cell>
          <table:table-cell office:value-type="float" office:value="1.99814">
            <text:p>1.99814</text:p>
          </table:table-cell>
          <table:table-cell office:value-type="float" office:value="2.23339">
            <text:p>2.23339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1.84056">
            <text:p>1.84056</text:p>
          </table:table-cell>
          <table:table-cell office:value-type="float" office:value="1.83921">
            <text:p>1.83921</text:p>
          </table:table-cell>
          <table:table-cell office:value-type="float" office:value="1.83781">
            <text:p>1.83781</text:p>
          </table:table-cell>
          <table:table-cell office:value-type="float" office:value="1.94439">
            <text:p>1.94439</text:p>
          </table:table-cell>
          <table:table-cell office:value-type="float" office:value="2.11371">
            <text:p>2.11371</text:p>
          </table:table-cell>
        </table:table-row>
        <table:table-row table:style-name="ro1">
          <table:table-cell office:value-type="float" office:value="1260.01276802582">
            <text:p>1260.0127680258</text:p>
          </table:table-cell>
          <table:table-cell office:value-type="float" office:value="1.84086">
            <text:p>1.84086</text:p>
          </table:table-cell>
          <table:table-cell office:value-type="float" office:value="1.83933">
            <text:p>1.83933</text:p>
          </table:table-cell>
          <table:table-cell office:value-type="float" office:value="1.83836">
            <text:p>1.83836</text:p>
          </table:table-cell>
          <table:table-cell office:value-type="float" office:value="1.8382">
            <text:p>1.8382</text:p>
          </table:table-cell>
          <table:table-cell office:value-type="float" office:value="2.01971">
            <text:p>2.01971</text:p>
          </table:table-cell>
        </table:table-row>
        <table:table-row table:style-name="ro1">
          <table:table-cell office:value-type="float" office:value="1280.00992002582">
            <text:p>1280.0099200258</text:p>
          </table:table-cell>
          <table:table-cell office:value-type="float" office:value="1.84226">
            <text:p>1.84226</text:p>
          </table:table-cell>
          <table:table-cell office:value-type="float" office:value="1.84073">
            <text:p>1.84073</text:p>
          </table:table-cell>
          <table:table-cell office:value-type="float" office:value="1.83896">
            <text:p>1.83896</text:p>
          </table:table-cell>
          <table:table-cell office:value-type="float" office:value="1.83836">
            <text:p>1.83836</text:p>
          </table:table-cell>
          <table:table-cell office:value-type="float" office:value="1.95456">
            <text:p>1.95456</text:p>
          </table:table-cell>
        </table:table-row>
        <table:table-row table:style-name="ro1">
          <table:table-cell office:value-type="float" office:value="1300.01088002582">
            <text:p>1300.0108800258</text:p>
          </table:table-cell>
          <table:table-cell office:value-type="float" office:value="1.84117">
            <text:p>1.84117</text:p>
          </table:table-cell>
          <table:table-cell office:value-type="float" office:value="1.84049">
            <text:p>1.84049</text:p>
          </table:table-cell>
          <table:table-cell office:value-type="float" office:value="1.83924">
            <text:p>1.83924</text:p>
          </table:table-cell>
          <table:table-cell office:value-type="float" office:value="1.83857">
            <text:p>1.83857</text:p>
          </table:table-cell>
          <table:table-cell office:value-type="float" office:value="1.92095">
            <text:p>1.92095</text:p>
          </table:table-cell>
        </table:table-row>
        <table:table-row table:style-name="ro1">
          <table:table-cell office:value-type="float" office:value="1320.01304002582">
            <text:p>1320.0130400258</text:p>
          </table:table-cell>
          <table:table-cell office:value-type="float" office:value="1.83856">
            <text:p>1.83856</text:p>
          </table:table-cell>
          <table:table-cell office:value-type="float" office:value="1.84023">
            <text:p>1.84023</text:p>
          </table:table-cell>
          <table:table-cell office:value-type="float" office:value="1.83892">
            <text:p>1.83892</text:p>
          </table:table-cell>
          <table:table-cell office:value-type="float" office:value="1.83833">
            <text:p>1.83833</text:p>
          </table:table-cell>
          <table:table-cell office:value-type="float" office:value="1.83815">
            <text:p>1.83815</text:p>
          </table:table-cell>
        </table:table-row>
        <table:table-row table:style-name="ro1">
          <table:table-cell office:value-type="float" office:value="1340.00896002582">
            <text:p>1340.0089600258</text:p>
          </table:table-cell>
          <table:table-cell office:value-type="float" office:value="1.8376">
            <text:p>1.8376</text:p>
          </table:table-cell>
          <table:table-cell office:value-type="float" office:value="1.83941">
            <text:p>1.83941</text:p>
          </table:table-cell>
          <table:table-cell office:value-type="float" office:value="1.83908">
            <text:p>1.83908</text:p>
          </table:table-cell>
          <table:table-cell office:value-type="float" office:value="1.83854">
            <text:p>1.83854</text:p>
          </table:table-cell>
          <table:table-cell office:value-type="float" office:value="1.83774">
            <text:p>1.83774</text:p>
          </table:table-cell>
        </table:table-row>
        <table:table-row table:style-name="ro1">
          <table:table-cell office:value-type="float" office:value="1360.01216002582">
            <text:p>1360.0121600258</text:p>
          </table:table-cell>
          <table:table-cell office:value-type="float" office:value="1.83674">
            <text:p>1.83674</text:p>
          </table:table-cell>
          <table:table-cell office:value-type="float" office:value="1.83751">
            <text:p>1.83751</text:p>
          </table:table-cell>
          <table:table-cell office:value-type="float" office:value="1.83879">
            <text:p>1.83879</text:p>
          </table:table-cell>
          <table:table-cell office:value-type="float" office:value="1.83824">
            <text:p>1.83824</text:p>
          </table:table-cell>
          <table:table-cell office:value-type="float" office:value="1.83782">
            <text:p>1.83782</text:p>
          </table:table-cell>
        </table:table-row>
        <table:table-row table:style-name="ro1">
          <table:table-cell office:value-type="float" office:value="1380.01112002582">
            <text:p>1380.0111200258</text:p>
          </table:table-cell>
          <table:table-cell office:value-type="float" office:value="1.8353">
            <text:p>1.8353</text:p>
          </table:table-cell>
          <table:table-cell office:value-type="float" office:value="1.83696">
            <text:p>1.83696</text:p>
          </table:table-cell>
          <table:table-cell office:value-type="float" office:value="1.83876">
            <text:p>1.83876</text:p>
          </table:table-cell>
          <table:table-cell office:value-type="float" office:value="1.83845">
            <text:p>1.83845</text:p>
          </table:table-cell>
          <table:table-cell office:value-type="float" office:value="1.83773">
            <text:p>1.83773</text:p>
          </table:table-cell>
        </table:table-row>
        <table:table-row table:style-name="ro1">
          <table:table-cell office:value-type="float" office:value="1400.01088002582">
            <text:p>1400.0108800258</text:p>
          </table:table-cell>
          <table:table-cell office:value-type="float" office:value="1.83533">
            <text:p>1.83533</text:p>
          </table:table-cell>
          <table:table-cell office:value-type="float" office:value="1.83654">
            <text:p>1.83654</text:p>
          </table:table-cell>
          <table:table-cell office:value-type="float" office:value="1.83823">
            <text:p>1.83823</text:p>
          </table:table-cell>
          <table:table-cell office:value-type="float" office:value="1.83833">
            <text:p>1.83833</text:p>
          </table:table-cell>
          <table:table-cell office:value-type="float" office:value="1.83792">
            <text:p>1.83792</text:p>
          </table:table-cell>
        </table:table-row>
        <table:table-row table:style-name="ro1">
          <table:table-cell office:value-type="float" office:value="1420.01120002582">
            <text:p>1420.0112000258</text:p>
          </table:table-cell>
          <table:table-cell office:value-type="float" office:value="1.83613">
            <text:p>1.83613</text:p>
          </table:table-cell>
          <table:table-cell office:value-type="float" office:value="1.83587">
            <text:p>1.83587</text:p>
          </table:table-cell>
          <table:table-cell office:value-type="float" office:value="1.83735">
            <text:p>1.83735</text:p>
          </table:table-cell>
          <table:table-cell office:value-type="float" office:value="1.83851">
            <text:p>1.83851</text:p>
          </table:table-cell>
          <table:table-cell office:value-type="float" office:value="1.83799">
            <text:p>1.83799</text:p>
          </table:table-cell>
        </table:table-row>
        <table:table-row table:style-name="ro1">
          <table:table-cell office:value-type="float" office:value="1440.01404802582">
            <text:p>1440.0140480258</text:p>
          </table:table-cell>
          <table:table-cell office:value-type="float" office:value="1.83594">
            <text:p>1.83594</text:p>
          </table:table-cell>
          <table:table-cell office:value-type="float" office:value="1.83569">
            <text:p>1.83569</text:p>
          </table:table-cell>
          <table:table-cell office:value-type="float" office:value="1.83677">
            <text:p>1.83677</text:p>
          </table:table-cell>
          <table:table-cell office:value-type="float" office:value="1.83796">
            <text:p>1.83796</text:p>
          </table:table-cell>
          <table:table-cell office:value-type="float" office:value="1.83803">
            <text:p>1.83803</text:p>
          </table:table-cell>
        </table:table-row>
        <table:table-row table:style-name="ro1">
          <table:table-cell office:value-type="float" office:value="1460.01336002582">
            <text:p>1460.0133600258</text:p>
          </table:table-cell>
          <table:table-cell office:value-type="float" office:value="1.83724">
            <text:p>1.83724</text:p>
          </table:table-cell>
          <table:table-cell office:value-type="float" office:value="1.83656">
            <text:p>1.83656</text:p>
          </table:table-cell>
          <table:table-cell office:value-type="float" office:value="1.83699">
            <text:p>1.83699</text:p>
          </table:table-cell>
          <table:table-cell office:value-type="float" office:value="1.8374">
            <text:p>1.8374</text:p>
          </table:table-cell>
          <table:table-cell office:value-type="float" office:value="1.83827">
            <text:p>1.83827</text:p>
          </table:table-cell>
        </table:table-row>
        <table:table-row table:style-name="ro1">
          <table:table-cell office:value-type="float" office:value="1480.00924802582">
            <text:p>1480.0092480258</text:p>
          </table:table-cell>
          <table:table-cell office:value-type="float" office:value="1.83635">
            <text:p>1.83635</text:p>
          </table:table-cell>
          <table:table-cell office:value-type="float" office:value="1.83606">
            <text:p>1.83606</text:p>
          </table:table-cell>
          <table:table-cell office:value-type="float" office:value="1.83582">
            <text:p>1.83582</text:p>
          </table:table-cell>
          <table:table-cell office:value-type="float" office:value="1.8367">
            <text:p>1.8367</text:p>
          </table:table-cell>
          <table:table-cell office:value-type="float" office:value="1.83795">
            <text:p>1.83795</text:p>
          </table:table-cell>
        </table:table-row>
        <table:table-row table:style-name="ro1">
          <table:table-cell office:value-type="float" office:value="1500.01272002582">
            <text:p>1500.0127200258</text:p>
          </table:table-cell>
          <table:table-cell office:value-type="float" office:value="1.83661">
            <text:p>1.83661</text:p>
          </table:table-cell>
          <table:table-cell office:value-type="float" office:value="1.83645">
            <text:p>1.83645</text:p>
          </table:table-cell>
          <table:table-cell office:value-type="float" office:value="1.83597">
            <text:p>1.83597</text:p>
          </table:table-cell>
          <table:table-cell office:value-type="float" office:value="1.83657">
            <text:p>1.83657</text:p>
          </table:table-cell>
          <table:table-cell office:value-type="float" office:value="1.83769">
            <text:p>1.83769</text:p>
          </table:table-cell>
        </table:table-row>
        <table:table-row table:style-name="ro1">
          <table:table-cell office:value-type="float" office:value="1520.01176002582">
            <text:p>1520.0117600258</text:p>
          </table:table-cell>
          <table:table-cell office:value-type="float" office:value="1.83617">
            <text:p>1.83617</text:p>
          </table:table-cell>
          <table:table-cell office:value-type="float" office:value="1.83649">
            <text:p>1.83649</text:p>
          </table:table-cell>
          <table:table-cell office:value-type="float" office:value="1.83615">
            <text:p>1.83615</text:p>
          </table:table-cell>
          <table:table-cell office:value-type="float" office:value="1.836">
            <text:p>1.836</text:p>
          </table:table-cell>
          <table:table-cell office:value-type="float" office:value="1.83695">
            <text:p>1.83695</text:p>
          </table:table-cell>
        </table:table-row>
        <table:table-row table:style-name="ro1">
          <table:table-cell office:value-type="float" office:value="1540.01144002582">
            <text:p>1540.0114400258</text:p>
          </table:table-cell>
          <table:table-cell office:value-type="float" office:value="1.8369">
            <text:p>1.8369</text:p>
          </table:table-cell>
          <table:table-cell office:value-type="float" office:value="1.83681">
            <text:p>1.83681</text:p>
          </table:table-cell>
          <table:table-cell office:value-type="float" office:value="1.83642">
            <text:p>1.83642</text:p>
          </table:table-cell>
          <table:table-cell office:value-type="float" office:value="1.83619">
            <text:p>1.83619</text:p>
          </table:table-cell>
          <table:table-cell office:value-type="float" office:value="1.83681">
            <text:p>1.83681</text:p>
          </table:table-cell>
        </table:table-row>
        <table:table-row table:style-name="ro1">
          <table:table-cell office:value-type="float" office:value="1560.00928002582">
            <text:p>1560.0092800258</text:p>
          </table:table-cell>
          <table:table-cell office:value-type="float" office:value="1.83565">
            <text:p>1.83565</text:p>
          </table:table-cell>
          <table:table-cell office:value-type="float" office:value="1.83622">
            <text:p>1.83622</text:p>
          </table:table-cell>
          <table:table-cell office:value-type="float" office:value="1.83644">
            <text:p>1.83644</text:p>
          </table:table-cell>
          <table:table-cell office:value-type="float" office:value="1.83618">
            <text:p>1.83618</text:p>
          </table:table-cell>
          <table:table-cell office:value-type="float" office:value="1.83654">
            <text:p>1.83654</text:p>
          </table:table-cell>
        </table:table-row>
        <table:table-row table:style-name="ro1">
          <table:table-cell office:value-type="float" office:value="1580.01304002582">
            <text:p>1580.0130400258</text:p>
          </table:table-cell>
          <table:table-cell office:value-type="float" office:value="1.83625">
            <text:p>1.83625</text:p>
          </table:table-cell>
          <table:table-cell office:value-type="float" office:value="1.83629">
            <text:p>1.83629</text:p>
          </table:table-cell>
          <table:table-cell office:value-type="float" office:value="1.8363">
            <text:p>1.8363</text:p>
          </table:table-cell>
          <table:table-cell office:value-type="float" office:value="1.83614">
            <text:p>1.83614</text:p>
          </table:table-cell>
          <table:table-cell office:value-type="float" office:value="1.83597">
            <text:p>1.83597</text:p>
          </table:table-cell>
        </table:table-row>
        <table:table-row table:style-name="ro1">
          <table:table-cell office:value-type="float" office:value="1600.01531202582">
            <text:p>1600.0153120258</text:p>
          </table:table-cell>
          <table:table-cell office:value-type="float" office:value="1.83747">
            <text:p>1.83747</text:p>
          </table:table-cell>
          <table:table-cell office:value-type="float" office:value="1.83661">
            <text:p>1.83661</text:p>
          </table:table-cell>
          <table:table-cell office:value-type="float" office:value="1.83704">
            <text:p>1.83704</text:p>
          </table:table-cell>
          <table:table-cell office:value-type="float" office:value="1.83687">
            <text:p>1.83687</text:p>
          </table:table-cell>
          <table:table-cell office:value-type="float" office:value="1.83647">
            <text:p>1.83647</text:p>
          </table:table-cell>
        </table:table-row>
        <table:table-row table:style-name="ro1">
          <table:table-cell office:value-type="float" office:value="1620.01907202582">
            <text:p>1620.0190720258</text:p>
          </table:table-cell>
          <table:table-cell office:value-type="float" office:value="1.83642">
            <text:p>1.83642</text:p>
          </table:table-cell>
          <table:table-cell office:value-type="float" office:value="1.83655">
            <text:p>1.83655</text:p>
          </table:table-cell>
          <table:table-cell office:value-type="float" office:value="1.8363">
            <text:p>1.8363</text:p>
          </table:table-cell>
          <table:table-cell office:value-type="float" office:value="1.83646">
            <text:p>1.83646</text:p>
          </table:table-cell>
          <table:table-cell office:value-type="float" office:value="1.83624">
            <text:p>1.83624</text:p>
          </table:table-cell>
        </table:table-row>
        <table:table-row table:style-name="ro1">
          <table:table-cell office:value-type="float" office:value="1640.01404802582">
            <text:p>1640.0140480258</text:p>
          </table:table-cell>
          <table:table-cell office:value-type="float" office:value="1.83576">
            <text:p>1.83576</text:p>
          </table:table-cell>
          <table:table-cell office:value-type="float" office:value="1.83621">
            <text:p>1.83621</text:p>
          </table:table-cell>
          <table:table-cell office:value-type="float" office:value="1.83633">
            <text:p>1.83633</text:p>
          </table:table-cell>
          <table:table-cell office:value-type="float" office:value="1.83638">
            <text:p>1.83638</text:p>
          </table:table-cell>
          <table:table-cell office:value-type="float" office:value="1.8362">
            <text:p>1.8362</text:p>
          </table:table-cell>
        </table:table-row>
        <table:table-row table:style-name="ro1">
          <table:table-cell office:value-type="float" office:value="1660.01272002582">
            <text:p>1660.0127200258</text:p>
          </table:table-cell>
          <table:table-cell office:value-type="float" office:value="1.8349">
            <text:p>1.8349</text:p>
          </table:table-cell>
          <table:table-cell office:value-type="float" office:value="1.83531">
            <text:p>1.83531</text:p>
          </table:table-cell>
          <table:table-cell office:value-type="float" office:value="1.83528">
            <text:p>1.83528</text:p>
          </table:table-cell>
          <table:table-cell office:value-type="float" office:value="1.83567">
            <text:p>1.83567</text:p>
          </table:table-cell>
          <table:table-cell office:value-type="float" office:value="1.83593">
            <text:p>1.83593</text:p>
          </table:table-cell>
        </table:table-row>
        <table:table-row table:style-name="ro1">
          <table:table-cell office:value-type="float" office:value="1680.01152002582">
            <text:p>1680.0115200258</text:p>
          </table:table-cell>
          <table:table-cell office:value-type="float" office:value="1.83459">
            <text:p>1.83459</text:p>
          </table:table-cell>
          <table:table-cell office:value-type="float" office:value="1.83464">
            <text:p>1.83464</text:p>
          </table:table-cell>
          <table:table-cell office:value-type="float" office:value="1.83542">
            <text:p>1.83542</text:p>
          </table:table-cell>
          <table:table-cell office:value-type="float" office:value="1.83558">
            <text:p>1.83558</text:p>
          </table:table-cell>
          <table:table-cell office:value-type="float" office:value="1.83573">
            <text:p>1.83573</text:p>
          </table:table-cell>
        </table:table-row>
        <table:table-row table:style-name="ro1">
          <table:table-cell office:value-type="float" office:value="1700.01016002582">
            <text:p>1700.0101600258</text:p>
          </table:table-cell>
          <table:table-cell office:value-type="float" office:value="1.83312">
            <text:p>1.83312</text:p>
          </table:table-cell>
          <table:table-cell office:value-type="float" office:value="1.83479">
            <text:p>1.83479</text:p>
          </table:table-cell>
          <table:table-cell office:value-type="float" office:value="1.83528">
            <text:p>1.83528</text:p>
          </table:table-cell>
          <table:table-cell office:value-type="float" office:value="1.83515">
            <text:p>1.83515</text:p>
          </table:table-cell>
          <table:table-cell office:value-type="float" office:value="1.83573">
            <text:p>1.83573</text:p>
          </table:table-cell>
        </table:table-row>
        <table:table-row table:style-name="ro1">
          <table:table-cell office:value-type="float" office:value="1720.01184002582">
            <text:p>1720.0118400258</text:p>
          </table:table-cell>
          <table:table-cell office:value-type="float" office:value="1.83371">
            <text:p>1.83371</text:p>
          </table:table-cell>
          <table:table-cell office:value-type="float" office:value="1.83473">
            <text:p>1.83473</text:p>
          </table:table-cell>
          <table:table-cell office:value-type="float" office:value="1.83506">
            <text:p>1.83506</text:p>
          </table:table-cell>
          <table:table-cell office:value-type="float" office:value="1.83536">
            <text:p>1.83536</text:p>
          </table:table-cell>
          <table:table-cell office:value-type="float" office:value="1.83543">
            <text:p>1.83543</text:p>
          </table:table-cell>
        </table:table-row>
        <table:table-row table:style-name="ro1">
          <table:table-cell office:value-type="float" office:value="1740.01144002582">
            <text:p>1740.0114400258</text:p>
          </table:table-cell>
          <table:table-cell office:value-type="float" office:value="1.83379">
            <text:p>1.83379</text:p>
          </table:table-cell>
          <table:table-cell office:value-type="float" office:value="1.83359">
            <text:p>1.83359</text:p>
          </table:table-cell>
          <table:table-cell office:value-type="float" office:value="1.83477">
            <text:p>1.83477</text:p>
          </table:table-cell>
          <table:table-cell office:value-type="float" office:value="1.8352">
            <text:p>1.8352</text:p>
          </table:table-cell>
          <table:table-cell office:value-type="float" office:value="1.83548">
            <text:p>1.83548</text:p>
          </table:table-cell>
        </table:table-row>
        <table:table-row table:style-name="ro1">
          <table:table-cell office:value-type="float" office:value="1760.01152002582">
            <text:p>1760.0115200258</text:p>
          </table:table-cell>
          <table:table-cell office:value-type="float" office:value="1.83439">
            <text:p>1.83439</text:p>
          </table:table-cell>
          <table:table-cell office:value-type="float" office:value="1.83387">
            <text:p>1.83387</text:p>
          </table:table-cell>
          <table:table-cell office:value-type="float" office:value="1.83465">
            <text:p>1.83465</text:p>
          </table:table-cell>
          <table:table-cell office:value-type="float" office:value="1.83493">
            <text:p>1.83493</text:p>
          </table:table-cell>
          <table:table-cell office:value-type="float" office:value="1.83498">
            <text:p>1.83498</text:p>
          </table:table-cell>
        </table:table-row>
        <table:table-row table:style-name="ro1">
          <table:table-cell office:value-type="float" office:value="1780.01555202582">
            <text:p>1780.0155520258</text:p>
          </table:table-cell>
          <table:table-cell office:value-type="float" office:value="1.8352">
            <text:p>1.8352</text:p>
          </table:table-cell>
          <table:table-cell office:value-type="float" office:value="1.83424">
            <text:p>1.83424</text:p>
          </table:table-cell>
          <table:table-cell office:value-type="float" office:value="1.83489">
            <text:p>1.83489</text:p>
          </table:table-cell>
          <table:table-cell office:value-type="float" office:value="1.83487">
            <text:p>1.83487</text:p>
          </table:table-cell>
          <table:table-cell office:value-type="float" office:value="1.83534">
            <text:p>1.83534</text:p>
          </table:table-cell>
        </table:table-row>
        <table:table-row table:style-name="ro1">
          <table:table-cell office:value-type="float" office:value="1800.01176002582">
            <text:p>1800.0117600258</text:p>
          </table:table-cell>
          <table:table-cell office:value-type="float" office:value="1.83596">
            <text:p>1.83596</text:p>
          </table:table-cell>
          <table:table-cell office:value-type="float" office:value="1.83554">
            <text:p>1.83554</text:p>
          </table:table-cell>
          <table:table-cell office:value-type="float" office:value="1.83453">
            <text:p>1.83453</text:p>
          </table:table-cell>
          <table:table-cell office:value-type="float" office:value="1.83527">
            <text:p>1.83527</text:p>
          </table:table-cell>
          <table:table-cell office:value-type="float" office:value="1.83551">
            <text:p>1.83551</text:p>
          </table:table-cell>
        </table:table-row>
        <table:table-row table:style-name="ro1">
          <table:table-cell office:value-type="float" office:value="1820.01660802582">
            <text:p>1820.0166080258</text:p>
          </table:table-cell>
          <table:table-cell office:value-type="float" office:value="1.83582">
            <text:p>1.83582</text:p>
          </table:table-cell>
          <table:table-cell office:value-type="float" office:value="1.83561">
            <text:p>1.83561</text:p>
          </table:table-cell>
          <table:table-cell office:value-type="float" office:value="1.83477">
            <text:p>1.83477</text:p>
          </table:table-cell>
          <table:table-cell office:value-type="float" office:value="1.83519">
            <text:p>1.83519</text:p>
          </table:table-cell>
          <table:table-cell office:value-type="float" office:value="1.83532">
            <text:p>1.83532</text:p>
          </table:table-cell>
        </table:table-row>
        <table:table-row table:style-name="ro1">
          <table:table-cell office:value-type="float" office:value="1840.04998411774">
            <text:p>1840.0499841177</text:p>
          </table:table-cell>
          <table:table-cell office:value-type="float" office:value="1.83584">
            <text:p>1.83584</text:p>
          </table:table-cell>
          <table:table-cell office:value-type="float" office:value="1.83554">
            <text:p>1.83554</text:p>
          </table:table-cell>
          <table:table-cell office:value-type="float" office:value="1.83482">
            <text:p>1.83482</text:p>
          </table:table-cell>
          <table:table-cell office:value-type="float" office:value="1.83453">
            <text:p>1.83453</text:p>
          </table:table-cell>
          <table:table-cell office:value-type="float" office:value="1.83513">
            <text:p>1.83513</text:p>
          </table:table-cell>
        </table:table-row>
        <table:table-row table:style-name="ro1">
          <table:table-cell office:value-type="float" office:value="1860.00860802582">
            <text:p>1860.0086080258</text:p>
          </table:table-cell>
          <table:table-cell office:value-type="float" office:value="1.83637">
            <text:p>1.83637</text:p>
          </table:table-cell>
          <table:table-cell office:value-type="float" office:value="1.83577">
            <text:p>1.83577</text:p>
          </table:table-cell>
          <table:table-cell office:value-type="float" office:value="1.83538">
            <text:p>1.83538</text:p>
          </table:table-cell>
          <table:table-cell office:value-type="float" office:value="1.83491">
            <text:p>1.83491</text:p>
          </table:table-cell>
          <table:table-cell office:value-type="float" office:value="1.83522">
            <text:p>1.83522</text:p>
          </table:table-cell>
        </table:table-row>
        <table:table-row table:style-name="ro1">
          <table:table-cell office:value-type="float" office:value="1880.01148802582">
            <text:p>1880.0114880258</text:p>
          </table:table-cell>
          <table:table-cell office:value-type="float" office:value="1.83549">
            <text:p>1.83549</text:p>
          </table:table-cell>
          <table:table-cell office:value-type="float" office:value="1.83545">
            <text:p>1.83545</text:p>
          </table:table-cell>
          <table:table-cell office:value-type="float" office:value="1.83534">
            <text:p>1.83534</text:p>
          </table:table-cell>
          <table:table-cell office:value-type="float" office:value="1.83476">
            <text:p>1.83476</text:p>
          </table:table-cell>
          <table:table-cell office:value-type="float" office:value="1.83509">
            <text:p>1.83509</text:p>
          </table:table-cell>
        </table:table-row>
        <table:table-row table:style-name="ro1">
          <table:table-cell office:value-type="float" office:value="1900.00860802582">
            <text:p>1900.0086080258</text:p>
          </table:table-cell>
          <table:table-cell office:value-type="float" office:value="1.83474">
            <text:p>1.83474</text:p>
          </table:table-cell>
          <table:table-cell office:value-type="float" office:value="1.83579">
            <text:p>1.83579</text:p>
          </table:table-cell>
          <table:table-cell office:value-type="float" office:value="1.83535">
            <text:p>1.83535</text:p>
          </table:table-cell>
          <table:table-cell office:value-type="float" office:value="1.83521">
            <text:p>1.83521</text:p>
          </table:table-cell>
          <table:table-cell office:value-type="float" office:value="1.8346">
            <text:p>1.8346</text:p>
          </table:table-cell>
        </table:table-row>
        <table:table-row table:style-name="ro1">
          <table:table-cell office:value-type="float" office:value="1920.00928002582">
            <text:p>1920.0092800258</text:p>
          </table:table-cell>
          <table:table-cell office:value-type="float" office:value="1.83523">
            <text:p>1.83523</text:p>
          </table:table-cell>
          <table:table-cell office:value-type="float" office:value="1.83563">
            <text:p>1.83563</text:p>
          </table:table-cell>
          <table:table-cell office:value-type="float" office:value="1.83553">
            <text:p>1.83553</text:p>
          </table:table-cell>
          <table:table-cell office:value-type="float" office:value="1.83545">
            <text:p>1.83545</text:p>
          </table:table-cell>
          <table:table-cell office:value-type="float" office:value="1.83492">
            <text:p>1.83492</text:p>
          </table:table-cell>
        </table:table-row>
        <table:table-row table:style-name="ro1">
          <table:table-cell office:value-type="float" office:value="1940.01208002183">
            <text:p>1940.0120800218</text:p>
          </table:table-cell>
          <table:table-cell office:value-type="float" office:value="4.1541">
            <text:p>4.1541</text:p>
          </table:table-cell>
          <table:table-cell office:value-type="float" office:value="4.15337">
            <text:p>4.15337</text:p>
          </table:table-cell>
          <table:table-cell office:value-type="float" office:value="4.15354">
            <text:p>4.15354</text:p>
          </table:table-cell>
          <table:table-cell office:value-type="float" office:value="4.15326">
            <text:p>4.15326</text:p>
          </table:table-cell>
          <table:table-cell office:value-type="float" office:value="4.15263">
            <text:p>4.15263</text:p>
          </table:table-cell>
        </table:table-row>
        <table:table-row table:style-name="ro1">
          <table:table-cell office:value-type="float" office:value="1960.01112002184">
            <text:p>1960.0111200218</text:p>
          </table:table-cell>
          <table:table-cell office:value-type="float" office:value="4.15311">
            <text:p>4.15311</text:p>
          </table:table-cell>
          <table:table-cell office:value-type="float" office:value="4.153">
            <text:p>4.153</text:p>
          </table:table-cell>
          <table:table-cell office:value-type="float" office:value="4.15332">
            <text:p>4.15332</text:p>
          </table:table-cell>
          <table:table-cell office:value-type="float" office:value="4.15298">
            <text:p>4.15298</text:p>
          </table:table-cell>
          <table:table-cell office:value-type="float" office:value="4.1527">
            <text:p>4.1527</text:p>
          </table:table-cell>
        </table:table-row>
        <table:table-row table:style-name="ro1">
          <table:table-cell office:value-type="float" office:value="1980.00700802184">
            <text:p>1980.0070080218</text:p>
          </table:table-cell>
          <table:table-cell office:value-type="float" office:value="4.15538">
            <text:p>4.15538</text:p>
          </table:table-cell>
          <table:table-cell office:value-type="float" office:value="4.15428">
            <text:p>4.15428</text:p>
          </table:table-cell>
          <table:table-cell office:value-type="float" office:value="4.15399">
            <text:p>4.15399</text:p>
          </table:table-cell>
          <table:table-cell office:value-type="float" office:value="4.15374">
            <text:p>4.15374</text:p>
          </table:table-cell>
          <table:table-cell office:value-type="float" office:value="4.15343">
            <text:p>4.15343</text:p>
          </table:table-cell>
        </table:table-row>
        <table:table-row table:style-name="ro1">
          <table:table-cell office:value-type="float" office:value="2000.01024002981">
            <text:p>2000.0102400298</text:p>
          </table:table-cell>
          <table:table-cell office:value-type="float" office:value="5.53934">
            <text:p>5.53934</text:p>
          </table:table-cell>
          <table:table-cell office:value-type="float" office:value="5.54248">
            <text:p>5.54248</text:p>
          </table:table-cell>
          <table:table-cell office:value-type="float" office:value="5.54436">
            <text:p>5.54436</text:p>
          </table:table-cell>
          <table:table-cell office:value-type="float" office:value="5.54372">
            <text:p>5.54372</text:p>
          </table:table-cell>
          <table:table-cell office:value-type="float" office:value="5.54506">
            <text:p>5.54506</text:p>
          </table:table-cell>
        </table:table-row>
        <table:table-row table:style-name="ro1">
          <table:table-cell office:value-type="float" office:value="2020.04347210311">
            <text:p>2020.0434721031</text:p>
          </table:table-cell>
          <table:table-cell office:value-type="float" office:value="7.78176">
            <text:p>7.78176</text:p>
          </table:table-cell>
          <table:table-cell office:value-type="float" office:value="8.22641">
            <text:p>8.22641</text:p>
          </table:table-cell>
          <table:table-cell office:value-type="float" office:value="8.56278">
            <text:p>8.56278</text:p>
          </table:table-cell>
          <table:table-cell office:value-type="float" office:value="8.69299">
            <text:p>8.69299</text:p>
          </table:table-cell>
          <table:table-cell office:value-type="float" office:value="8.8242">
            <text:p>8.8242</text:p>
          </table:table-cell>
        </table:table-row>
        <table:table-row table:style-name="ro1">
          <table:table-cell office:value-type="float" office:value="2060.0416641381">
            <text:p>2060.0416641381</text:p>
          </table:table-cell>
          <table:table-cell office:value-type="float" office:value="5.85917">
            <text:p>5.85917</text:p>
          </table:table-cell>
          <table:table-cell office:value-type="float" office:value="6.8492">
            <text:p>6.8492</text:p>
          </table:table-cell>
          <table:table-cell office:value-type="float" office:value="7.59855">
            <text:p>7.59855</text:p>
          </table:table-cell>
          <table:table-cell office:value-type="float" office:value="7.89057">
            <text:p>7.89057</text:p>
          </table:table-cell>
          <table:table-cell office:value-type="float" office:value="8.18142">
            <text:p>8.18142</text:p>
          </table:table-cell>
        </table:table-row>
        <table:table-row table:style-name="ro1">
          <table:table-cell office:value-type="float" office:value="2080.03379210634">
            <text:p>2080.0337921063</text:p>
          </table:table-cell>
          <table:table-cell office:value-type="float" office:value="3.93449">
            <text:p>3.93449</text:p>
          </table:table-cell>
          <table:table-cell office:value-type="float" office:value="5.47557">
            <text:p>5.47557</text:p>
          </table:table-cell>
          <table:table-cell office:value-type="float" office:value="6.63699">
            <text:p>6.63699</text:p>
          </table:table-cell>
          <table:table-cell office:value-type="float" office:value="7.08876">
            <text:p>7.08876</text:p>
          </table:table-cell>
          <table:table-cell office:value-type="float" office:value="7.53996">
            <text:p>7.53996</text:p>
          </table:table-cell>
        </table:table-row>
        <table:table-row table:style-name="ro1">
          <table:table-cell office:value-type="float" office:value="2100.01497603782">
            <text:p>2100.0149760378</text:p>
          </table:table-cell>
          <table:table-cell office:value-type="float" office:value="2.02125">
            <text:p>2.02125</text:p>
          </table:table-cell>
          <table:table-cell office:value-type="float" office:value="4.10637">
            <text:p>4.10637</text:p>
          </table:table-cell>
          <table:table-cell office:value-type="float" office:value="5.67544">
            <text:p>5.67544</text:p>
          </table:table-cell>
          <table:table-cell office:value-type="float" office:value="6.28812">
            <text:p>6.28812</text:p>
          </table:table-cell>
          <table:table-cell office:value-type="float" office:value="6.89994">
            <text:p>6.89994</text:p>
          </table:table-cell>
        </table:table-row>
        <table:table-row table:style-name="ro1">
          <table:table-cell office:value-type="float" office:value="2120.02004803782">
            <text:p>2120.0200480378</text:p>
          </table:table-cell>
          <table:table-cell office:value-type="float" office:value="0.2044">
            <text:p>0.2044</text:p>
          </table:table-cell>
          <table:table-cell office:value-type="float" office:value="2.72649">
            <text:p>2.72649</text:p>
          </table:table-cell>
          <table:table-cell office:value-type="float" office:value="4.71081">
            <text:p>4.71081</text:p>
          </table:table-cell>
          <table:table-cell office:value-type="float" office:value="5.48438">
            <text:p>5.48438</text:p>
          </table:table-cell>
          <table:table-cell office:value-type="float" office:value="6.25769">
            <text:p>6.25769</text:p>
          </table:table-cell>
        </table:table-row>
        <table:table-row table:style-name="ro1">
          <table:table-cell office:value-type="float" office:value="2140.01617603782">
            <text:p>2140.0161760378</text:p>
          </table:table-cell>
          <table:table-cell office:value-type="float" office:value="0.427863">
            <text:p>0.427863</text:p>
          </table:table-cell>
          <table:table-cell office:value-type="float" office:value="1.35589">
            <text:p>1.35589</text:p>
          </table:table-cell>
          <table:table-cell office:value-type="float" office:value="3.74911">
            <text:p>3.74911</text:p>
          </table:table-cell>
          <table:table-cell office:value-type="float" office:value="4.68222">
            <text:p>4.68222</text:p>
          </table:table-cell>
          <table:table-cell office:value-type="float" office:value="5.6162">
            <text:p>5.6162</text:p>
          </table:table-cell>
        </table:table-row>
        <table:table-row table:style-name="ro1">
          <table:table-cell office:value-type="float" office:value="2160.01585603782">
            <text:p>2160.0158560378</text:p>
          </table:table-cell>
          <table:table-cell office:value-type="float" office:value="0.428219">
            <text:p>0.428219</text:p>
          </table:table-cell>
          <table:table-cell office:value-type="float" office:value="0.0481602">
            <text:p>0.0481602</text:p>
          </table:table-cell>
          <table:table-cell office:value-type="float" office:value="2.78693">
            <text:p>2.78693</text:p>
          </table:table-cell>
          <table:table-cell office:value-type="float" office:value="3.87855">
            <text:p>3.87855</text:p>
          </table:table-cell>
          <table:table-cell office:value-type="float" office:value="4.97319">
            <text:p>4.97319</text:p>
          </table:table-cell>
        </table:table-row>
        <table:table-row table:style-name="ro1">
          <table:table-cell office:value-type="float" office:value="2180.01553603782">
            <text:p>2180.0155360378</text:p>
          </table:table-cell>
          <table:table-cell office:value-type="float" office:value="0.382787">
            <text:p>0.382787</text:p>
          </table:table-cell>
          <table:table-cell office:value-type="float" office:value="0.394448">
            <text:p>0.394448</text:p>
          </table:table-cell>
          <table:table-cell office:value-type="float" office:value="1.82789">
            <text:p>1.82789</text:p>
          </table:table-cell>
          <table:table-cell office:value-type="float" office:value="3.08055">
            <text:p>3.08055</text:p>
          </table:table-cell>
          <table:table-cell office:value-type="float" office:value="4.33476">
            <text:p>4.33476</text:p>
          </table:table-cell>
        </table:table-row>
        <table:table-row table:style-name="ro1">
          <table:table-cell office:value-type="float" office:value="2200.01521603782">
            <text:p>2200.0152160378</text:p>
          </table:table-cell>
          <table:table-cell office:value-type="float" office:value="0.381829">
            <text:p>0.381829</text:p>
          </table:table-cell>
          <table:table-cell office:value-type="float" office:value="0.396406">
            <text:p>0.396406</text:p>
          </table:table-cell>
          <table:table-cell office:value-type="float" office:value="0.868726">
            <text:p>0.868726</text:p>
          </table:table-cell>
          <table:table-cell office:value-type="float" office:value="2.28124">
            <text:p>2.28124</text:p>
          </table:table-cell>
          <table:table-cell office:value-type="float" office:value="3.69319">
            <text:p>3.69319</text:p>
          </table:table-cell>
        </table:table-row>
        <table:table-row table:style-name="ro1">
          <table:table-cell office:value-type="float" office:value="2220.01590403782">
            <text:p>2220.0159040378</text:p>
          </table:table-cell>
          <table:table-cell office:value-type="float" office:value="0.386078">
            <text:p>0.386078</text:p>
          </table:table-cell>
          <table:table-cell office:value-type="float" office:value="0.398535">
            <text:p>0.398535</text:p>
          </table:table-cell>
          <table:table-cell office:value-type="float" office:value="0.102201">
            <text:p>0.102201</text:p>
          </table:table-cell>
          <table:table-cell office:value-type="float" office:value="1.48108">
            <text:p>1.48108</text:p>
          </table:table-cell>
          <table:table-cell office:value-type="float" office:value="3.05368">
            <text:p>3.05368</text:p>
          </table:table-cell>
        </table:table-row>
        <table:table-row table:style-name="ro1">
          <table:table-cell office:value-type="float" office:value="2240.01881603782">
            <text:p>2240.0188160378</text:p>
          </table:table-cell>
          <table:table-cell office:value-type="float" office:value="0.385592">
            <text:p>0.385592</text:p>
          </table:table-cell>
          <table:table-cell office:value-type="float" office:value="0.396874">
            <text:p>0.396874</text:p>
          </table:table-cell>
          <table:table-cell office:value-type="float" office:value="0.4065">
            <text:p>0.4065</text:p>
          </table:table-cell>
          <table:table-cell office:value-type="float" office:value="0.682642">
            <text:p>0.682642</text:p>
          </table:table-cell>
          <table:table-cell office:value-type="float" office:value="2.41167">
            <text:p>2.41167</text:p>
          </table:table-cell>
        </table:table-row>
        <table:table-row table:style-name="ro1">
          <table:table-cell office:value-type="float" office:value="2260.01593603782">
            <text:p>2260.0159360378</text:p>
          </table:table-cell>
          <table:table-cell office:value-type="float" office:value="0.353381">
            <text:p>0.353381</text:p>
          </table:table-cell>
          <table:table-cell office:value-type="float" office:value="0.373432">
            <text:p>0.373432</text:p>
          </table:table-cell>
          <table:table-cell office:value-type="float" office:value="0.389884">
            <text:p>0.389884</text:p>
          </table:table-cell>
          <table:table-cell office:value-type="float" office:value="0.142767">
            <text:p>0.142767</text:p>
          </table:table-cell>
          <table:table-cell office:value-type="float" office:value="1.77211">
            <text:p>1.77211</text:p>
          </table:table-cell>
        </table:table-row>
        <table:table-row table:style-name="ro1">
          <table:table-cell office:value-type="float" office:value="2280.01745603782">
            <text:p>2280.0174560378</text:p>
          </table:table-cell>
          <table:table-cell office:value-type="float" office:value="0.344456">
            <text:p>0.344456</text:p>
          </table:table-cell>
          <table:table-cell office:value-type="float" office:value="0.336749">
            <text:p>0.336749</text:p>
          </table:table-cell>
          <table:table-cell office:value-type="float" office:value="0.363496">
            <text:p>0.363496</text:p>
          </table:table-cell>
          <table:table-cell office:value-type="float" office:value="0.373384">
            <text:p>0.373384</text:p>
          </table:table-cell>
          <table:table-cell office:value-type="float" office:value="1.13626">
            <text:p>1.13626</text:p>
          </table:table-cell>
        </table:table-row>
        <table:table-row table:style-name="ro1">
          <table:table-cell office:value-type="float" office:value="2300.02486403782">
            <text:p>2300.0248640378</text:p>
          </table:table-cell>
          <table:table-cell office:value-type="float" office:value="0.344096">
            <text:p>0.344096</text:p>
          </table:table-cell>
          <table:table-cell office:value-type="float" office:value="0.337425">
            <text:p>0.337425</text:p>
          </table:table-cell>
          <table:table-cell office:value-type="float" office:value="0.362891">
            <text:p>0.362891</text:p>
          </table:table-cell>
          <table:table-cell office:value-type="float" office:value="0.374273">
            <text:p>0.374273</text:p>
          </table:table-cell>
          <table:table-cell office:value-type="float" office:value="0.50261">
            <text:p>0.50261</text:p>
          </table:table-cell>
        </table:table-row>
        <table:table-row table:style-name="ro1">
          <table:table-cell office:value-type="float" office:value="2320.01841603782">
            <text:p>2320.0184160378</text:p>
          </table:table-cell>
          <table:table-cell office:value-type="float" office:value="0.302022">
            <text:p>0.302022</text:p>
          </table:table-cell>
          <table:table-cell office:value-type="float" office:value="0.337185">
            <text:p>0.337185</text:p>
          </table:table-cell>
          <table:table-cell office:value-type="float" office:value="0.341938">
            <text:p>0.341938</text:p>
          </table:table-cell>
          <table:table-cell office:value-type="float" office:value="0.355993">
            <text:p>0.355993</text:p>
          </table:table-cell>
          <table:table-cell office:value-type="float" office:value="0.168555">
            <text:p>0.168555</text:p>
          </table:table-cell>
        </table:table-row>
        <table:table-row table:style-name="ro1">
          <table:table-cell office:value-type="float" office:value="2340.01529603782">
            <text:p>2340.0152960378</text:p>
          </table:table-cell>
          <table:table-cell office:value-type="float" office:value="0.277503">
            <text:p>0.277503</text:p>
          </table:table-cell>
          <table:table-cell office:value-type="float" office:value="0.316553">
            <text:p>0.316553</text:p>
          </table:table-cell>
          <table:table-cell office:value-type="float" office:value="0.327551">
            <text:p>0.327551</text:p>
          </table:table-cell>
          <table:table-cell office:value-type="float" office:value="0.343019">
            <text:p>0.343019</text:p>
          </table:table-cell>
          <table:table-cell office:value-type="float" office:value="0.359288">
            <text:p>0.359288</text:p>
          </table:table-cell>
        </table:table-row>
        <table:table-row table:style-name="ro1">
          <table:table-cell office:value-type="float" office:value="2360.01457603782">
            <text:p>2360.0145760378</text:p>
          </table:table-cell>
          <table:table-cell office:value-type="float" office:value="0.303218">
            <text:p>0.303218</text:p>
          </table:table-cell>
          <table:table-cell office:value-type="float" office:value="0.315809">
            <text:p>0.315809</text:p>
          </table:table-cell>
          <table:table-cell office:value-type="float" office:value="0.327746">
            <text:p>0.327746</text:p>
          </table:table-cell>
          <table:table-cell office:value-type="float" office:value="0.343235">
            <text:p>0.343235</text:p>
          </table:table-cell>
          <table:table-cell office:value-type="float" office:value="0.359657">
            <text:p>0.359657</text:p>
          </table:table-cell>
        </table:table-row>
        <table:table-row table:style-name="ro1">
          <table:table-cell office:value-type="float" office:value="2380.01561603782">
            <text:p>2380.0156160378</text:p>
          </table:table-cell>
          <table:table-cell office:value-type="float" office:value="0.174075">
            <text:p>0.174075</text:p>
          </table:table-cell>
          <table:table-cell office:value-type="float" office:value="0.106078">
            <text:p>0.106078</text:p>
          </table:table-cell>
          <table:table-cell office:value-type="float" office:value="0.18545">
            <text:p>0.18545</text:p>
          </table:table-cell>
          <table:table-cell office:value-type="float" office:value="0.200349">
            <text:p>0.200349</text:p>
          </table:table-cell>
          <table:table-cell office:value-type="float" office:value="0.245354">
            <text:p>0.245354</text:p>
          </table:table-cell>
        </table:table-row>
        <table:table-row table:style-name="ro1">
          <table:table-cell office:value-type="float" office:value="2400.01465603782">
            <text:p>2400.0146560378</text:p>
          </table:table-cell>
          <table:table-cell office:value-type="float" office:value="0.171573">
            <text:p>0.171573</text:p>
          </table:table-cell>
          <table:table-cell office:value-type="float" office:value="0.139476">
            <text:p>0.139476</text:p>
          </table:table-cell>
          <table:table-cell office:value-type="float" office:value="0.184601">
            <text:p>0.184601</text:p>
          </table:table-cell>
          <table:table-cell office:value-type="float" office:value="0.201707">
            <text:p>0.201707</text:p>
          </table:table-cell>
          <table:table-cell office:value-type="float" office:value="0.244287">
            <text:p>0.244287</text:p>
          </table:table-cell>
        </table:table-row>
        <table:table-row table:style-name="ro1">
          <table:table-cell office:value-type="float" office:value="2420.01649603782">
            <text:p>2420.0164960378</text:p>
          </table:table-cell>
          <table:table-cell office:value-type="float" office:value="0.203127">
            <text:p>0.203127</text:p>
          </table:table-cell>
          <table:table-cell office:value-type="float" office:value="0.177398">
            <text:p>0.177398</text:p>
          </table:table-cell>
          <table:table-cell office:value-type="float" office:value="0.181124">
            <text:p>0.181124</text:p>
          </table:table-cell>
          <table:table-cell office:value-type="float" office:value="0.222899">
            <text:p>0.222899</text:p>
          </table:table-cell>
          <table:table-cell office:value-type="float" office:value="0.245148">
            <text:p>0.245148</text:p>
          </table:table-cell>
        </table:table-row>
        <table:table-row table:style-name="ro1">
          <table:table-cell office:value-type="float" office:value="2440.01745603782">
            <text:p>2440.0174560378</text:p>
          </table:table-cell>
          <table:table-cell office:value-type="float" office:value="0.24043">
            <text:p>0.24043</text:p>
          </table:table-cell>
          <table:table-cell office:value-type="float" office:value="0.176473">
            <text:p>0.176473</text:p>
          </table:table-cell>
          <table:table-cell office:value-type="float" office:value="0.1825">
            <text:p>0.1825</text:p>
          </table:table-cell>
          <table:table-cell office:value-type="float" office:value="0.222537">
            <text:p>0.222537</text:p>
          </table:table-cell>
          <table:table-cell office:value-type="float" office:value="0.245115">
            <text:p>0.245115</text:p>
          </table:table-cell>
        </table:table-row>
        <table:table-row table:style-name="ro1">
          <table:table-cell office:value-type="float" office:value="2460.01625603782">
            <text:p>2460.0162560378</text:p>
          </table:table-cell>
          <table:table-cell office:value-type="float" office:value="0.234699">
            <text:p>0.234699</text:p>
          </table:table-cell>
          <table:table-cell office:value-type="float" office:value="0.207701">
            <text:p>0.207701</text:p>
          </table:table-cell>
          <table:table-cell office:value-type="float" office:value="0.202146">
            <text:p>0.202146</text:p>
          </table:table-cell>
          <table:table-cell office:value-type="float" office:value="0.218338">
            <text:p>0.218338</text:p>
          </table:table-cell>
          <table:table-cell office:value-type="float" office:value="0.244801">
            <text:p>0.244801</text:p>
          </table:table-cell>
        </table:table-row>
        <table:table-row table:style-name="ro1">
          <table:table-cell office:value-type="float" office:value="2480.01401603782">
            <text:p>2480.0140160378</text:p>
          </table:table-cell>
          <table:table-cell office:value-type="float" office:value="0.427157">
            <text:p>0.427157</text:p>
          </table:table-cell>
          <table:table-cell office:value-type="float" office:value="0.23923">
            <text:p>0.23923</text:p>
          </table:table-cell>
          <table:table-cell office:value-type="float" office:value="0.232121">
            <text:p>0.232121</text:p>
          </table:table-cell>
          <table:table-cell office:value-type="float" office:value="0.219107">
            <text:p>0.219107</text:p>
          </table:table-cell>
          <table:table-cell office:value-type="float" office:value="0.261441">
            <text:p>0.261441</text:p>
          </table:table-cell>
        </table:table-row>
        <table:table-row table:style-name="ro1">
          <table:table-cell office:value-type="float" office:value="2500.01489603782">
            <text:p>2500.0148960378</text:p>
          </table:table-cell>
          <table:table-cell office:value-type="float" office:value="0.428797">
            <text:p>0.428797</text:p>
          </table:table-cell>
          <table:table-cell office:value-type="float" office:value="0.24535">
            <text:p>0.24535</text:p>
          </table:table-cell>
          <table:table-cell office:value-type="float" office:value="0.233206">
            <text:p>0.233206</text:p>
          </table:table-cell>
          <table:table-cell office:value-type="float" office:value="0.238255">
            <text:p>0.238255</text:p>
          </table:table-cell>
          <table:table-cell office:value-type="float" office:value="0.261862">
            <text:p>0.261862</text:p>
          </table:table-cell>
        </table:table-row>
        <table:table-row table:style-name="ro1">
          <table:table-cell office:value-type="float" office:value="2520.01497603782">
            <text:p>2520.0149760378</text:p>
          </table:table-cell>
          <table:table-cell office:value-type="float" office:value="0.426705">
            <text:p>0.426705</text:p>
          </table:table-cell>
          <table:table-cell office:value-type="float" office:value="0.427319">
            <text:p>0.427319</text:p>
          </table:table-cell>
          <table:table-cell office:value-type="float" office:value="0.256843">
            <text:p>0.256843</text:p>
          </table:table-cell>
          <table:table-cell office:value-type="float" office:value="0.260858">
            <text:p>0.260858</text:p>
          </table:table-cell>
          <table:table-cell office:value-type="float" office:value="0.259017">
            <text:p>0.259017</text:p>
          </table:table-cell>
        </table:table-row>
        <table:table-row table:style-name="ro1">
          <table:table-cell office:value-type="float" office:value="2540.01625603782">
            <text:p>2540.0162560378</text:p>
          </table:table-cell>
          <table:table-cell office:value-type="float" office:value="0.425189">
            <text:p>0.425189</text:p>
          </table:table-cell>
          <table:table-cell office:value-type="float" office:value="0.426505">
            <text:p>0.426505</text:p>
          </table:table-cell>
          <table:table-cell office:value-type="float" office:value="0.276297">
            <text:p>0.276297</text:p>
          </table:table-cell>
          <table:table-cell office:value-type="float" office:value="0.259421">
            <text:p>0.259421</text:p>
          </table:table-cell>
          <table:table-cell office:value-type="float" office:value="0.25882">
            <text:p>0.25882</text:p>
          </table:table-cell>
        </table:table-row>
        <table:table-row table:style-name="ro1">
          <table:table-cell office:value-type="float" office:value="2560.01369603782">
            <text:p>2560.0136960378</text:p>
          </table:table-cell>
          <table:table-cell office:value-type="float" office:value="0.39281">
            <text:p>0.39281</text:p>
          </table:table-cell>
          <table:table-cell office:value-type="float" office:value="0.401811">
            <text:p>0.401811</text:p>
          </table:table-cell>
          <table:table-cell office:value-type="float" office:value="0.255455">
            <text:p>0.255455</text:p>
          </table:table-cell>
          <table:table-cell office:value-type="float" office:value="0.263415">
            <text:p>0.263415</text:p>
          </table:table-cell>
          <table:table-cell office:value-type="float" office:value="0.259112">
            <text:p>0.259112</text:p>
          </table:table-cell>
        </table:table-row>
        <table:table-row table:style-name="ro1">
          <table:table-cell office:value-type="float" office:value="2580.01617603782">
            <text:p>2580.0161760378</text:p>
          </table:table-cell>
          <table:table-cell office:value-type="float" office:value="0.391797">
            <text:p>0.391797</text:p>
          </table:table-cell>
          <table:table-cell office:value-type="float" office:value="0.400772">
            <text:p>0.400772</text:p>
          </table:table-cell>
          <table:table-cell office:value-type="float" office:value="0.409067">
            <text:p>0.409067</text:p>
          </table:table-cell>
          <table:table-cell office:value-type="float" office:value="0.278531">
            <text:p>0.278531</text:p>
          </table:table-cell>
          <table:table-cell office:value-type="float" office:value="0.277432">
            <text:p>0.277432</text:p>
          </table:table-cell>
        </table:table-row>
        <table:table-row table:style-name="ro1">
          <table:table-cell office:value-type="float" office:value="2600.01942403782">
            <text:p>2600.0194240378</text:p>
          </table:table-cell>
          <table:table-cell office:value-type="float" office:value="0.390617">
            <text:p>0.390617</text:p>
          </table:table-cell>
          <table:table-cell office:value-type="float" office:value="0.401747">
            <text:p>0.401747</text:p>
          </table:table-cell>
          <table:table-cell office:value-type="float" office:value="0.408933">
            <text:p>0.408933</text:p>
          </table:table-cell>
          <table:table-cell office:value-type="float" office:value="0.279003">
            <text:p>0.279003</text:p>
          </table:table-cell>
          <table:table-cell office:value-type="float" office:value="0.276878">
            <text:p>0.276878</text:p>
          </table:table-cell>
        </table:table-row>
        <table:table-row table:style-name="ro1">
          <table:table-cell office:value-type="float" office:value="2620.01561603782">
            <text:p>2620.0156160378</text:p>
          </table:table-cell>
          <table:table-cell office:value-type="float" office:value="0.338027">
            <text:p>0.338027</text:p>
          </table:table-cell>
          <table:table-cell office:value-type="float" office:value="0.36263">
            <text:p>0.36263</text:p>
          </table:table-cell>
          <table:table-cell office:value-type="float" office:value="0.381242">
            <text:p>0.381242</text:p>
          </table:table-cell>
          <table:table-cell office:value-type="float" office:value="0.388959">
            <text:p>0.388959</text:p>
          </table:table-cell>
          <table:table-cell office:value-type="float" office:value="0.273733">
            <text:p>0.273733</text:p>
          </table:table-cell>
        </table:table-row>
        <table:table-row table:style-name="ro1">
          <table:table-cell office:value-type="float" office:value="2640.01462403782">
            <text:p>2640.0146240378</text:p>
          </table:table-cell>
          <table:table-cell office:value-type="float" office:value="0.295589">
            <text:p>0.295589</text:p>
          </table:table-cell>
          <table:table-cell office:value-type="float" office:value="0.329984">
            <text:p>0.329984</text:p>
          </table:table-cell>
          <table:table-cell office:value-type="float" office:value="0.357742">
            <text:p>0.357742</text:p>
          </table:table-cell>
          <table:table-cell office:value-type="float" office:value="0.369238">
            <text:p>0.369238</text:p>
          </table:table-cell>
          <table:table-cell office:value-type="float" office:value="0.268475">
            <text:p>0.268475</text:p>
          </table:table-cell>
        </table:table-row>
        <table:table-row table:style-name="ro1">
          <table:table-cell office:value-type="float" office:value="2660.01526403782">
            <text:p>2660.0152640378</text:p>
          </table:table-cell>
          <table:table-cell office:value-type="float" office:value="0.323873">
            <text:p>0.323873</text:p>
          </table:table-cell>
          <table:table-cell office:value-type="float" office:value="0.329956">
            <text:p>0.329956</text:p>
          </table:table-cell>
          <table:table-cell office:value-type="float" office:value="0.357816">
            <text:p>0.357816</text:p>
          </table:table-cell>
          <table:table-cell office:value-type="float" office:value="0.368717">
            <text:p>0.368717</text:p>
          </table:table-cell>
          <table:table-cell office:value-type="float" office:value="0.267774">
            <text:p>0.267774</text:p>
          </table:table-cell>
        </table:table-row>
        <table:table-row table:style-name="ro1">
          <table:table-cell office:value-type="float" office:value="2680.01465603782">
            <text:p>2680.0146560378</text:p>
          </table:table-cell>
          <table:table-cell office:value-type="float" office:value="0.286481">
            <text:p>0.286481</text:p>
          </table:table-cell>
          <table:table-cell office:value-type="float" office:value="0.303429">
            <text:p>0.303429</text:p>
          </table:table-cell>
          <table:table-cell office:value-type="float" office:value="0.337575">
            <text:p>0.337575</text:p>
          </table:table-cell>
          <table:table-cell office:value-type="float" office:value="0.351372">
            <text:p>0.351372</text:p>
          </table:table-cell>
          <table:table-cell office:value-type="float" office:value="0.366152">
            <text:p>0.366152</text:p>
          </table:table-cell>
        </table:table-row>
        <table:table-row table:style-name="ro1">
          <table:table-cell office:value-type="float" office:value="2700.01398403782">
            <text:p>2700.0139840378</text:p>
          </table:table-cell>
          <table:table-cell office:value-type="float" office:value="0.159431">
            <text:p>0.159431</text:p>
          </table:table-cell>
          <table:table-cell office:value-type="float" office:value="0.121265">
            <text:p>0.121265</text:p>
          </table:table-cell>
          <table:table-cell office:value-type="float" office:value="0.166545">
            <text:p>0.166545</text:p>
          </table:table-cell>
          <table:table-cell office:value-type="float" office:value="0.209692">
            <text:p>0.209692</text:p>
          </table:table-cell>
          <table:table-cell office:value-type="float" office:value="0.251302">
            <text:p>0.251302</text:p>
          </table:table-cell>
        </table:table-row>
        <table:table-row table:style-name="ro1">
          <table:table-cell office:value-type="float" office:value="2720.01996803782">
            <text:p>2720.0199680378</text:p>
          </table:table-cell>
          <table:table-cell office:value-type="float" office:value="0.15789">
            <text:p>0.15789</text:p>
          </table:table-cell>
          <table:table-cell office:value-type="float" office:value="0.0930881">
            <text:p>0.0930881</text:p>
          </table:table-cell>
          <table:table-cell office:value-type="float" office:value="0.13911">
            <text:p>0.13911</text:p>
          </table:table-cell>
          <table:table-cell office:value-type="float" office:value="0.184928">
            <text:p>0.184928</text:p>
          </table:table-cell>
          <table:table-cell office:value-type="float" office:value="0.231987">
            <text:p>0.231987</text:p>
          </table:table-cell>
        </table:table-row>
        <table:table-row table:style-name="ro1">
          <table:table-cell office:value-type="float" office:value="2740.01713603782">
            <text:p>2740.0171360378</text:p>
          </table:table-cell>
          <table:table-cell office:value-type="float" office:value="0.178886">
            <text:p>0.178886</text:p>
          </table:table-cell>
          <table:table-cell office:value-type="float" office:value="0.101541">
            <text:p>0.101541</text:p>
          </table:table-cell>
          <table:table-cell office:value-type="float" office:value="0.14347">
            <text:p>0.14347</text:p>
          </table:table-cell>
          <table:table-cell office:value-type="float" office:value="0.185955">
            <text:p>0.185955</text:p>
          </table:table-cell>
          <table:table-cell office:value-type="float" office:value="0.233332">
            <text:p>0.233332</text:p>
          </table:table-cell>
        </table:table-row>
        <table:table-row table:style-name="ro1">
          <table:table-cell office:value-type="float" office:value="2760.01369603782">
            <text:p>2760.0136960378</text:p>
          </table:table-cell>
          <table:table-cell office:value-type="float" office:value="0.179946">
            <text:p>0.179946</text:p>
          </table:table-cell>
          <table:table-cell office:value-type="float" office:value="0.127794">
            <text:p>0.127794</text:p>
          </table:table-cell>
          <table:table-cell office:value-type="float" office:value="0.162769">
            <text:p>0.162769</text:p>
          </table:table-cell>
          <table:table-cell office:value-type="float" office:value="0.185998">
            <text:p>0.185998</text:p>
          </table:table-cell>
          <table:table-cell office:value-type="float" office:value="0.233398">
            <text:p>0.233398</text:p>
          </table:table-cell>
        </table:table-row>
        <table:table-row table:style-name="ro1">
          <table:table-cell office:value-type="float" office:value="2780.02036803782">
            <text:p>2780.0203680378</text:p>
          </table:table-cell>
          <table:table-cell office:value-type="float" office:value="0.211283">
            <text:p>0.211283</text:p>
          </table:table-cell>
          <table:table-cell office:value-type="float" office:value="0.165268">
            <text:p>0.165268</text:p>
          </table:table-cell>
          <table:table-cell office:value-type="float" office:value="0.164989">
            <text:p>0.164989</text:p>
          </table:table-cell>
          <table:table-cell office:value-type="float" office:value="0.186957">
            <text:p>0.186957</text:p>
          </table:table-cell>
          <table:table-cell office:value-type="float" office:value="0.233421">
            <text:p>0.233421</text:p>
          </table:table-cell>
        </table:table-row>
        <table:table-row table:style-name="ro1">
          <table:table-cell office:value-type="float" office:value="2800.02132803782">
            <text:p>2800.0213280378</text:p>
          </table:table-cell>
          <table:table-cell office:value-type="float" office:value="0.374874">
            <text:p>0.374874</text:p>
          </table:table-cell>
          <table:table-cell office:value-type="float" office:value="0.172613">
            <text:p>0.172613</text:p>
          </table:table-cell>
          <table:table-cell office:value-type="float" office:value="0.165994">
            <text:p>0.165994</text:p>
          </table:table-cell>
          <table:table-cell office:value-type="float" office:value="0.204495">
            <text:p>0.204495</text:p>
          </table:table-cell>
          <table:table-cell office:value-type="float" office:value="0.23276">
            <text:p>0.23276</text:p>
          </table:table-cell>
        </table:table-row>
        <table:table-row table:style-name="ro1">
          <table:table-cell office:value-type="float" office:value="2820.01676803782">
            <text:p>2820.0167680378</text:p>
          </table:table-cell>
          <table:table-cell office:value-type="float" office:value="0.432439">
            <text:p>0.432439</text:p>
          </table:table-cell>
          <table:table-cell office:value-type="float" office:value="0.213071">
            <text:p>0.213071</text:p>
          </table:table-cell>
          <table:table-cell office:value-type="float" office:value="0.197837">
            <text:p>0.197837</text:p>
          </table:table-cell>
          <table:table-cell office:value-type="float" office:value="0.207054">
            <text:p>0.207054</text:p>
          </table:table-cell>
          <table:table-cell office:value-type="float" office:value="0.234657">
            <text:p>0.234657</text:p>
          </table:table-cell>
        </table:table-row>
        <table:table-row table:style-name="ro1">
          <table:table-cell office:value-type="float" office:value="2840.01553603782">
            <text:p>2840.0155360378</text:p>
          </table:table-cell>
          <table:table-cell office:value-type="float" office:value="0.370316">
            <text:p>0.370316</text:p>
          </table:table-cell>
          <table:table-cell office:value-type="float" office:value="0.349948">
            <text:p>0.349948</text:p>
          </table:table-cell>
          <table:table-cell office:value-type="float" office:value="0.194181">
            <text:p>0.194181</text:p>
          </table:table-cell>
          <table:table-cell office:value-type="float" office:value="0.181094">
            <text:p>0.181094</text:p>
          </table:table-cell>
          <table:table-cell office:value-type="float" office:value="0.214695">
            <text:p>0.214695</text:p>
          </table:table-cell>
        </table:table-row>
        <table:table-row table:style-name="ro1">
          <table:table-cell office:value-type="float" office:value="2860.01622403782">
            <text:p>2860.0162240378</text:p>
          </table:table-cell>
          <table:table-cell office:value-type="float" office:value="0.21706">
            <text:p>0.21706</text:p>
          </table:table-cell>
          <table:table-cell office:value-type="float" office:value="0.210681">
            <text:p>0.210681</text:p>
          </table:table-cell>
          <table:table-cell office:value-type="float" office:value="0.1975">
            <text:p>0.1975</text:p>
          </table:table-cell>
          <table:table-cell office:value-type="float" office:value="0.159782">
            <text:p>0.159782</text:p>
          </table:table-cell>
          <table:table-cell office:value-type="float" office:value="0.156279">
            <text:p>0.156279</text:p>
          </table:table-cell>
        </table:table-row>
        <table:table-row table:style-name="ro1">
          <table:table-cell office:value-type="float" office:value="2880.01745603782">
            <text:p>2880.0174560378</text:p>
          </table:table-cell>
          <table:table-cell office:value-type="float" office:value="0.183237">
            <text:p>0.183237</text:p>
          </table:table-cell>
          <table:table-cell office:value-type="float" office:value="0.168408">
            <text:p>0.168408</text:p>
          </table:table-cell>
          <table:table-cell office:value-type="float" office:value="0.196084">
            <text:p>0.196084</text:p>
          </table:table-cell>
          <table:table-cell office:value-type="float" office:value="0.159152">
            <text:p>0.159152</text:p>
          </table:table-cell>
          <table:table-cell office:value-type="float" office:value="0.141571">
            <text:p>0.141571</text:p>
          </table:table-cell>
        </table:table-row>
        <table:table-row table:style-name="ro1">
          <table:table-cell office:value-type="float" office:value="2900.01206403782">
            <text:p>2900.0120640378</text:p>
          </table:table-cell>
          <table:table-cell office:value-type="float" office:value="0.159136">
            <text:p>0.159136</text:p>
          </table:table-cell>
          <table:table-cell office:value-type="float" office:value="0.139976">
            <text:p>0.139976</text:p>
          </table:table-cell>
          <table:table-cell office:value-type="float" office:value="0.175247">
            <text:p>0.175247</text:p>
          </table:table-cell>
          <table:table-cell office:value-type="float" office:value="0.145965">
            <text:p>0.145965</text:p>
          </table:table-cell>
          <table:table-cell office:value-type="float" office:value="0.126021">
            <text:p>0.126021</text:p>
          </table:table-cell>
        </table:table-row>
        <table:table-row table:style-name="ro1">
          <table:table-cell office:value-type="float" office:value="2920.01625603782">
            <text:p>2920.0162560378</text:p>
          </table:table-cell>
          <table:table-cell office:value-type="float" office:value="0.146347">
            <text:p>0.146347</text:p>
          </table:table-cell>
          <table:table-cell office:value-type="float" office:value="0.133512">
            <text:p>0.133512</text:p>
          </table:table-cell>
          <table:table-cell office:value-type="float" office:value="0.202909">
            <text:p>0.202909</text:p>
          </table:table-cell>
          <table:table-cell office:value-type="float" office:value="0.159855">
            <text:p>0.159855</text:p>
          </table:table-cell>
          <table:table-cell office:value-type="float" office:value="0.141563">
            <text:p>0.141563</text:p>
          </table:table-cell>
        </table:table-row>
        <table:table-row table:style-name="ro1">
          <table:table-cell office:value-type="float" office:value="2940.01689603782">
            <text:p>2940.0168960378</text:p>
          </table:table-cell>
          <table:table-cell office:value-type="float" office:value="0.168129">
            <text:p>0.168129</text:p>
          </table:table-cell>
          <table:table-cell office:value-type="float" office:value="0.138493">
            <text:p>0.138493</text:p>
          </table:table-cell>
          <table:table-cell office:value-type="float" office:value="0.202709">
            <text:p>0.202709</text:p>
          </table:table-cell>
          <table:table-cell office:value-type="float" office:value="0.214727">
            <text:p>0.214727</text:p>
          </table:table-cell>
          <table:table-cell office:value-type="float" office:value="0.162514">
            <text:p>0.162514</text:p>
          </table:table-cell>
        </table:table-row>
        <table:table-row table:style-name="ro1">
          <table:table-cell office:value-type="float" office:value="2960.01809603782">
            <text:p>2960.0180960378</text:p>
          </table:table-cell>
          <table:table-cell office:value-type="float" office:value="0.358703">
            <text:p>0.358703</text:p>
          </table:table-cell>
          <table:table-cell office:value-type="float" office:value="0.128956">
            <text:p>0.128956</text:p>
          </table:table-cell>
          <table:table-cell office:value-type="float" office:value="0.202466">
            <text:p>0.202466</text:p>
          </table:table-cell>
          <table:table-cell office:value-type="float" office:value="0.237568">
            <text:p>0.237568</text:p>
          </table:table-cell>
          <table:table-cell office:value-type="float" office:value="0.162433">
            <text:p>0.162433</text:p>
          </table:table-cell>
        </table:table-row>
        <table:table-row table:style-name="ro1">
          <table:table-cell office:value-type="float" office:value="2980.01750403782">
            <text:p>2980.0175040378</text:p>
          </table:table-cell>
          <table:table-cell office:value-type="float" office:value="0.390808">
            <text:p>0.390808</text:p>
          </table:table-cell>
          <table:table-cell office:value-type="float" office:value="0.166638">
            <text:p>0.166638</text:p>
          </table:table-cell>
          <table:table-cell office:value-type="float" office:value="0.200219">
            <text:p>0.200219</text:p>
          </table:table-cell>
          <table:table-cell office:value-type="float" office:value="0.233707">
            <text:p>0.233707</text:p>
          </table:table-cell>
          <table:table-cell office:value-type="float" office:value="0.178466">
            <text:p>0.178466</text:p>
          </table:table-cell>
        </table:table-row>
        <table:table-row table:style-name="ro1">
          <table:table-cell office:value-type="float" office:value="3000.01745603782">
            <text:p>3000.0174560378</text:p>
          </table:table-cell>
          <table:table-cell office:value-type="float" office:value="0.390595">
            <text:p>0.390595</text:p>
          </table:table-cell>
          <table:table-cell office:value-type="float" office:value="0.352606">
            <text:p>0.352606</text:p>
          </table:table-cell>
          <table:table-cell office:value-type="float" office:value="0.176519">
            <text:p>0.176519</text:p>
          </table:table-cell>
          <table:table-cell office:value-type="float" office:value="0.216846">
            <text:p>0.216846</text:p>
          </table:table-cell>
          <table:table-cell office:value-type="float" office:value="0.239027">
            <text:p>0.239027</text:p>
          </table:table-cell>
        </table:table-row>
        <table:table-row table:style-name="ro1">
          <table:table-cell office:value-type="float" office:value="3020.01649603782">
            <text:p>3020.0164960378</text:p>
          </table:table-cell>
          <table:table-cell office:value-type="float" office:value="0.39017">
            <text:p>0.39017</text:p>
          </table:table-cell>
          <table:table-cell office:value-type="float" office:value="0.376032">
            <text:p>0.376032</text:p>
          </table:table-cell>
          <table:table-cell office:value-type="float" office:value="0.172773">
            <text:p>0.172773</text:p>
          </table:table-cell>
          <table:table-cell office:value-type="float" office:value="0.21516">
            <text:p>0.21516</text:p>
          </table:table-cell>
          <table:table-cell office:value-type="float" office:value="0.257491">
            <text:p>0.257491</text:p>
          </table:table-cell>
        </table:table-row>
        <table:table-row table:style-name="ro1">
          <table:table-cell office:value-type="float" office:value="3040.02068803782">
            <text:p>3040.0206880378</text:p>
          </table:table-cell>
          <table:table-cell office:value-type="float" office:value="0.351716">
            <text:p>0.351716</text:p>
          </table:table-cell>
          <table:table-cell office:value-type="float" office:value="0.373183">
            <text:p>0.373183</text:p>
          </table:table-cell>
          <table:table-cell office:value-type="float" office:value="0.179701">
            <text:p>0.179701</text:p>
          </table:table-cell>
          <table:table-cell office:value-type="float" office:value="0.195216">
            <text:p>0.195216</text:p>
          </table:table-cell>
          <table:table-cell office:value-type="float" office:value="0.240666">
            <text:p>0.240666</text:p>
          </table:table-cell>
        </table:table-row>
        <table:table-row table:style-name="ro1">
          <table:table-cell office:value-type="float" office:value="3060.02385603782">
            <text:p>3060.0238560378</text:p>
          </table:table-cell>
          <table:table-cell office:value-type="float" office:value="0.351553">
            <text:p>0.351553</text:p>
          </table:table-cell>
          <table:table-cell office:value-type="float" office:value="0.372226">
            <text:p>0.372226</text:p>
          </table:table-cell>
          <table:table-cell office:value-type="float" office:value="0.355088">
            <text:p>0.355088</text:p>
          </table:table-cell>
          <table:table-cell office:value-type="float" office:value="0.193542">
            <text:p>0.193542</text:p>
          </table:table-cell>
          <table:table-cell office:value-type="float" office:value="0.241176">
            <text:p>0.241176</text:p>
          </table:table-cell>
        </table:table-row>
        <table:table-row table:style-name="ro1">
          <table:table-cell office:value-type="float" office:value="3080.01625603782">
            <text:p>3080.0162560378</text:p>
          </table:table-cell>
          <table:table-cell office:value-type="float" office:value="0.352271">
            <text:p>0.352271</text:p>
          </table:table-cell>
          <table:table-cell office:value-type="float" office:value="0.370716">
            <text:p>0.370716</text:p>
          </table:table-cell>
          <table:table-cell office:value-type="float" office:value="0.371122">
            <text:p>0.371122</text:p>
          </table:table-cell>
          <table:table-cell office:value-type="float" office:value="0.219344">
            <text:p>0.219344</text:p>
          </table:table-cell>
          <table:table-cell office:value-type="float" office:value="0.241113">
            <text:p>0.241113</text:p>
          </table:table-cell>
        </table:table-row>
        <table:table-row table:style-name="ro1">
          <table:table-cell office:value-type="float" office:value="3100.01753603782">
            <text:p>3100.0175360378</text:p>
          </table:table-cell>
          <table:table-cell office:value-type="float" office:value="0.343035">
            <text:p>0.343035</text:p>
          </table:table-cell>
          <table:table-cell office:value-type="float" office:value="0.341451">
            <text:p>0.341451</text:p>
          </table:table-cell>
          <table:table-cell office:value-type="float" office:value="0.366425">
            <text:p>0.366425</text:p>
          </table:table-cell>
          <table:table-cell office:value-type="float" office:value="0.348615">
            <text:p>0.348615</text:p>
          </table:table-cell>
          <table:table-cell office:value-type="float" office:value="0.224468">
            <text:p>0.224468</text:p>
          </table:table-cell>
        </table:table-row>
        <table:table-row table:style-name="ro1">
          <table:table-cell office:value-type="float" office:value="3120.01745603782">
            <text:p>3120.0174560378</text:p>
          </table:table-cell>
          <table:table-cell office:value-type="float" office:value="0.16635">
            <text:p>0.16635</text:p>
          </table:table-cell>
          <table:table-cell office:value-type="float" office:value="0.127471">
            <text:p>0.127471</text:p>
          </table:table-cell>
          <table:table-cell office:value-type="float" office:value="0.200671">
            <text:p>0.200671</text:p>
          </table:table-cell>
          <table:table-cell office:value-type="float" office:value="0.217207">
            <text:p>0.217207</text:p>
          </table:table-cell>
          <table:table-cell office:value-type="float" office:value="0.139041">
            <text:p>0.139041</text:p>
          </table:table-cell>
        </table:table-row>
        <table:table-row table:style-name="ro1">
          <table:table-cell office:value-type="float" office:value="3140.01718403782">
            <text:p>3140.0171840378</text:p>
          </table:table-cell>
          <table:table-cell office:value-type="float" office:value="0.168757">
            <text:p>0.168757</text:p>
          </table:table-cell>
          <table:table-cell office:value-type="float" office:value="0.129039">
            <text:p>0.129039</text:p>
          </table:table-cell>
          <table:table-cell office:value-type="float" office:value="0.176011">
            <text:p>0.176011</text:p>
          </table:table-cell>
          <table:table-cell office:value-type="float" office:value="0.217803">
            <text:p>0.217803</text:p>
          </table:table-cell>
          <table:table-cell office:value-type="float" office:value="0.143786">
            <text:p>0.143786</text:p>
          </table:table-cell>
        </table:table-row>
        <table:table-row table:style-name="ro1">
          <table:table-cell office:value-type="float" office:value="3160.01745603782">
            <text:p>3160.0174560378</text:p>
          </table:table-cell>
          <table:table-cell office:value-type="float" office:value="0.163487">
            <text:p>0.163487</text:p>
          </table:table-cell>
          <table:table-cell office:value-type="float" office:value="0.129827">
            <text:p>0.129827</text:p>
          </table:table-cell>
          <table:table-cell office:value-type="float" office:value="0.176209">
            <text:p>0.176209</text:p>
          </table:table-cell>
          <table:table-cell office:value-type="float" office:value="0.217364">
            <text:p>0.217364</text:p>
          </table:table-cell>
          <table:table-cell office:value-type="float" office:value="0.231364">
            <text:p>0.231364</text:p>
          </table:table-cell>
        </table:table-row>
        <table:table-row table:style-name="ro1">
          <table:table-cell office:value-type="float" office:value="3180.01649603782">
            <text:p>3180.0164960378</text:p>
          </table:table-cell>
          <table:table-cell office:value-type="float" office:value="0.14534">
            <text:p>0.14534</text:p>
          </table:table-cell>
          <table:table-cell office:value-type="float" office:value="0.130446">
            <text:p>0.130446</text:p>
          </table:table-cell>
          <table:table-cell office:value-type="float" office:value="0.151847">
            <text:p>0.151847</text:p>
          </table:table-cell>
          <table:table-cell office:value-type="float" office:value="0.194367">
            <text:p>0.194367</text:p>
          </table:table-cell>
          <table:table-cell office:value-type="float" office:value="0.228463">
            <text:p>0.228463</text:p>
          </table:table-cell>
        </table:table-row>
        <table:table-row table:style-name="ro1">
          <table:table-cell office:value-type="float" office:value="3200.01809603782">
            <text:p>3200.0180960378</text:p>
          </table:table-cell>
          <table:table-cell office:value-type="float" office:value="0.147179">
            <text:p>0.147179</text:p>
          </table:table-cell>
          <table:table-cell office:value-type="float" office:value="0.0951674">
            <text:p>0.0951674</text:p>
          </table:table-cell>
          <table:table-cell office:value-type="float" office:value="0.145945">
            <text:p>0.145945</text:p>
          </table:table-cell>
          <table:table-cell office:value-type="float" office:value="0.173257">
            <text:p>0.173257</text:p>
          </table:table-cell>
          <table:table-cell office:value-type="float" office:value="0.224145">
            <text:p>0.224145</text:p>
          </table:table-cell>
        </table:table-row>
        <table:table-row table:style-name="ro1">
          <table:table-cell office:value-type="float" office:value="3220.01905603782">
            <text:p>3220.0190560378</text:p>
          </table:table-cell>
          <table:table-cell office:value-type="float" office:value="0.305485">
            <text:p>0.305485</text:p>
          </table:table-cell>
          <table:table-cell office:value-type="float" office:value="0.0879525">
            <text:p>0.0879525</text:p>
          </table:table-cell>
          <table:table-cell office:value-type="float" office:value="0.146296">
            <text:p>0.146296</text:p>
          </table:table-cell>
          <table:table-cell office:value-type="float" office:value="0.173651">
            <text:p>0.173651</text:p>
          </table:table-cell>
          <table:table-cell office:value-type="float" office:value="0.224142">
            <text:p>0.224142</text:p>
          </table:table-cell>
        </table:table-row>
        <table:table-row table:style-name="ro1">
          <table:table-cell office:value-type="float" office:value="3240.01622403782">
            <text:p>3240.0162240378</text:p>
          </table:table-cell>
          <table:table-cell office:value-type="float" office:value="0.333998">
            <text:p>0.333998</text:p>
          </table:table-cell>
          <table:table-cell office:value-type="float" office:value="0.123605">
            <text:p>0.123605</text:p>
          </table:table-cell>
          <table:table-cell office:value-type="float" office:value="0.170532">
            <text:p>0.170532</text:p>
          </table:table-cell>
          <table:table-cell office:value-type="float" office:value="0.190697">
            <text:p>0.190697</text:p>
          </table:table-cell>
          <table:table-cell office:value-type="float" office:value="0.222764">
            <text:p>0.222764</text:p>
          </table:table-cell>
        </table:table-row>
        <table:table-row table:style-name="ro1">
          <table:table-cell office:value-type="float" office:value="3260.01209603782">
            <text:p>3260.0120960378</text:p>
          </table:table-cell>
          <table:table-cell office:value-type="float" office:value="0.334047">
            <text:p>0.334047</text:p>
          </table:table-cell>
          <table:table-cell office:value-type="float" office:value="0.336347">
            <text:p>0.336347</text:p>
          </table:table-cell>
          <table:table-cell office:value-type="float" office:value="0.170472">
            <text:p>0.170472</text:p>
          </table:table-cell>
          <table:table-cell office:value-type="float" office:value="0.191194">
            <text:p>0.191194</text:p>
          </table:table-cell>
          <table:table-cell office:value-type="float" office:value="0.223235">
            <text:p>0.223235</text:p>
          </table:table-cell>
        </table:table-row>
        <table:table-row table:style-name="ro1">
          <table:table-cell office:value-type="float" office:value="3280.01649603782">
            <text:p>3280.0164960378</text:p>
          </table:table-cell>
          <table:table-cell office:value-type="float" office:value="0.34144">
            <text:p>0.34144</text:p>
          </table:table-cell>
          <table:table-cell office:value-type="float" office:value="0.333946">
            <text:p>0.333946</text:p>
          </table:table-cell>
          <table:table-cell office:value-type="float" office:value="0.147459">
            <text:p>0.147459</text:p>
          </table:table-cell>
          <table:table-cell office:value-type="float" office:value="0.19252">
            <text:p>0.19252</text:p>
          </table:table-cell>
          <table:table-cell office:value-type="float" office:value="0.210459">
            <text:p>0.210459</text:p>
          </table:table-cell>
        </table:table-row>
        <table:table-row table:style-name="ro1">
          <table:table-cell office:value-type="float" office:value="3300.01841603782">
            <text:p>3300.0184160378</text:p>
          </table:table-cell>
          <table:table-cell office:value-type="float" office:value="0.387291">
            <text:p>0.387291</text:p>
          </table:table-cell>
          <table:table-cell office:value-type="float" office:value="0.333899">
            <text:p>0.333899</text:p>
          </table:table-cell>
          <table:table-cell office:value-type="float" office:value="0.171862">
            <text:p>0.171862</text:p>
          </table:table-cell>
          <table:table-cell office:value-type="float" office:value="0.191822">
            <text:p>0.191822</text:p>
          </table:table-cell>
          <table:table-cell office:value-type="float" office:value="0.222761">
            <text:p>0.222761</text:p>
          </table:table-cell>
        </table:table-row>
        <table:table-row table:style-name="ro1">
          <table:table-cell office:value-type="float" office:value="3320.01812803782">
            <text:p>3320.0181280378</text:p>
          </table:table-cell>
          <table:table-cell office:value-type="float" office:value="0.387178">
            <text:p>0.387178</text:p>
          </table:table-cell>
          <table:table-cell office:value-type="float" office:value="0.364115">
            <text:p>0.364115</text:p>
          </table:table-cell>
          <table:table-cell office:value-type="float" office:value="0.343979">
            <text:p>0.343979</text:p>
          </table:table-cell>
          <table:table-cell office:value-type="float" office:value="0.192203">
            <text:p>0.192203</text:p>
          </table:table-cell>
          <table:table-cell office:value-type="float" office:value="0.223622">
            <text:p>0.223622</text:p>
          </table:table-cell>
        </table:table-row>
        <table:table-row table:style-name="ro1">
          <table:table-cell office:value-type="float" office:value="3340.01497603782">
            <text:p>3340.0149760378</text:p>
          </table:table-cell>
          <table:table-cell office:value-type="float" office:value="0.386218">
            <text:p>0.386218</text:p>
          </table:table-cell>
          <table:table-cell office:value-type="float" office:value="0.397689">
            <text:p>0.397689</text:p>
          </table:table-cell>
          <table:table-cell office:value-type="float" office:value="0.35965">
            <text:p>0.35965</text:p>
          </table:table-cell>
          <table:table-cell office:value-type="float" office:value="0.211992">
            <text:p>0.211992</text:p>
          </table:table-cell>
          <table:table-cell office:value-type="float" office:value="0.237522">
            <text:p>0.237522</text:p>
          </table:table-cell>
        </table:table-row>
        <table:table-row table:style-name="ro1">
          <table:table-cell office:value-type="float" office:value="3360.01590403782">
            <text:p>3360.0159040378</text:p>
          </table:table-cell>
          <table:table-cell office:value-type="float" office:value="0.342325">
            <text:p>0.342325</text:p>
          </table:table-cell>
          <table:table-cell office:value-type="float" office:value="0.364987">
            <text:p>0.364987</text:p>
          </table:table-cell>
          <table:table-cell office:value-type="float" office:value="0.338183">
            <text:p>0.338183</text:p>
          </table:table-cell>
          <table:table-cell office:value-type="float" office:value="0.338804">
            <text:p>0.338804</text:p>
          </table:table-cell>
          <table:table-cell office:value-type="float" office:value="0.22123">
            <text:p>0.22123</text:p>
          </table:table-cell>
        </table:table-row>
        <table:table-row table:style-name="ro1">
          <table:table-cell office:value-type="float" office:value="3380.01302403782">
            <text:p>3380.0130240378</text:p>
          </table:table-cell>
          <table:table-cell office:value-type="float" office:value="0.331552">
            <text:p>0.331552</text:p>
          </table:table-cell>
          <table:table-cell office:value-type="float" office:value="0.332161">
            <text:p>0.332161</text:p>
          </table:table-cell>
          <table:table-cell office:value-type="float" office:value="0.336491">
            <text:p>0.336491</text:p>
          </table:table-cell>
          <table:table-cell office:value-type="float" office:value="0.332915">
            <text:p>0.332915</text:p>
          </table:table-cell>
          <table:table-cell office:value-type="float" office:value="0.20411">
            <text:p>0.20411</text:p>
          </table:table-cell>
        </table:table-row>
        <table:table-row table:style-name="ro1">
          <table:table-cell office:value-type="float" office:value="3400.01777603782">
            <text:p>3400.0177760378</text:p>
          </table:table-cell>
          <table:table-cell office:value-type="float" office:value="0.332704">
            <text:p>0.332704</text:p>
          </table:table-cell>
          <table:table-cell office:value-type="float" office:value="0.332679">
            <text:p>0.332679</text:p>
          </table:table-cell>
          <table:table-cell office:value-type="float" office:value="0.359968">
            <text:p>0.359968</text:p>
          </table:table-cell>
          <table:table-cell office:value-type="float" office:value="0.333236">
            <text:p>0.333236</text:p>
          </table:table-cell>
          <table:table-cell office:value-type="float" office:value="0.22068">
            <text:p>0.22068</text:p>
          </table:table-cell>
        </table:table-row>
        <table:table-row table:style-name="ro1">
          <table:table-cell office:value-type="float" office:value="3420.01905603782">
            <text:p>3420.0190560378</text:p>
          </table:table-cell>
          <table:table-cell office:value-type="float" office:value="0.332945">
            <text:p>0.332945</text:p>
          </table:table-cell>
          <table:table-cell office:value-type="float" office:value="0.358586">
            <text:p>0.358586</text:p>
          </table:table-cell>
          <table:table-cell office:value-type="float" office:value="0.359868">
            <text:p>0.359868</text:p>
          </table:table-cell>
          <table:table-cell office:value-type="float" office:value="0.351117">
            <text:p>0.351117</text:p>
          </table:table-cell>
          <table:table-cell office:value-type="float" office:value="0.340248">
            <text:p>0.340248</text:p>
          </table:table-cell>
        </table:table-row>
        <table:table-row table:style-name="ro1">
          <table:table-cell office:value-type="float" office:value="3440.01497603782">
            <text:p>3440.0149760378</text:p>
          </table:table-cell>
          <table:table-cell office:value-type="float" office:value="0.334265">
            <text:p>0.334265</text:p>
          </table:table-cell>
          <table:table-cell office:value-type="float" office:value="0.359927">
            <text:p>0.359927</text:p>
          </table:table-cell>
          <table:table-cell office:value-type="float" office:value="0.360241">
            <text:p>0.360241</text:p>
          </table:table-cell>
          <table:table-cell office:value-type="float" office:value="0.371253">
            <text:p>0.371253</text:p>
          </table:table-cell>
          <table:table-cell office:value-type="float" office:value="0.351105">
            <text:p>0.351105</text:p>
          </table:table-cell>
        </table:table-row>
        <table:table-row table:style-name="ro1">
          <table:table-cell office:value-type="float" office:value="3460.02585603782">
            <text:p>3460.0258560378</text:p>
          </table:table-cell>
          <table:table-cell office:value-type="float" office:value="0.346088">
            <text:p>0.346088</text:p>
          </table:table-cell>
          <table:table-cell office:value-type="float" office:value="0.335996">
            <text:p>0.335996</text:p>
          </table:table-cell>
          <table:table-cell office:value-type="float" office:value="0.343969">
            <text:p>0.343969</text:p>
          </table:table-cell>
          <table:table-cell office:value-type="float" office:value="0.357094">
            <text:p>0.357094</text:p>
          </table:table-cell>
          <table:table-cell office:value-type="float" office:value="0.340581">
            <text:p>0.340581</text:p>
          </table:table-cell>
        </table:table-row>
        <table:table-row table:style-name="ro1">
          <table:table-cell office:value-type="float" office:value="3480.02361603782">
            <text:p>3480.0236160378</text:p>
          </table:table-cell>
          <table:table-cell office:value-type="float" office:value="0.393257">
            <text:p>0.393257</text:p>
          </table:table-cell>
          <table:table-cell office:value-type="float" office:value="0.335921">
            <text:p>0.335921</text:p>
          </table:table-cell>
          <table:table-cell office:value-type="float" office:value="0.361697">
            <text:p>0.361697</text:p>
          </table:table-cell>
          <table:table-cell office:value-type="float" office:value="0.356802">
            <text:p>0.356802</text:p>
          </table:table-cell>
          <table:table-cell office:value-type="float" office:value="0.354703">
            <text:p>0.354703</text:p>
          </table:table-cell>
        </table:table-row>
        <table:table-row table:style-name="ro1">
          <table:table-cell office:value-type="float" office:value="3500.02678403782">
            <text:p>3500.0267840378</text:p>
          </table:table-cell>
          <table:table-cell office:value-type="float" office:value="0.393498">
            <text:p>0.393498</text:p>
          </table:table-cell>
          <table:table-cell office:value-type="float" office:value="0.368918">
            <text:p>0.368918</text:p>
          </table:table-cell>
          <table:table-cell office:value-type="float" office:value="0.362678">
            <text:p>0.362678</text:p>
          </table:table-cell>
          <table:table-cell office:value-type="float" office:value="0.357308">
            <text:p>0.357308</text:p>
          </table:table-cell>
          <table:table-cell office:value-type="float" office:value="0.370852">
            <text:p>0.370852</text:p>
          </table:table-cell>
        </table:table-row>
        <table:table-row table:style-name="ro1">
          <table:table-cell office:value-type="float" office:value="3520.01521603782">
            <text:p>3520.0152160378</text:p>
          </table:table-cell>
          <table:table-cell office:value-type="float" office:value="0.394114">
            <text:p>0.394114</text:p>
          </table:table-cell>
          <table:table-cell office:value-type="float" office:value="0.404959">
            <text:p>0.404959</text:p>
          </table:table-cell>
          <table:table-cell office:value-type="float" office:value="0.363057">
            <text:p>0.363057</text:p>
          </table:table-cell>
          <table:table-cell office:value-type="float" office:value="0.373237">
            <text:p>0.373237</text:p>
          </table:table-cell>
          <table:table-cell office:value-type="float" office:value="0.371093">
            <text:p>0.371093</text:p>
          </table:table-cell>
        </table:table-row>
        <table:table-row table:style-name="ro1">
          <table:table-cell office:value-type="float" office:value="3540.01553603782">
            <text:p>3540.0155360378</text:p>
          </table:table-cell>
          <table:table-cell office:value-type="float" office:value="0.393168">
            <text:p>0.393168</text:p>
          </table:table-cell>
          <table:table-cell office:value-type="float" office:value="0.404169">
            <text:p>0.404169</text:p>
          </table:table-cell>
          <table:table-cell office:value-type="float" office:value="0.363608">
            <text:p>0.363608</text:p>
          </table:table-cell>
          <table:table-cell office:value-type="float" office:value="0.373754">
            <text:p>0.373754</text:p>
          </table:table-cell>
          <table:table-cell office:value-type="float" office:value="0.371115">
            <text:p>0.371115</text:p>
          </table:table-cell>
        </table:table-row>
        <table:table-row table:style-name="ro1">
          <table:table-cell office:value-type="float" office:value="3560.01617603782">
            <text:p>3560.0161760378</text:p>
          </table:table-cell>
          <table:table-cell office:value-type="float" office:value="0.392561">
            <text:p>0.392561</text:p>
          </table:table-cell>
          <table:table-cell office:value-type="float" office:value="0.378125">
            <text:p>0.378125</text:p>
          </table:table-cell>
          <table:table-cell office:value-type="float" office:value="0.36919">
            <text:p>0.36919</text:p>
          </table:table-cell>
          <table:table-cell office:value-type="float" office:value="0.359128">
            <text:p>0.359128</text:p>
          </table:table-cell>
          <table:table-cell office:value-type="float" office:value="0.359821">
            <text:p>0.359821</text:p>
          </table:table-cell>
        </table:table-row>
        <table:table-row table:style-name="ro1">
          <table:table-cell office:value-type="float" office:value="3580.01497603782">
            <text:p>3580.0149760378</text:p>
          </table:table-cell>
          <table:table-cell office:value-type="float" office:value="0.326751">
            <text:p>0.326751</text:p>
          </table:table-cell>
          <table:table-cell office:value-type="float" office:value="0.330207">
            <text:p>0.330207</text:p>
          </table:table-cell>
          <table:table-cell office:value-type="float" office:value="0.359989">
            <text:p>0.359989</text:p>
          </table:table-cell>
          <table:table-cell office:value-type="float" office:value="0.331883">
            <text:p>0.331883</text:p>
          </table:table-cell>
          <table:table-cell office:value-type="float" office:value="0.349992">
            <text:p>0.349992</text:p>
          </table:table-cell>
        </table:table-row>
        <table:table-row table:style-name="ro1">
          <table:table-cell office:value-type="float" office:value="3600.01972803782">
            <text:p>3600.0197280378</text:p>
          </table:table-cell>
          <table:table-cell office:value-type="float" office:value="0.293826">
            <text:p>0.293826</text:p>
          </table:table-cell>
          <table:table-cell office:value-type="float" office:value="0.330586">
            <text:p>0.330586</text:p>
          </table:table-cell>
          <table:table-cell office:value-type="float" office:value="0.342747">
            <text:p>0.342747</text:p>
          </table:table-cell>
          <table:table-cell office:value-type="float" office:value="0.337038">
            <text:p>0.337038</text:p>
          </table:table-cell>
          <table:table-cell office:value-type="float" office:value="0.339357">
            <text:p>0.339357</text:p>
          </table:table-cell>
        </table:table-row>
        <table:table-row table:style-name="ro1">
          <table:table-cell office:value-type="float" office:value="3620.02284803782">
            <text:p>3620.0228480378</text:p>
          </table:table-cell>
          <table:table-cell office:value-type="float" office:value="0.292959">
            <text:p>0.292959</text:p>
          </table:table-cell>
          <table:table-cell office:value-type="float" office:value="0.330998">
            <text:p>0.330998</text:p>
          </table:table-cell>
          <table:table-cell office:value-type="float" office:value="0.342396">
            <text:p>0.342396</text:p>
          </table:table-cell>
          <table:table-cell office:value-type="float" office:value="0.356809">
            <text:p>0.356809</text:p>
          </table:table-cell>
          <table:table-cell office:value-type="float" office:value="0.339207">
            <text:p>0.339207</text:p>
          </table:table-cell>
        </table:table-row>
        <table:table-row table:style-name="ro1">
          <table:table-cell office:value-type="float" office:value="3640.01561603782">
            <text:p>3640.0156160378</text:p>
          </table:table-cell>
          <table:table-cell office:value-type="float" office:value="0.256464">
            <text:p>0.256464</text:p>
          </table:table-cell>
          <table:table-cell office:value-type="float" office:value="0.301246">
            <text:p>0.301246</text:p>
          </table:table-cell>
          <table:table-cell office:value-type="float" office:value="0.321485">
            <text:p>0.321485</text:p>
          </table:table-cell>
          <table:table-cell office:value-type="float" office:value="0.338745">
            <text:p>0.338745</text:p>
          </table:table-cell>
          <table:table-cell office:value-type="float" office:value="0.325583">
            <text:p>0.325583</text:p>
          </table:table-cell>
        </table:table-row>
        <table:table-row table:style-name="ro1">
          <table:table-cell office:value-type="float" office:value="3660.01526403782">
            <text:p>3660.0152640378</text:p>
          </table:table-cell>
          <table:table-cell office:value-type="float" office:value="0.242337">
            <text:p>0.242337</text:p>
          </table:table-cell>
          <table:table-cell office:value-type="float" office:value="0.269824">
            <text:p>0.269824</text:p>
          </table:table-cell>
          <table:table-cell office:value-type="float" office:value="0.314244">
            <text:p>0.314244</text:p>
          </table:table-cell>
          <table:table-cell office:value-type="float" office:value="0.319149">
            <text:p>0.319149</text:p>
          </table:table-cell>
          <table:table-cell office:value-type="float" office:value="0.324736">
            <text:p>0.324736</text:p>
          </table:table-cell>
        </table:table-row>
        <table:table-row table:style-name="ro1">
          <table:table-cell office:value-type="float" office:value="3680.01681603782">
            <text:p>3680.0168160378</text:p>
          </table:table-cell>
          <table:table-cell office:value-type="float" office:value="0.304494">
            <text:p>0.304494</text:p>
          </table:table-cell>
          <table:table-cell office:value-type="float" office:value="0.269991">
            <text:p>0.269991</text:p>
          </table:table-cell>
          <table:table-cell office:value-type="float" office:value="0.314175">
            <text:p>0.314175</text:p>
          </table:table-cell>
          <table:table-cell office:value-type="float" office:value="0.318742">
            <text:p>0.318742</text:p>
          </table:table-cell>
          <table:table-cell office:value-type="float" office:value="0.34004">
            <text:p>0.34004</text:p>
          </table:table-cell>
        </table:table-row>
        <table:table-row table:style-name="ro1">
          <table:table-cell office:value-type="float" office:value="3700.01270403782">
            <text:p>3700.0127040378</text:p>
          </table:table-cell>
          <table:table-cell office:value-type="float" office:value="0.333578">
            <text:p>0.333578</text:p>
          </table:table-cell>
          <table:table-cell office:value-type="float" office:value="0.290545">
            <text:p>0.290545</text:p>
          </table:table-cell>
          <table:table-cell office:value-type="float" office:value="0.313693">
            <text:p>0.313693</text:p>
          </table:table-cell>
          <table:table-cell office:value-type="float" office:value="0.331699">
            <text:p>0.331699</text:p>
          </table:table-cell>
          <table:table-cell office:value-type="float" office:value="0.339511">
            <text:p>0.339511</text:p>
          </table:table-cell>
        </table:table-row>
        <table:table-row table:style-name="ro1">
          <table:table-cell office:value-type="float" office:value="3720.01529603782">
            <text:p>3720.0152960378</text:p>
          </table:table-cell>
          <table:table-cell office:value-type="float" office:value="0.276934">
            <text:p>0.276934</text:p>
          </table:table-cell>
          <table:table-cell office:value-type="float" office:value="0.295745">
            <text:p>0.295745</text:p>
          </table:table-cell>
          <table:table-cell office:value-type="float" office:value="0.284834">
            <text:p>0.284834</text:p>
          </table:table-cell>
          <table:table-cell office:value-type="float" office:value="0.30757">
            <text:p>0.30757</text:p>
          </table:table-cell>
          <table:table-cell office:value-type="float" office:value="0.319829">
            <text:p>0.319829</text:p>
          </table:table-cell>
        </table:table-row>
        <table:table-row table:style-name="ro1">
          <table:table-cell office:value-type="float" office:value="3740.01302403782">
            <text:p>3740.0130240378</text:p>
          </table:table-cell>
          <table:table-cell office:value-type="float" office:value="0.314944">
            <text:p>0.314944</text:p>
          </table:table-cell>
          <table:table-cell office:value-type="float" office:value="0.316289">
            <text:p>0.316289</text:p>
          </table:table-cell>
          <table:table-cell office:value-type="float" office:value="0.284489">
            <text:p>0.284489</text:p>
          </table:table-cell>
          <table:table-cell office:value-type="float" office:value="0.306913">
            <text:p>0.306913</text:p>
          </table:table-cell>
          <table:table-cell office:value-type="float" office:value="0.319303">
            <text:p>0.319303</text:p>
          </table:table-cell>
        </table:table-row>
        <table:table-row table:style-name="ro1">
          <table:table-cell office:value-type="float" office:value="3760.01302403782">
            <text:p>3760.0130240378</text:p>
          </table:table-cell>
          <table:table-cell office:value-type="float" office:value="0.315497">
            <text:p>0.315497</text:p>
          </table:table-cell>
          <table:table-cell office:value-type="float" office:value="0.2853">
            <text:p>0.2853</text:p>
          </table:table-cell>
          <table:table-cell office:value-type="float" office:value="0.277946">
            <text:p>0.277946</text:p>
          </table:table-cell>
          <table:table-cell office:value-type="float" office:value="0.288389">
            <text:p>0.288389</text:p>
          </table:table-cell>
          <table:table-cell office:value-type="float" office:value="0.314656">
            <text:p>0.314656</text:p>
          </table:table-cell>
        </table:table-row>
        <table:table-row table:style-name="ro1">
          <table:table-cell office:value-type="float" office:value="3780.01708803782">
            <text:p>3780.0170880378</text:p>
          </table:table-cell>
          <table:table-cell office:value-type="float" office:value="0.315731">
            <text:p>0.315731</text:p>
          </table:table-cell>
          <table:table-cell office:value-type="float" office:value="0.312684">
            <text:p>0.312684</text:p>
          </table:table-cell>
          <table:table-cell office:value-type="float" office:value="0.309767">
            <text:p>0.309767</text:p>
          </table:table-cell>
          <table:table-cell office:value-type="float" office:value="0.288356">
            <text:p>0.288356</text:p>
          </table:table-cell>
          <table:table-cell office:value-type="float" office:value="0.314693">
            <text:p>0.314693</text:p>
          </table:table-cell>
        </table:table-row>
        <table:table-row table:style-name="ro1">
          <table:table-cell office:value-type="float" office:value="3800.01873603782">
            <text:p>3800.0187360378</text:p>
          </table:table-cell>
          <table:table-cell office:value-type="float" office:value="0.25082">
            <text:p>0.25082</text:p>
          </table:table-cell>
          <table:table-cell office:value-type="float" office:value="0.298492">
            <text:p>0.298492</text:p>
          </table:table-cell>
          <table:table-cell office:value-type="float" office:value="0.292139">
            <text:p>0.292139</text:p>
          </table:table-cell>
          <table:table-cell office:value-type="float" office:value="0.273987">
            <text:p>0.273987</text:p>
          </table:table-cell>
          <table:table-cell office:value-type="float" office:value="0.292701">
            <text:p>0.292701</text:p>
          </table:table-cell>
        </table:table-row>
        <table:table-row table:style-name="ro1">
          <table:table-cell office:value-type="float" office:value="3820.01713603782">
            <text:p>3820.0171360378</text:p>
          </table:table-cell>
          <table:table-cell office:value-type="float" office:value="0.309385">
            <text:p>0.309385</text:p>
          </table:table-cell>
          <table:table-cell office:value-type="float" office:value="0.299336">
            <text:p>0.299336</text:p>
          </table:table-cell>
          <table:table-cell office:value-type="float" office:value="0.292393">
            <text:p>0.292393</text:p>
          </table:table-cell>
          <table:table-cell office:value-type="float" office:value="0.300891">
            <text:p>0.300891</text:p>
          </table:table-cell>
          <table:table-cell office:value-type="float" office:value="0.292568">
            <text:p>0.292568</text:p>
          </table:table-cell>
        </table:table-row>
        <table:table-row table:style-name="ro1">
          <table:table-cell office:value-type="float" office:value="3840.01937603782">
            <text:p>3840.0193760378</text:p>
          </table:table-cell>
          <table:table-cell office:value-type="float" office:value="0.261579">
            <text:p>0.261579</text:p>
          </table:table-cell>
          <table:table-cell office:value-type="float" office:value="0.264795">
            <text:p>0.264795</text:p>
          </table:table-cell>
          <table:table-cell office:value-type="float" office:value="0.288181">
            <text:p>0.288181</text:p>
          </table:table-cell>
          <table:table-cell office:value-type="float" office:value="0.293446">
            <text:p>0.293446</text:p>
          </table:table-cell>
          <table:table-cell office:value-type="float" office:value="0.276814">
            <text:p>0.276814</text:p>
          </table:table-cell>
        </table:table-row>
        <table:table-row table:style-name="ro1">
          <table:table-cell office:value-type="float" office:value="3860.01657603782">
            <text:p>3860.0165760378</text:p>
          </table:table-cell>
          <table:table-cell office:value-type="float" office:value="0.307327">
            <text:p>0.307327</text:p>
          </table:table-cell>
          <table:table-cell office:value-type="float" office:value="0.306166">
            <text:p>0.306166</text:p>
          </table:table-cell>
          <table:table-cell office:value-type="float" office:value="0.311131">
            <text:p>0.311131</text:p>
          </table:table-cell>
          <table:table-cell office:value-type="float" office:value="0.293435">
            <text:p>0.293435</text:p>
          </table:table-cell>
          <table:table-cell office:value-type="float" office:value="0.286915">
            <text:p>0.286915</text:p>
          </table:table-cell>
        </table:table-row>
        <table:table-row table:style-name="ro1">
          <table:table-cell office:value-type="float" office:value="3880.01868803782">
            <text:p>3880.0186880378</text:p>
          </table:table-cell>
          <table:table-cell office:value-type="float" office:value="0.273963">
            <text:p>0.273963</text:p>
          </table:table-cell>
          <table:table-cell office:value-type="float" office:value="0.283584">
            <text:p>0.283584</text:p>
          </table:table-cell>
          <table:table-cell office:value-type="float" office:value="0.294765">
            <text:p>0.294765</text:p>
          </table:table-cell>
          <table:table-cell office:value-type="float" office:value="0.296515">
            <text:p>0.296515</text:p>
          </table:table-cell>
          <table:table-cell office:value-type="float" office:value="0.297832">
            <text:p>0.297832</text:p>
          </table:table-cell>
        </table:table-row>
        <table:table-row table:style-name="ro1">
          <table:table-cell office:value-type="float" office:value="3900.06868814522">
            <text:p>3900.0686881452</text:p>
          </table:table-cell>
          <table:table-cell office:value-type="float" office:value="0.3385">
            <text:p>0.3385</text:p>
          </table:table-cell>
          <table:table-cell office:value-type="float" office:value="0.314991">
            <text:p>0.314991</text:p>
          </table:table-cell>
          <table:table-cell office:value-type="float" office:value="0.294524">
            <text:p>0.294524</text:p>
          </table:table-cell>
          <table:table-cell office:value-type="float" office:value="0.315162">
            <text:p>0.315162</text:p>
          </table:table-cell>
          <table:table-cell office:value-type="float" office:value="0.307541">
            <text:p>0.307541</text:p>
          </table:table-cell>
        </table:table-row>
        <table:table-row table:style-name="ro1">
          <table:table-cell office:value-type="float" office:value="3920.0403681381">
            <text:p>3920.0403681381</text:p>
          </table:table-cell>
          <table:table-cell office:value-type="float" office:value="0.338692">
            <text:p>0.338692</text:p>
          </table:table-cell>
          <table:table-cell office:value-type="float" office:value="0.315731">
            <text:p>0.315731</text:p>
          </table:table-cell>
          <table:table-cell office:value-type="float" office:value="0.323945">
            <text:p>0.323945</text:p>
          </table:table-cell>
          <table:table-cell office:value-type="float" office:value="0.315693">
            <text:p>0.315693</text:p>
          </table:table-cell>
          <table:table-cell office:value-type="float" office:value="0.307811">
            <text:p>0.307811</text:p>
          </table:table-cell>
        </table:table-row>
        <table:table-row table:style-name="ro1">
          <table:table-cell office:value-type="float" office:value="3940.03019210634">
            <text:p>3940.0301921063</text:p>
          </table:table-cell>
          <table:table-cell office:value-type="float" office:value="0.388581">
            <text:p>0.388581</text:p>
          </table:table-cell>
          <table:table-cell office:value-type="float" office:value="0.363319">
            <text:p>0.363319</text:p>
          </table:table-cell>
          <table:table-cell office:value-type="float" office:value="0.324565">
            <text:p>0.324565</text:p>
          </table:table-cell>
          <table:table-cell office:value-type="float" office:value="0.315989">
            <text:p>0.315989</text:p>
          </table:table-cell>
          <table:table-cell office:value-type="float" office:value="0.321342">
            <text:p>0.321342</text:p>
          </table:table-cell>
        </table:table-row>
        <table:table-row table:style-name="ro1">
          <table:table-cell office:value-type="float" office:value="3960.02076803782">
            <text:p>3960.0207680378</text:p>
          </table:table-cell>
          <table:table-cell office:value-type="float" office:value="0.35153">
            <text:p>0.35153</text:p>
          </table:table-cell>
          <table:table-cell office:value-type="float" office:value="0.336416">
            <text:p>0.336416</text:p>
          </table:table-cell>
          <table:table-cell office:value-type="float" office:value="0.329126">
            <text:p>0.329126</text:p>
          </table:table-cell>
          <table:table-cell office:value-type="float" office:value="0.325006">
            <text:p>0.325006</text:p>
          </table:table-cell>
          <table:table-cell office:value-type="float" office:value="0.324528">
            <text:p>0.324528</text:p>
          </table:table-cell>
        </table:table-row>
        <table:table-row table:style-name="ro1">
          <table:table-cell office:value-type="float" office:value="3980.02001603782">
            <text:p>3980.0200160378</text:p>
          </table:table-cell>
          <table:table-cell office:value-type="float" office:value="0.345355">
            <text:p>0.345355</text:p>
          </table:table-cell>
          <table:table-cell office:value-type="float" office:value="0.343233">
            <text:p>0.343233</text:p>
          </table:table-cell>
          <table:table-cell office:value-type="float" office:value="0.309564">
            <text:p>0.309564</text:p>
          </table:table-cell>
          <table:table-cell office:value-type="float" office:value="0.309196">
            <text:p>0.309196</text:p>
          </table:table-cell>
          <table:table-cell office:value-type="float" office:value="0.311607">
            <text:p>0.311607</text:p>
          </table:table-cell>
        </table:table-row>
        <table:table-row table:style-name="ro1">
          <table:table-cell office:value-type="float" office:value="4000.01809603782">
            <text:p>4000.0180960378</text:p>
          </table:table-cell>
          <table:table-cell office:value-type="float" office:value="0.298683">
            <text:p>0.298683</text:p>
          </table:table-cell>
          <table:table-cell office:value-type="float" office:value="0.309819">
            <text:p>0.309819</text:p>
          </table:table-cell>
          <table:table-cell office:value-type="float" office:value="0.318156">
            <text:p>0.318156</text:p>
          </table:table-cell>
          <table:table-cell office:value-type="float" office:value="0.307688">
            <text:p>0.307688</text:p>
          </table:table-cell>
          <table:table-cell office:value-type="float" office:value="0.295706">
            <text:p>0.295706</text:p>
          </table:table-cell>
        </table:table-row>
        <table:table-row table:style-name="ro1">
          <table:table-cell office:value-type="float" office:value="4020.01585603782">
            <text:p>4020.0158560378</text:p>
          </table:table-cell>
          <table:table-cell office:value-type="float" office:value="0.298985">
            <text:p>0.298985</text:p>
          </table:table-cell>
          <table:table-cell office:value-type="float" office:value="0.333228">
            <text:p>0.333228</text:p>
          </table:table-cell>
          <table:table-cell office:value-type="float" office:value="0.31866">
            <text:p>0.31866</text:p>
          </table:table-cell>
          <table:table-cell office:value-type="float" office:value="0.308397">
            <text:p>0.308397</text:p>
          </table:table-cell>
          <table:table-cell office:value-type="float" office:value="0.31535">
            <text:p>0.31535</text:p>
          </table:table-cell>
        </table:table-row>
        <table:table-row table:style-name="ro1">
          <table:table-cell office:value-type="float" office:value="4040.01553603782">
            <text:p>4040.0155360378</text:p>
          </table:table-cell>
          <table:table-cell office:value-type="float" office:value="0.267139">
            <text:p>0.267139</text:p>
          </table:table-cell>
          <table:table-cell office:value-type="float" office:value="0.308508">
            <text:p>0.308508</text:p>
          </table:table-cell>
          <table:table-cell office:value-type="float" office:value="0.325043">
            <text:p>0.325043</text:p>
          </table:table-cell>
          <table:table-cell office:value-type="float" office:value="0.320846">
            <text:p>0.320846</text:p>
          </table:table-cell>
          <table:table-cell office:value-type="float" office:value="0.303887">
            <text:p>0.303887</text:p>
          </table:table-cell>
        </table:table-row>
        <table:table-row table:style-name="ro1">
          <table:table-cell office:value-type="float" office:value="4060.01553603782">
            <text:p>4060.0155360378</text:p>
          </table:table-cell>
          <table:table-cell office:value-type="float" office:value="0.2992">
            <text:p>0.2992</text:p>
          </table:table-cell>
          <table:table-cell office:value-type="float" office:value="0.308237">
            <text:p>0.308237</text:p>
          </table:table-cell>
          <table:table-cell office:value-type="float" office:value="0.325134">
            <text:p>0.325134</text:p>
          </table:table-cell>
          <table:table-cell office:value-type="float" office:value="0.320707">
            <text:p>0.320707</text:p>
          </table:table-cell>
          <table:table-cell office:value-type="float" office:value="0.318692">
            <text:p>0.318692</text:p>
          </table:table-cell>
        </table:table-row>
        <table:table-row table:style-name="ro1">
          <table:table-cell office:value-type="float" office:value="4080.01489603782">
            <text:p>4080.0148960378</text:p>
          </table:table-cell>
          <table:table-cell office:value-type="float" office:value="0.339558">
            <text:p>0.339558</text:p>
          </table:table-cell>
          <table:table-cell office:value-type="float" office:value="0.308924">
            <text:p>0.308924</text:p>
          </table:table-cell>
          <table:table-cell office:value-type="float" office:value="0.34235">
            <text:p>0.34235</text:p>
          </table:table-cell>
          <table:table-cell office:value-type="float" office:value="0.341479">
            <text:p>0.341479</text:p>
          </table:table-cell>
          <table:table-cell office:value-type="float" office:value="0.319374">
            <text:p>0.319374</text:p>
          </table:table-cell>
        </table:table-row>
        <table:table-row table:style-name="ro1">
          <table:table-cell office:value-type="float" office:value="4100.02033603782">
            <text:p>4100.0203360378</text:p>
          </table:table-cell>
          <table:table-cell office:value-type="float" office:value="0.356108">
            <text:p>0.356108</text:p>
          </table:table-cell>
          <table:table-cell office:value-type="float" office:value="0.311906">
            <text:p>0.311906</text:p>
          </table:table-cell>
          <table:table-cell office:value-type="float" office:value="0.326648">
            <text:p>0.326648</text:p>
          </table:table-cell>
          <table:table-cell office:value-type="float" office:value="0.328345">
            <text:p>0.328345</text:p>
          </table:table-cell>
          <table:table-cell office:value-type="float" office:value="0.330563">
            <text:p>0.330563</text:p>
          </table:table-cell>
        </table:table-row>
        <table:table-row table:style-name="ro1">
          <table:table-cell office:value-type="float" office:value="4120.01873603782">
            <text:p>4120.0187360378</text:p>
          </table:table-cell>
          <table:table-cell office:value-type="float" office:value="0.353836">
            <text:p>0.353836</text:p>
          </table:table-cell>
          <table:table-cell office:value-type="float" office:value="0.339242">
            <text:p>0.339242</text:p>
          </table:table-cell>
          <table:table-cell office:value-type="float" office:value="0.326282">
            <text:p>0.326282</text:p>
          </table:table-cell>
          <table:table-cell office:value-type="float" office:value="0.341788">
            <text:p>0.341788</text:p>
          </table:table-cell>
          <table:table-cell office:value-type="float" office:value="0.330369">
            <text:p>0.330369</text:p>
          </table:table-cell>
        </table:table-row>
        <table:table-row table:style-name="ro1">
          <table:table-cell office:value-type="float" office:value="4140.01465603782">
            <text:p>4140.0146560378</text:p>
          </table:table-cell>
          <table:table-cell office:value-type="float" office:value="0.355046">
            <text:p>0.355046</text:p>
          </table:table-cell>
          <table:table-cell office:value-type="float" office:value="0.349298">
            <text:p>0.349298</text:p>
          </table:table-cell>
          <table:table-cell office:value-type="float" office:value="0.309698">
            <text:p>0.309698</text:p>
          </table:table-cell>
          <table:table-cell office:value-type="float" office:value="0.327794">
            <text:p>0.327794</text:p>
          </table:table-cell>
          <table:table-cell office:value-type="float" office:value="0.335002">
            <text:p>0.335002</text:p>
          </table:table-cell>
        </table:table-row>
        <table:table-row table:style-name="ro1">
          <table:table-cell office:value-type="float" office:value="4160.01430403782">
            <text:p>4160.0143040378</text:p>
          </table:table-cell>
          <table:table-cell office:value-type="float" office:value="0.318576">
            <text:p>0.318576</text:p>
          </table:table-cell>
          <table:table-cell office:value-type="float" office:value="0.322251">
            <text:p>0.322251</text:p>
          </table:table-cell>
          <table:table-cell office:value-type="float" office:value="0.308886">
            <text:p>0.308886</text:p>
          </table:table-cell>
          <table:table-cell office:value-type="float" office:value="0.312532">
            <text:p>0.312532</text:p>
          </table:table-cell>
          <table:table-cell office:value-type="float" office:value="0.322867">
            <text:p>0.322867</text:p>
          </table:table-cell>
        </table:table-row>
        <table:table-row table:style-name="ro1">
          <table:table-cell office:value-type="float" office:value="4180.01433603782">
            <text:p>4180.0143360378</text:p>
          </table:table-cell>
          <table:table-cell office:value-type="float" office:value="0.278766">
            <text:p>0.278766</text:p>
          </table:table-cell>
          <table:table-cell office:value-type="float" office:value="0.314829">
            <text:p>0.314829</text:p>
          </table:table-cell>
          <table:table-cell office:value-type="float" office:value="0.305232">
            <text:p>0.305232</text:p>
          </table:table-cell>
          <table:table-cell office:value-type="float" office:value="0.29465">
            <text:p>0.29465</text:p>
          </table:table-cell>
          <table:table-cell office:value-type="float" office:value="0.318277">
            <text:p>0.318277</text:p>
          </table:table-cell>
        </table:table-row>
        <table:table-row table:style-name="ro1">
          <table:table-cell office:value-type="float" office:value="4200.01361603782">
            <text:p>4200.0136160378</text:p>
          </table:table-cell>
          <table:table-cell office:value-type="float" office:value="0.303252">
            <text:p>0.303252</text:p>
          </table:table-cell>
          <table:table-cell office:value-type="float" office:value="0.314337">
            <text:p>0.314337</text:p>
          </table:table-cell>
          <table:table-cell office:value-type="float" office:value="0.328369">
            <text:p>0.328369</text:p>
          </table:table-cell>
          <table:table-cell office:value-type="float" office:value="0.30803">
            <text:p>0.30803</text:p>
          </table:table-cell>
          <table:table-cell office:value-type="float" office:value="0.318376">
            <text:p>0.318376</text:p>
          </table:table-cell>
        </table:table-row>
        <table:table-row table:style-name="ro1">
          <table:table-cell office:value-type="float" office:value="4220.01561603782">
            <text:p>4220.0156160378</text:p>
          </table:table-cell>
          <table:table-cell office:value-type="float" office:value="0.277319">
            <text:p>0.277319</text:p>
          </table:table-cell>
          <table:table-cell office:value-type="float" office:value="0.29515">
            <text:p>0.29515</text:p>
          </table:table-cell>
          <table:table-cell office:value-type="float" office:value="0.313394">
            <text:p>0.313394</text:p>
          </table:table-cell>
          <table:table-cell office:value-type="float" office:value="0.31112">
            <text:p>0.31112</text:p>
          </table:table-cell>
          <table:table-cell office:value-type="float" office:value="0.308513">
            <text:p>0.308513</text:p>
          </table:table-cell>
        </table:table-row>
        <table:table-row table:style-name="ro1">
          <table:table-cell office:value-type="float" office:value="4240.01430403782">
            <text:p>4240.0143040378</text:p>
          </table:table-cell>
          <table:table-cell office:value-type="float" office:value="0.261514">
            <text:p>0.261514</text:p>
          </table:table-cell>
          <table:table-cell office:value-type="float" office:value="0.281138">
            <text:p>0.281138</text:p>
          </table:table-cell>
          <table:table-cell office:value-type="float" office:value="0.305766">
            <text:p>0.305766</text:p>
          </table:table-cell>
          <table:table-cell office:value-type="float" office:value="0.310138">
            <text:p>0.310138</text:p>
          </table:table-cell>
          <table:table-cell office:value-type="float" office:value="0.292683">
            <text:p>0.292683</text:p>
          </table:table-cell>
        </table:table-row>
        <table:table-row table:style-name="ro1">
          <table:table-cell office:value-type="float" office:value="4260.01553603782">
            <text:p>4260.0155360378</text:p>
          </table:table-cell>
          <table:table-cell office:value-type="float" office:value="0.161228">
            <text:p>0.161228</text:p>
          </table:table-cell>
          <table:table-cell office:value-type="float" office:value="0.068711">
            <text:p>0.068711</text:p>
          </table:table-cell>
          <table:table-cell office:value-type="float" office:value="0.125096">
            <text:p>0.125096</text:p>
          </table:table-cell>
          <table:table-cell office:value-type="float" office:value="0.154614">
            <text:p>0.154614</text:p>
          </table:table-cell>
          <table:table-cell office:value-type="float" office:value="0.177111">
            <text:p>0.177111</text:p>
          </table:table-cell>
        </table:table-row>
        <table:table-row table:style-name="ro1">
          <table:table-cell office:value-type="float" office:value="4280.01713603782">
            <text:p>4280.0171360378</text:p>
          </table:table-cell>
          <table:table-cell office:value-type="float" office:value="0.175345">
            <text:p>0.175345</text:p>
          </table:table-cell>
          <table:table-cell office:value-type="float" office:value="0.0954354">
            <text:p>0.0954354</text:p>
          </table:table-cell>
          <table:table-cell office:value-type="float" office:value="0.122821">
            <text:p>0.122821</text:p>
          </table:table-cell>
          <table:table-cell office:value-type="float" office:value="0.173169">
            <text:p>0.173169</text:p>
          </table:table-cell>
          <table:table-cell office:value-type="float" office:value="0.192169">
            <text:p>0.192169</text:p>
          </table:table-cell>
        </table:table-row>
        <table:table-row table:style-name="ro1">
          <table:table-cell office:value-type="float" office:value="4300.02036803782">
            <text:p>4300.0203680378</text:p>
          </table:table-cell>
          <table:table-cell office:value-type="float" office:value="0.187389">
            <text:p>0.187389</text:p>
          </table:table-cell>
          <table:table-cell office:value-type="float" office:value="0.136686">
            <text:p>0.136686</text:p>
          </table:table-cell>
          <table:table-cell office:value-type="float" office:value="0.147765">
            <text:p>0.147765</text:p>
          </table:table-cell>
          <table:table-cell office:value-type="float" office:value="0.176196">
            <text:p>0.176196</text:p>
          </table:table-cell>
          <table:table-cell office:value-type="float" office:value="0.211614">
            <text:p>0.211614</text:p>
          </table:table-cell>
        </table:table-row>
        <table:table-row table:style-name="ro1">
          <table:table-cell office:value-type="float" office:value="4320.01881603782">
            <text:p>4320.0188160378</text:p>
          </table:table-cell>
          <table:table-cell office:value-type="float" office:value="0.228346">
            <text:p>0.228346</text:p>
          </table:table-cell>
          <table:table-cell office:value-type="float" office:value="0.181103">
            <text:p>0.181103</text:p>
          </table:table-cell>
          <table:table-cell office:value-type="float" office:value="0.153202">
            <text:p>0.153202</text:p>
          </table:table-cell>
          <table:table-cell office:value-type="float" office:value="0.176074">
            <text:p>0.176074</text:p>
          </table:table-cell>
          <table:table-cell office:value-type="float" office:value="0.21153">
            <text:p>0.21153</text:p>
          </table:table-cell>
        </table:table-row>
        <table:table-row table:style-name="ro1">
          <table:table-cell office:value-type="float" office:value="4340.01745603782">
            <text:p>4340.0174560378</text:p>
          </table:table-cell>
          <table:table-cell office:value-type="float" office:value="0.225981">
            <text:p>0.225981</text:p>
          </table:table-cell>
          <table:table-cell office:value-type="float" office:value="0.150499">
            <text:p>0.150499</text:p>
          </table:table-cell>
          <table:table-cell office:value-type="float" office:value="0.151578">
            <text:p>0.151578</text:p>
          </table:table-cell>
          <table:table-cell office:value-type="float" office:value="0.174484">
            <text:p>0.174484</text:p>
          </table:table-cell>
          <table:table-cell office:value-type="float" office:value="0.211142">
            <text:p>0.211142</text:p>
          </table:table-cell>
        </table:table-row>
        <table:table-row table:style-name="ro1">
          <table:table-cell office:value-type="float" office:value="4360.01590403782">
            <text:p>4360.0159040378</text:p>
          </table:table-cell>
          <table:table-cell office:value-type="float" office:value="0.391123">
            <text:p>0.391123</text:p>
          </table:table-cell>
          <table:table-cell office:value-type="float" office:value="0.182626">
            <text:p>0.182626</text:p>
          </table:table-cell>
          <table:table-cell office:value-type="float" office:value="0.177205">
            <text:p>0.177205</text:p>
          </table:table-cell>
          <table:table-cell office:value-type="float" office:value="0.17583">
            <text:p>0.17583</text:p>
          </table:table-cell>
          <table:table-cell office:value-type="float" office:value="0.211834">
            <text:p>0.211834</text:p>
          </table:table-cell>
        </table:table-row>
        <table:table-row table:style-name="ro1">
          <table:table-cell office:value-type="float" office:value="4380.01657603782">
            <text:p>4380.0165760378</text:p>
          </table:table-cell>
          <table:table-cell office:value-type="float" office:value="0.393993">
            <text:p>0.393993</text:p>
          </table:table-cell>
          <table:table-cell office:value-type="float" office:value="0.226899">
            <text:p>0.226899</text:p>
          </table:table-cell>
          <table:table-cell office:value-type="float" office:value="0.210137">
            <text:p>0.210137</text:p>
          </table:table-cell>
          <table:table-cell office:value-type="float" office:value="0.19656">
            <text:p>0.19656</text:p>
          </table:table-cell>
          <table:table-cell office:value-type="float" office:value="0.211952">
            <text:p>0.211952</text:p>
          </table:table-cell>
        </table:table-row>
        <table:table-row table:style-name="ro1">
          <table:table-cell office:value-type="float" office:value="4400.01873603782">
            <text:p>4400.0187360378</text:p>
          </table:table-cell>
          <table:table-cell office:value-type="float" office:value="0.389313">
            <text:p>0.389313</text:p>
          </table:table-cell>
          <table:table-cell office:value-type="float" office:value="0.402542">
            <text:p>0.402542</text:p>
          </table:table-cell>
          <table:table-cell office:value-type="float" office:value="0.209094">
            <text:p>0.209094</text:p>
          </table:table-cell>
          <table:table-cell office:value-type="float" office:value="0.216035">
            <text:p>0.216035</text:p>
          </table:table-cell>
          <table:table-cell office:value-type="float" office:value="0.224666">
            <text:p>0.224666</text:p>
          </table:table-cell>
        </table:table-row>
        <table:table-row table:style-name="ro1">
          <table:table-cell office:value-type="float" office:value="4420.01972803782">
            <text:p>4420.0197280378</text:p>
          </table:table-cell>
          <table:table-cell office:value-type="float" office:value="0.386538">
            <text:p>0.386538</text:p>
          </table:table-cell>
          <table:table-cell office:value-type="float" office:value="0.401905">
            <text:p>0.401905</text:p>
          </table:table-cell>
          <table:table-cell office:value-type="float" office:value="0.232303">
            <text:p>0.232303</text:p>
          </table:table-cell>
          <table:table-cell office:value-type="float" office:value="0.239917">
            <text:p>0.239917</text:p>
          </table:table-cell>
          <table:table-cell office:value-type="float" office:value="0.2256">
            <text:p>0.2256</text:p>
          </table:table-cell>
        </table:table-row>
        <table:table-row table:style-name="ro1">
          <table:table-cell office:value-type="float" office:value="4440.01753603782">
            <text:p>4440.0175360378</text:p>
          </table:table-cell>
          <table:table-cell office:value-type="float" office:value="0.428992">
            <text:p>0.428992</text:p>
          </table:table-cell>
          <table:table-cell office:value-type="float" office:value="0.400289">
            <text:p>0.400289</text:p>
          </table:table-cell>
          <table:table-cell office:value-type="float" office:value="0.262112">
            <text:p>0.262112</text:p>
          </table:table-cell>
          <table:table-cell office:value-type="float" office:value="0.241068">
            <text:p>0.241068</text:p>
          </table:table-cell>
          <table:table-cell office:value-type="float" office:value="0.240024">
            <text:p>0.240024</text:p>
          </table:table-cell>
        </table:table-row>
        <table:table-row table:style-name="ro1">
          <table:table-cell office:value-type="float" office:value="4460.01625603782">
            <text:p>4460.0162560378</text:p>
          </table:table-cell>
          <table:table-cell office:value-type="float" office:value="0.43207">
            <text:p>0.43207</text:p>
          </table:table-cell>
          <table:table-cell office:value-type="float" office:value="0.400222">
            <text:p>0.400222</text:p>
          </table:table-cell>
          <table:table-cell office:value-type="float" office:value="0.41148">
            <text:p>0.41148</text:p>
          </table:table-cell>
          <table:table-cell office:value-type="float" office:value="0.261926">
            <text:p>0.261926</text:p>
          </table:table-cell>
          <table:table-cell office:value-type="float" office:value="0.257558">
            <text:p>0.257558</text:p>
          </table:table-cell>
        </table:table-row>
        <table:table-row table:style-name="ro1">
          <table:table-cell office:value-type="float" office:value="4480.01649603782">
            <text:p>4480.0164960378</text:p>
          </table:table-cell>
          <table:table-cell office:value-type="float" office:value="0.428343">
            <text:p>0.428343</text:p>
          </table:table-cell>
          <table:table-cell office:value-type="float" office:value="0.430514">
            <text:p>0.430514</text:p>
          </table:table-cell>
          <table:table-cell office:value-type="float" office:value="0.411168">
            <text:p>0.411168</text:p>
          </table:table-cell>
          <table:table-cell office:value-type="float" office:value="0.286549">
            <text:p>0.286549</text:p>
          </table:table-cell>
          <table:table-cell office:value-type="float" office:value="0.27639">
            <text:p>0.27639</text:p>
          </table:table-cell>
        </table:table-row>
        <table:table-row table:style-name="ro1">
          <table:table-cell office:value-type="float" office:value="4500.01876803782">
            <text:p>4500.0187680378</text:p>
          </table:table-cell>
          <table:table-cell office:value-type="float" office:value="0.386197">
            <text:p>0.386197</text:p>
          </table:table-cell>
          <table:table-cell office:value-type="float" office:value="0.398821">
            <text:p>0.398821</text:p>
          </table:table-cell>
          <table:table-cell office:value-type="float" office:value="0.387728">
            <text:p>0.387728</text:p>
          </table:table-cell>
          <table:table-cell office:value-type="float" office:value="0.395604">
            <text:p>0.395604</text:p>
          </table:table-cell>
          <table:table-cell office:value-type="float" office:value="0.260248">
            <text:p>0.260248</text:p>
          </table:table-cell>
        </table:table-row>
        <table:table-row table:style-name="ro1">
          <table:table-cell office:value-type="float" office:value="4520.01782403782">
            <text:p>4520.0178240378</text:p>
          </table:table-cell>
          <table:table-cell office:value-type="float" office:value="0.38707">
            <text:p>0.38707</text:p>
          </table:table-cell>
          <table:table-cell office:value-type="float" office:value="0.397021">
            <text:p>0.397021</text:p>
          </table:table-cell>
          <table:table-cell office:value-type="float" office:value="0.386803">
            <text:p>0.386803</text:p>
          </table:table-cell>
          <table:table-cell office:value-type="float" office:value="0.395622">
            <text:p>0.395622</text:p>
          </table:table-cell>
          <table:table-cell office:value-type="float" office:value="0.274901">
            <text:p>0.274901</text:p>
          </table:table-cell>
        </table:table-row>
        <table:table-row table:style-name="ro1">
          <table:table-cell office:value-type="float" office:value="4540.01780803782">
            <text:p>4540.0178080378</text:p>
          </table:table-cell>
          <table:table-cell office:value-type="float" office:value="0.388478">
            <text:p>0.388478</text:p>
          </table:table-cell>
          <table:table-cell office:value-type="float" office:value="0.399681">
            <text:p>0.399681</text:p>
          </table:table-cell>
          <table:table-cell office:value-type="float" office:value="0.408629">
            <text:p>0.408629</text:p>
          </table:table-cell>
          <table:table-cell office:value-type="float" office:value="0.395356">
            <text:p>0.395356</text:p>
          </table:table-cell>
          <table:table-cell office:value-type="float" office:value="0.295667">
            <text:p>0.295667</text:p>
          </table:table-cell>
        </table:table-row>
        <table:table-row table:style-name="ro1">
          <table:table-cell office:value-type="float" office:value="4560.01302403782">
            <text:p>4560.0130240378</text:p>
          </table:table-cell>
          <table:table-cell office:value-type="float" office:value="0.351758">
            <text:p>0.351758</text:p>
          </table:table-cell>
          <table:table-cell office:value-type="float" office:value="0.374322">
            <text:p>0.374322</text:p>
          </table:table-cell>
          <table:table-cell office:value-type="float" office:value="0.390454">
            <text:p>0.390454</text:p>
          </table:table-cell>
          <table:table-cell office:value-type="float" office:value="0.379387">
            <text:p>0.379387</text:p>
          </table:table-cell>
          <table:table-cell office:value-type="float" office:value="0.390638">
            <text:p>0.390638</text:p>
          </table:table-cell>
        </table:table-row>
        <table:table-row table:style-name="ro1">
          <table:table-cell office:value-type="float" office:value="4580.01401603782">
            <text:p>4580.0140160378</text:p>
          </table:table-cell>
          <table:table-cell office:value-type="float" office:value="0.35119">
            <text:p>0.35119</text:p>
          </table:table-cell>
          <table:table-cell office:value-type="float" office:value="0.373442">
            <text:p>0.373442</text:p>
          </table:table-cell>
          <table:table-cell office:value-type="float" office:value="0.388611">
            <text:p>0.388611</text:p>
          </table:table-cell>
          <table:table-cell office:value-type="float" office:value="0.396164">
            <text:p>0.396164</text:p>
          </table:table-cell>
          <table:table-cell office:value-type="float" office:value="0.390195">
            <text:p>0.390195</text:p>
          </table:table-cell>
        </table:table-row>
        <table:table-row table:style-name="ro1">
          <table:table-cell office:value-type="float" office:value="4600.01489603782">
            <text:p>4600.0148960378</text:p>
          </table:table-cell>
          <table:table-cell office:value-type="float" office:value="0.392457">
            <text:p>0.392457</text:p>
          </table:table-cell>
          <table:table-cell office:value-type="float" office:value="0.3719">
            <text:p>0.3719</text:p>
          </table:table-cell>
          <table:table-cell office:value-type="float" office:value="0.389327">
            <text:p>0.389327</text:p>
          </table:table-cell>
          <table:table-cell office:value-type="float" office:value="0.396145">
            <text:p>0.396145</text:p>
          </table:table-cell>
          <table:table-cell office:value-type="float" office:value="0.389301">
            <text:p>0.389301</text:p>
          </table:table-cell>
        </table:table-row>
        <table:table-row table:style-name="ro1">
          <table:table-cell office:value-type="float" office:value="4620.01489603782">
            <text:p>4620.0148960378</text:p>
          </table:table-cell>
          <table:table-cell office:value-type="float" office:value="0.356269">
            <text:p>0.356269</text:p>
          </table:table-cell>
          <table:table-cell office:value-type="float" office:value="0.347252">
            <text:p>0.347252</text:p>
          </table:table-cell>
          <table:table-cell office:value-type="float" office:value="0.371221">
            <text:p>0.371221</text:p>
          </table:table-cell>
          <table:table-cell office:value-type="float" office:value="0.379556">
            <text:p>0.379556</text:p>
          </table:table-cell>
          <table:table-cell office:value-type="float" office:value="0.376252">
            <text:p>0.376252</text:p>
          </table:table-cell>
        </table:table-row>
        <table:table-row table:style-name="ro1">
          <table:table-cell office:value-type="float" office:value="4640.01649603782">
            <text:p>4640.0164960378</text:p>
          </table:table-cell>
          <table:table-cell office:value-type="float" office:value="0.354518">
            <text:p>0.354518</text:p>
          </table:table-cell>
          <table:table-cell office:value-type="float" office:value="0.375069">
            <text:p>0.375069</text:p>
          </table:table-cell>
          <table:table-cell office:value-type="float" office:value="0.37036">
            <text:p>0.37036</text:p>
          </table:table-cell>
          <table:table-cell office:value-type="float" office:value="0.379557">
            <text:p>0.379557</text:p>
          </table:table-cell>
          <table:table-cell office:value-type="float" office:value="0.389248">
            <text:p>0.389248</text:p>
          </table:table-cell>
        </table:table-row>
        <table:table-row table:style-name="ro1">
          <table:table-cell office:value-type="float" office:value="4660.02316803782">
            <text:p>4660.0231680378</text:p>
          </table:table-cell>
          <table:table-cell office:value-type="float" office:value="0.390543">
            <text:p>0.390543</text:p>
          </table:table-cell>
          <table:table-cell office:value-type="float" office:value="0.376941">
            <text:p>0.376941</text:p>
          </table:table-cell>
          <table:table-cell office:value-type="float" office:value="0.37091">
            <text:p>0.37091</text:p>
          </table:table-cell>
          <table:table-cell office:value-type="float" office:value="0.381077">
            <text:p>0.381077</text:p>
          </table:table-cell>
          <table:table-cell office:value-type="float" office:value="0.39046">
            <text:p>0.39046</text:p>
          </table:table-cell>
        </table:table-row>
        <table:table-row table:style-name="ro1">
          <table:table-cell office:value-type="float" office:value="4680.02220803782">
            <text:p>4680.0222080378</text:p>
          </table:table-cell>
          <table:table-cell office:value-type="float" office:value="0.35345">
            <text:p>0.35345</text:p>
          </table:table-cell>
          <table:table-cell office:value-type="float" office:value="0.349494">
            <text:p>0.349494</text:p>
          </table:table-cell>
          <table:table-cell office:value-type="float" office:value="0.352315">
            <text:p>0.352315</text:p>
          </table:table-cell>
          <table:table-cell office:value-type="float" office:value="0.364865">
            <text:p>0.364865</text:p>
          </table:table-cell>
          <table:table-cell office:value-type="float" office:value="0.376518">
            <text:p>0.376518</text:p>
          </table:table-cell>
        </table:table-row>
        <table:table-row table:style-name="ro1">
          <table:table-cell office:value-type="float" office:value="4700.01753603782">
            <text:p>4700.0175360378</text:p>
          </table:table-cell>
          <table:table-cell office:value-type="float" office:value="0.323353">
            <text:p>0.323353</text:p>
          </table:table-cell>
          <table:table-cell office:value-type="float" office:value="0.349718">
            <text:p>0.349718</text:p>
          </table:table-cell>
          <table:table-cell office:value-type="float" office:value="0.355911">
            <text:p>0.355911</text:p>
          </table:table-cell>
          <table:table-cell office:value-type="float" office:value="0.350518">
            <text:p>0.350518</text:p>
          </table:table-cell>
          <table:table-cell office:value-type="float" office:value="0.365642">
            <text:p>0.365642</text:p>
          </table:table-cell>
        </table:table-row>
        <table:table-row table:style-name="ro1">
          <table:table-cell office:value-type="float" office:value="4720.01398403782">
            <text:p>4720.0139840378</text:p>
          </table:table-cell>
          <table:table-cell office:value-type="float" office:value="0.354753">
            <text:p>0.354753</text:p>
          </table:table-cell>
          <table:table-cell office:value-type="float" office:value="0.34991">
            <text:p>0.34991</text:p>
          </table:table-cell>
          <table:table-cell office:value-type="float" office:value="0.355491">
            <text:p>0.355491</text:p>
          </table:table-cell>
          <table:table-cell office:value-type="float" office:value="0.350378">
            <text:p>0.350378</text:p>
          </table:table-cell>
          <table:table-cell office:value-type="float" office:value="0.36552">
            <text:p>0.36552</text:p>
          </table:table-cell>
        </table:table-row>
        <table:table-row table:style-name="ro1">
          <table:table-cell office:value-type="float" office:value="4740.01334403782">
            <text:p>4740.0133440378</text:p>
          </table:table-cell>
          <table:table-cell office:value-type="float" office:value="0.321301">
            <text:p>0.321301</text:p>
          </table:table-cell>
          <table:table-cell office:value-type="float" office:value="0.326133">
            <text:p>0.326133</text:p>
          </table:table-cell>
          <table:table-cell office:value-type="float" office:value="0.337717">
            <text:p>0.337717</text:p>
          </table:table-cell>
          <table:table-cell office:value-type="float" office:value="0.35176">
            <text:p>0.35176</text:p>
          </table:table-cell>
          <table:table-cell office:value-type="float" office:value="0.353172">
            <text:p>0.353172</text:p>
          </table:table-cell>
        </table:table-row>
        <table:table-row table:style-name="ro1">
          <table:table-cell office:value-type="float" office:value="4760.01846403782">
            <text:p>4760.0184640378</text:p>
          </table:table-cell>
          <table:table-cell office:value-type="float" office:value="0.320903">
            <text:p>0.320903</text:p>
          </table:table-cell>
          <table:table-cell office:value-type="float" office:value="0.349362">
            <text:p>0.349362</text:p>
          </table:table-cell>
          <table:table-cell office:value-type="float" office:value="0.353879">
            <text:p>0.353879</text:p>
          </table:table-cell>
          <table:table-cell office:value-type="float" office:value="0.352219">
            <text:p>0.352219</text:p>
          </table:table-cell>
          <table:table-cell office:value-type="float" office:value="0.353157">
            <text:p>0.353157</text:p>
          </table:table-cell>
        </table:table-row>
        <table:table-row table:style-name="ro1">
          <table:table-cell office:value-type="float" office:value="4780.01174403782">
            <text:p>4780.0117440378</text:p>
          </table:table-cell>
          <table:table-cell office:value-type="float" office:value="0.3553">
            <text:p>0.3553</text:p>
          </table:table-cell>
          <table:table-cell office:value-type="float" office:value="0.350166">
            <text:p>0.350166</text:p>
          </table:table-cell>
          <table:table-cell office:value-type="float" office:value="0.354375">
            <text:p>0.354375</text:p>
          </table:table-cell>
          <table:table-cell office:value-type="float" office:value="0.351899">
            <text:p>0.351899</text:p>
          </table:table-cell>
          <table:table-cell office:value-type="float" office:value="0.353309">
            <text:p>0.353309</text:p>
          </table:table-cell>
        </table:table-row>
        <table:table-row table:style-name="ro1">
          <table:table-cell office:value-type="float" office:value="4800.01718403782">
            <text:p>4800.0171840378</text:p>
          </table:table-cell>
          <table:table-cell office:value-type="float" office:value="0.348808">
            <text:p>0.348808</text:p>
          </table:table-cell>
          <table:table-cell office:value-type="float" office:value="0.322286">
            <text:p>0.322286</text:p>
          </table:table-cell>
          <table:table-cell office:value-type="float" office:value="0.335554">
            <text:p>0.335554</text:p>
          </table:table-cell>
          <table:table-cell office:value-type="float" office:value="0.349315">
            <text:p>0.349315</text:p>
          </table:table-cell>
          <table:table-cell office:value-type="float" office:value="0.353543">
            <text:p>0.353543</text:p>
          </table:table-cell>
        </table:table-row>
        <table:table-row table:style-name="ro1">
          <table:table-cell office:value-type="float" office:value="4820.01497603782">
            <text:p>4820.0149760378</text:p>
          </table:table-cell>
          <table:table-cell office:value-type="float" office:value="0.294996">
            <text:p>0.294996</text:p>
          </table:table-cell>
          <table:table-cell office:value-type="float" office:value="0.308445">
            <text:p>0.308445</text:p>
          </table:table-cell>
          <table:table-cell office:value-type="float" office:value="0.324808">
            <text:p>0.324808</text:p>
          </table:table-cell>
          <table:table-cell office:value-type="float" office:value="0.327004">
            <text:p>0.327004</text:p>
          </table:table-cell>
          <table:table-cell office:value-type="float" office:value="0.335233">
            <text:p>0.335233</text:p>
          </table:table-cell>
        </table:table-row>
        <table:table-row table:style-name="ro1">
          <table:table-cell office:value-type="float" office:value="4840.01553603782">
            <text:p>4840.0155360378</text:p>
          </table:table-cell>
          <table:table-cell office:value-type="float" office:value="0.332051">
            <text:p>0.332051</text:p>
          </table:table-cell>
          <table:table-cell office:value-type="float" office:value="0.33111">
            <text:p>0.33111</text:p>
          </table:table-cell>
          <table:table-cell office:value-type="float" office:value="0.325356">
            <text:p>0.325356</text:p>
          </table:table-cell>
          <table:table-cell office:value-type="float" office:value="0.327199">
            <text:p>0.327199</text:p>
          </table:table-cell>
          <table:table-cell office:value-type="float" office:value="0.335055">
            <text:p>0.335055</text:p>
          </table:table-cell>
        </table:table-row>
        <table:table-row table:style-name="ro1">
          <table:table-cell office:value-type="float" office:value="4860.01334403782">
            <text:p>4860.0133440378</text:p>
          </table:table-cell>
          <table:table-cell office:value-type="float" office:value="0.329405">
            <text:p>0.329405</text:p>
          </table:table-cell>
          <table:table-cell office:value-type="float" office:value="0.331159">
            <text:p>0.331159</text:p>
          </table:table-cell>
          <table:table-cell office:value-type="float" office:value="0.324172">
            <text:p>0.324172</text:p>
          </table:table-cell>
          <table:table-cell office:value-type="float" office:value="0.340937">
            <text:p>0.340937</text:p>
          </table:table-cell>
          <table:table-cell office:value-type="float" office:value="0.345652">
            <text:p>0.345652</text:p>
          </table:table-cell>
        </table:table-row>
        <table:table-row table:style-name="ro1">
          <table:table-cell office:value-type="float" office:value="4880.01529603782">
            <text:p>4880.0152960378</text:p>
          </table:table-cell>
          <table:table-cell office:value-type="float" office:value="0.32872">
            <text:p>0.32872</text:p>
          </table:table-cell>
          <table:table-cell office:value-type="float" office:value="0.357629">
            <text:p>0.357629</text:p>
          </table:table-cell>
          <table:table-cell office:value-type="float" office:value="0.34201">
            <text:p>0.34201</text:p>
          </table:table-cell>
          <table:table-cell office:value-type="float" office:value="0.341227">
            <text:p>0.341227</text:p>
          </table:table-cell>
          <table:table-cell office:value-type="float" office:value="0.345823">
            <text:p>0.345823</text:p>
          </table:table-cell>
        </table:table-row>
        <table:table-row table:style-name="ro1">
          <table:table-cell office:value-type="float" office:value="4900.01852803782">
            <text:p>4900.0185280378</text:p>
          </table:table-cell>
          <table:table-cell office:value-type="float" office:value="0.369143">
            <text:p>0.369143</text:p>
          </table:table-cell>
          <table:table-cell office:value-type="float" office:value="0.356464">
            <text:p>0.356464</text:p>
          </table:table-cell>
          <table:table-cell office:value-type="float" office:value="0.358638">
            <text:p>0.358638</text:p>
          </table:table-cell>
          <table:table-cell office:value-type="float" office:value="0.340379">
            <text:p>0.340379</text:p>
          </table:table-cell>
          <table:table-cell office:value-type="float" office:value="0.345964">
            <text:p>0.345964</text:p>
          </table:table-cell>
        </table:table-row>
        <table:table-row table:style-name="ro1">
          <table:table-cell office:value-type="float" office:value="4920.01649603782">
            <text:p>4920.0164960378</text:p>
          </table:table-cell>
          <table:table-cell office:value-type="float" office:value="0.425676">
            <text:p>0.425676</text:p>
          </table:table-cell>
          <table:table-cell office:value-type="float" office:value="0.355859">
            <text:p>0.355859</text:p>
          </table:table-cell>
          <table:table-cell office:value-type="float" office:value="0.35886">
            <text:p>0.35886</text:p>
          </table:table-cell>
          <table:table-cell office:value-type="float" office:value="0.355519">
            <text:p>0.355519</text:p>
          </table:table-cell>
          <table:table-cell office:value-type="float" office:value="0.357308">
            <text:p>0.357308</text:p>
          </table:table-cell>
        </table:table-row>
        <table:table-row table:style-name="ro1">
          <table:table-cell office:value-type="float" office:value="4940.02100803782">
            <text:p>4940.0210080378</text:p>
          </table:table-cell>
          <table:table-cell office:value-type="float" office:value="0.423908">
            <text:p>0.423908</text:p>
          </table:table-cell>
          <table:table-cell office:value-type="float" office:value="0.384891">
            <text:p>0.384891</text:p>
          </table:table-cell>
          <table:table-cell office:value-type="float" office:value="0.377915">
            <text:p>0.377915</text:p>
          </table:table-cell>
          <table:table-cell office:value-type="float" office:value="0.369387">
            <text:p>0.369387</text:p>
          </table:table-cell>
          <table:table-cell office:value-type="float" office:value="0.357531">
            <text:p>0.357531</text:p>
          </table:table-cell>
        </table:table-row>
        <table:table-row table:style-name="ro1">
          <table:table-cell office:value-type="float" office:value="4960.01878403782">
            <text:p>4960.0187840378</text:p>
          </table:table-cell>
          <table:table-cell office:value-type="float" office:value="0.379197">
            <text:p>0.379197</text:p>
          </table:table-cell>
          <table:table-cell office:value-type="float" office:value="0.392594">
            <text:p>0.392594</text:p>
          </table:table-cell>
          <table:table-cell office:value-type="float" office:value="0.354283">
            <text:p>0.354283</text:p>
          </table:table-cell>
          <table:table-cell office:value-type="float" office:value="0.351119">
            <text:p>0.351119</text:p>
          </table:table-cell>
          <table:table-cell office:value-type="float" office:value="0.342137">
            <text:p>0.342137</text:p>
          </table:table-cell>
        </table:table-row>
        <table:table-row table:style-name="ro1">
          <table:table-cell office:value-type="float" office:value="4980.01713603782">
            <text:p>4980.0171360378</text:p>
          </table:table-cell>
          <table:table-cell office:value-type="float" office:value="0.381234">
            <text:p>0.381234</text:p>
          </table:table-cell>
          <table:table-cell office:value-type="float" office:value="0.392761">
            <text:p>0.392761</text:p>
          </table:table-cell>
          <table:table-cell office:value-type="float" office:value="0.354825">
            <text:p>0.354825</text:p>
          </table:table-cell>
          <table:table-cell office:value-type="float" office:value="0.367454">
            <text:p>0.367454</text:p>
          </table:table-cell>
          <table:table-cell office:value-type="float" office:value="0.354945">
            <text:p>0.354945</text:p>
          </table:table-cell>
        </table:table-row>
        <table:table-row table:style-name="ro1">
          <table:table-cell office:value-type="float" office:value="5000.01329603782">
            <text:p>5000.0132960378</text:p>
          </table:table-cell>
          <table:table-cell office:value-type="float" office:value="0.380902">
            <text:p>0.380902</text:p>
          </table:table-cell>
          <table:table-cell office:value-type="float" office:value="0.393343">
            <text:p>0.393343</text:p>
          </table:table-cell>
          <table:table-cell office:value-type="float" office:value="0.374985">
            <text:p>0.374985</text:p>
          </table:table-cell>
          <table:table-cell office:value-type="float" office:value="0.366646">
            <text:p>0.366646</text:p>
          </table:table-cell>
          <table:table-cell office:value-type="float" office:value="0.366051">
            <text:p>0.366051</text:p>
          </table:table-cell>
        </table:table-row>
        <table:table-row table:style-name="ro1">
          <table:table-cell office:value-type="float" office:value="5020.01681603782">
            <text:p>5020.0168160378</text:p>
          </table:table-cell>
          <table:table-cell office:value-type="float" office:value="0.382378">
            <text:p>0.382378</text:p>
          </table:table-cell>
          <table:table-cell office:value-type="float" office:value="0.394873">
            <text:p>0.394873</text:p>
          </table:table-cell>
          <table:table-cell office:value-type="float" office:value="0.403907">
            <text:p>0.403907</text:p>
          </table:table-cell>
          <table:table-cell office:value-type="float" office:value="0.366866">
            <text:p>0.366866</text:p>
          </table:table-cell>
          <table:table-cell office:value-type="float" office:value="0.36667">
            <text:p>0.36667</text:p>
          </table:table-cell>
        </table:table-row>
        <table:table-row table:style-name="ro1">
          <table:table-cell office:value-type="float" office:value="5040.01078403782">
            <text:p>5040.0107840378</text:p>
          </table:table-cell>
          <table:table-cell office:value-type="float" office:value="0.381761">
            <text:p>0.381761</text:p>
          </table:table-cell>
          <table:table-cell office:value-type="float" office:value="0.393787">
            <text:p>0.393787</text:p>
          </table:table-cell>
          <table:table-cell office:value-type="float" office:value="0.402729">
            <text:p>0.402729</text:p>
          </table:table-cell>
          <table:table-cell office:value-type="float" office:value="0.383518">
            <text:p>0.383518</text:p>
          </table:table-cell>
          <table:table-cell office:value-type="float" office:value="0.37916">
            <text:p>0.37916</text:p>
          </table:table-cell>
        </table:table-row>
        <table:table-row table:style-name="ro1">
          <table:table-cell office:value-type="float" office:value="5060.01713603782">
            <text:p>5060.0171360378</text:p>
          </table:table-cell>
          <table:table-cell office:value-type="float" office:value="0.388277">
            <text:p>0.388277</text:p>
          </table:table-cell>
          <table:table-cell office:value-type="float" office:value="0.366617">
            <text:p>0.366617</text:p>
          </table:table-cell>
          <table:table-cell office:value-type="float" office:value="0.383737">
            <text:p>0.383737</text:p>
          </table:table-cell>
          <table:table-cell office:value-type="float" office:value="0.390756">
            <text:p>0.390756</text:p>
          </table:table-cell>
          <table:table-cell office:value-type="float" office:value="0.36561">
            <text:p>0.36561</text:p>
          </table:table-cell>
        </table:table-row>
        <table:table-row table:style-name="ro1">
          <table:table-cell office:value-type="float" office:value="5080.01457603782">
            <text:p>5080.0145760378</text:p>
          </table:table-cell>
          <table:table-cell office:value-type="float" office:value="0.352966">
            <text:p>0.352966</text:p>
          </table:table-cell>
          <table:table-cell office:value-type="float" office:value="0.34351">
            <text:p>0.34351</text:p>
          </table:table-cell>
          <table:table-cell office:value-type="float" office:value="0.366948">
            <text:p>0.366948</text:p>
          </table:table-cell>
          <table:table-cell office:value-type="float" office:value="0.376018">
            <text:p>0.376018</text:p>
          </table:table-cell>
          <table:table-cell office:value-type="float" office:value="0.354169">
            <text:p>0.354169</text:p>
          </table:table-cell>
        </table:table-row>
        <table:table-row table:style-name="ro1">
          <table:table-cell office:value-type="float" office:value="5100.01777603782">
            <text:p>5100.0177760378</text:p>
          </table:table-cell>
          <table:table-cell office:value-type="float" office:value="0.352393">
            <text:p>0.352393</text:p>
          </table:table-cell>
          <table:table-cell office:value-type="float" office:value="0.373608">
            <text:p>0.373608</text:p>
          </table:table-cell>
          <table:table-cell office:value-type="float" office:value="0.366327">
            <text:p>0.366327</text:p>
          </table:table-cell>
          <table:table-cell office:value-type="float" office:value="0.375875">
            <text:p>0.375875</text:p>
          </table:table-cell>
          <table:table-cell office:value-type="float" office:value="0.367073">
            <text:p>0.367073</text:p>
          </table:table-cell>
        </table:table-row>
        <table:table-row table:style-name="ro1">
          <table:table-cell office:value-type="float" office:value="5120.01809603782">
            <text:p>5120.0180960378</text:p>
          </table:table-cell>
          <table:table-cell office:value-type="float" office:value="0.322644">
            <text:p>0.322644</text:p>
          </table:table-cell>
          <table:table-cell office:value-type="float" office:value="0.349171">
            <text:p>0.349171</text:p>
          </table:table-cell>
          <table:table-cell office:value-type="float" office:value="0.350285">
            <text:p>0.350285</text:p>
          </table:table-cell>
          <table:table-cell office:value-type="float" office:value="0.36221">
            <text:p>0.36221</text:p>
          </table:table-cell>
          <table:table-cell office:value-type="float" office:value="0.374395">
            <text:p>0.374395</text:p>
          </table:table-cell>
        </table:table-row>
        <table:table-row table:style-name="ro1">
          <table:table-cell office:value-type="float" office:value="5140.01809603782">
            <text:p>5140.0180960378</text:p>
          </table:table-cell>
          <table:table-cell office:value-type="float" office:value="0.322733">
            <text:p>0.322733</text:p>
          </table:table-cell>
          <table:table-cell office:value-type="float" office:value="0.349803">
            <text:p>0.349803</text:p>
          </table:table-cell>
          <table:table-cell office:value-type="float" office:value="0.350865">
            <text:p>0.350865</text:p>
          </table:table-cell>
          <table:table-cell office:value-type="float" office:value="0.362476">
            <text:p>0.362476</text:p>
          </table:table-cell>
          <table:table-cell office:value-type="float" office:value="0.374499">
            <text:p>0.374499</text:p>
          </table:table-cell>
        </table:table-row>
        <table:table-row table:style-name="ro1">
          <table:table-cell office:value-type="float" office:value="5160.01657603782">
            <text:p>5160.0165760378</text:p>
          </table:table-cell>
          <table:table-cell office:value-type="float" office:value="0.356478">
            <text:p>0.356478</text:p>
          </table:table-cell>
          <table:table-cell office:value-type="float" office:value="0.349035">
            <text:p>0.349035</text:p>
          </table:table-cell>
          <table:table-cell office:value-type="float" office:value="0.372182">
            <text:p>0.372182</text:p>
          </table:table-cell>
          <table:table-cell office:value-type="float" office:value="0.362332">
            <text:p>0.362332</text:p>
          </table:table-cell>
          <table:table-cell office:value-type="float" office:value="0.374483">
            <text:p>0.374483</text:p>
          </table:table-cell>
        </table:table-row>
        <table:table-row table:style-name="ro1">
          <table:table-cell office:value-type="float" office:value="5180.01945603782">
            <text:p>5180.0194560378</text:p>
          </table:table-cell>
          <table:table-cell office:value-type="float" office:value="0.328923">
            <text:p>0.328923</text:p>
          </table:table-cell>
          <table:table-cell office:value-type="float" office:value="0.307045">
            <text:p>0.307045</text:p>
          </table:table-cell>
          <table:table-cell office:value-type="float" office:value="0.340918">
            <text:p>0.340918</text:p>
          </table:table-cell>
          <table:table-cell office:value-type="float" office:value="0.337301">
            <text:p>0.337301</text:p>
          </table:table-cell>
          <table:table-cell office:value-type="float" office:value="0.354272">
            <text:p>0.354272</text:p>
          </table:table-cell>
        </table:table-row>
        <table:table-row table:style-name="ro1">
          <table:table-cell office:value-type="float" office:value="5200.01654403782">
            <text:p>5200.0165440378</text:p>
          </table:table-cell>
          <table:table-cell office:value-type="float" office:value="0.330915">
            <text:p>0.330915</text:p>
          </table:table-cell>
          <table:table-cell office:value-type="float" office:value="0.33263">
            <text:p>0.33263</text:p>
          </table:table-cell>
          <table:table-cell office:value-type="float" office:value="0.341353">
            <text:p>0.341353</text:p>
          </table:table-cell>
          <table:table-cell office:value-type="float" office:value="0.355747">
            <text:p>0.355747</text:p>
          </table:table-cell>
          <table:table-cell office:value-type="float" office:value="0.354461">
            <text:p>0.354461</text:p>
          </table:table-cell>
        </table:table-row>
        <table:table-row table:style-name="ro1">
          <table:table-cell office:value-type="float" office:value="5220.02028803782">
            <text:p>5220.0202880378</text:p>
          </table:table-cell>
          <table:table-cell office:value-type="float" office:value="0.330067">
            <text:p>0.330067</text:p>
          </table:table-cell>
          <table:table-cell office:value-type="float" office:value="0.332345">
            <text:p>0.332345</text:p>
          </table:table-cell>
          <table:table-cell office:value-type="float" office:value="0.324711">
            <text:p>0.324711</text:p>
          </table:table-cell>
          <table:table-cell office:value-type="float" office:value="0.340932">
            <text:p>0.340932</text:p>
          </table:table-cell>
          <table:table-cell office:value-type="float" office:value="0.343316">
            <text:p>0.343316</text:p>
          </table:table-cell>
        </table:table-row>
        <table:table-row table:style-name="ro1">
          <table:table-cell office:value-type="float" office:value="5240.01558403782">
            <text:p>5240.0155840378</text:p>
          </table:table-cell>
          <table:table-cell office:value-type="float" office:value="0.328942">
            <text:p>0.328942</text:p>
          </table:table-cell>
          <table:table-cell office:value-type="float" office:value="0.332982">
            <text:p>0.332982</text:p>
          </table:table-cell>
          <table:table-cell office:value-type="float" office:value="0.324941">
            <text:p>0.324941</text:p>
          </table:table-cell>
          <table:table-cell office:value-type="float" office:value="0.340979">
            <text:p>0.340979</text:p>
          </table:table-cell>
          <table:table-cell office:value-type="float" office:value="0.343457">
            <text:p>0.343457</text:p>
          </table:table-cell>
        </table:table-row>
        <table:table-row table:style-name="ro1">
          <table:table-cell office:value-type="float" office:value="5260.01713603782">
            <text:p>5260.0171360378</text:p>
          </table:table-cell>
          <table:table-cell office:value-type="float" office:value="0.328599">
            <text:p>0.328599</text:p>
          </table:table-cell>
          <table:table-cell office:value-type="float" office:value="0.356435">
            <text:p>0.356435</text:p>
          </table:table-cell>
          <table:table-cell office:value-type="float" office:value="0.3425">
            <text:p>0.3425</text:p>
          </table:table-cell>
          <table:table-cell office:value-type="float" office:value="0.340379">
            <text:p>0.340379</text:p>
          </table:table-cell>
          <table:table-cell office:value-type="float" office:value="0.357654">
            <text:p>0.357654</text:p>
          </table:table-cell>
        </table:table-row>
        <table:table-row table:style-name="ro1">
          <table:table-cell office:value-type="float" office:value="5280.01812803782">
            <text:p>5280.0181280378</text:p>
          </table:table-cell>
          <table:table-cell office:value-type="float" office:value="0.335557">
            <text:p>0.335557</text:p>
          </table:table-cell>
          <table:table-cell office:value-type="float" office:value="0.316715">
            <text:p>0.316715</text:p>
          </table:table-cell>
          <table:table-cell office:value-type="float" office:value="0.332222">
            <text:p>0.332222</text:p>
          </table:table-cell>
          <table:table-cell office:value-type="float" office:value="0.31867">
            <text:p>0.31867</text:p>
          </table:table-cell>
          <table:table-cell office:value-type="float" office:value="0.339129">
            <text:p>0.339129</text:p>
          </table:table-cell>
        </table:table-row>
        <table:table-row table:style-name="ro1">
          <table:table-cell office:value-type="float" office:value="5300.01625603782">
            <text:p>5300.0162560378</text:p>
          </table:table-cell>
          <table:table-cell office:value-type="float" office:value="0.334365">
            <text:p>0.334365</text:p>
          </table:table-cell>
          <table:table-cell office:value-type="float" office:value="0.316668">
            <text:p>0.316668</text:p>
          </table:table-cell>
          <table:table-cell office:value-type="float" office:value="0.33228">
            <text:p>0.33228</text:p>
          </table:table-cell>
          <table:table-cell office:value-type="float" office:value="0.333253">
            <text:p>0.333253</text:p>
          </table:table-cell>
          <table:table-cell office:value-type="float" office:value="0.338931">
            <text:p>0.338931</text:p>
          </table:table-cell>
        </table:table-row>
        <table:table-row table:style-name="ro1">
          <table:table-cell office:value-type="float" office:value="5320.01241603782">
            <text:p>5320.0124160378</text:p>
          </table:table-cell>
          <table:table-cell office:value-type="float" office:value="0.194747">
            <text:p>0.194747</text:p>
          </table:table-cell>
          <table:table-cell office:value-type="float" office:value="0.163708">
            <text:p>0.163708</text:p>
          </table:table-cell>
          <table:table-cell office:value-type="float" office:value="0.191919">
            <text:p>0.191919</text:p>
          </table:table-cell>
          <table:table-cell office:value-type="float" office:value="0.207076">
            <text:p>0.207076</text:p>
          </table:table-cell>
          <table:table-cell office:value-type="float" office:value="0.219975">
            <text:p>0.219975</text:p>
          </table:table-cell>
        </table:table-row>
        <table:table-row table:style-name="ro1">
          <table:table-cell office:value-type="float" office:value="5340.01713603782">
            <text:p>5340.0171360378</text:p>
          </table:table-cell>
          <table:table-cell office:value-type="float" office:value="0.169164">
            <text:p>0.169164</text:p>
          </table:table-cell>
          <table:table-cell office:value-type="float" office:value="0.12163">
            <text:p>0.12163</text:p>
          </table:table-cell>
          <table:table-cell office:value-type="float" office:value="0.161181">
            <text:p>0.161181</text:p>
          </table:table-cell>
          <table:table-cell office:value-type="float" office:value="0.18504">
            <text:p>0.18504</text:p>
          </table:table-cell>
          <table:table-cell office:value-type="float" office:value="0.202955">
            <text:p>0.202955</text:p>
          </table:table-cell>
        </table:table-row>
        <table:table-row table:style-name="ro1">
          <table:table-cell office:value-type="float" office:value="5360.01462403782">
            <text:p>5360.0146240378</text:p>
          </table:table-cell>
          <table:table-cell office:value-type="float" office:value="0.185483">
            <text:p>0.185483</text:p>
          </table:table-cell>
          <table:table-cell office:value-type="float" office:value="0.162692">
            <text:p>0.162692</text:p>
          </table:table-cell>
          <table:table-cell office:value-type="float" office:value="0.165979">
            <text:p>0.165979</text:p>
          </table:table-cell>
          <table:table-cell office:value-type="float" office:value="0.205714">
            <text:p>0.205714</text:p>
          </table:table-cell>
          <table:table-cell office:value-type="float" office:value="0.219273">
            <text:p>0.219273</text:p>
          </table:table-cell>
        </table:table-row>
        <table:table-row table:style-name="ro1">
          <table:table-cell office:value-type="float" office:value="5380.01972803782">
            <text:p>5380.0197280378</text:p>
          </table:table-cell>
          <table:table-cell office:value-type="float" office:value="0.174841">
            <text:p>0.174841</text:p>
          </table:table-cell>
          <table:table-cell office:value-type="float" office:value="0.130651">
            <text:p>0.130651</text:p>
          </table:table-cell>
          <table:table-cell office:value-type="float" office:value="0.174646">
            <text:p>0.174646</text:p>
          </table:table-cell>
          <table:table-cell office:value-type="float" office:value="0.18632">
            <text:p>0.18632</text:p>
          </table:table-cell>
          <table:table-cell office:value-type="float" office:value="0.219219">
            <text:p>0.219219</text:p>
          </table:table-cell>
        </table:table-row>
        <table:table-row table:style-name="ro1">
          <table:table-cell office:value-type="float" office:value="5400.01649603782">
            <text:p>5400.0164960378</text:p>
          </table:table-cell>
          <table:table-cell office:value-type="float" office:value="0.179784">
            <text:p>0.179784</text:p>
          </table:table-cell>
          <table:table-cell office:value-type="float" office:value="0.134866">
            <text:p>0.134866</text:p>
          </table:table-cell>
          <table:table-cell office:value-type="float" office:value="0.172393">
            <text:p>0.172393</text:p>
          </table:table-cell>
          <table:table-cell office:value-type="float" office:value="0.186561">
            <text:p>0.186561</text:p>
          </table:table-cell>
          <table:table-cell office:value-type="float" office:value="0.219759">
            <text:p>0.219759</text:p>
          </table:table-cell>
        </table:table-row>
        <table:table-row table:style-name="ro1">
          <table:table-cell office:value-type="float" office:value="5420.01457603782">
            <text:p>5420.0145760378</text:p>
          </table:table-cell>
          <table:table-cell office:value-type="float" office:value="0.344131">
            <text:p>0.344131</text:p>
          </table:table-cell>
          <table:table-cell office:value-type="float" office:value="0.167414">
            <text:p>0.167414</text:p>
          </table:table-cell>
          <table:table-cell office:value-type="float" office:value="0.193749">
            <text:p>0.193749</text:p>
          </table:table-cell>
          <table:table-cell office:value-type="float" office:value="0.211906">
            <text:p>0.211906</text:p>
          </table:table-cell>
          <table:table-cell office:value-type="float" office:value="0.232487">
            <text:p>0.232487</text:p>
          </table:table-cell>
        </table:table-row>
        <table:table-row table:style-name="ro1">
          <table:table-cell office:value-type="float" office:value="5440.01713603782">
            <text:p>5440.0171360378</text:p>
          </table:table-cell>
          <table:table-cell office:value-type="float" office:value="0.390724">
            <text:p>0.390724</text:p>
          </table:table-cell>
          <table:table-cell office:value-type="float" office:value="0.166242">
            <text:p>0.166242</text:p>
          </table:table-cell>
          <table:table-cell office:value-type="float" office:value="0.191456">
            <text:p>0.191456</text:p>
          </table:table-cell>
          <table:table-cell office:value-type="float" office:value="0.209283">
            <text:p>0.209283</text:p>
          </table:table-cell>
          <table:table-cell office:value-type="float" office:value="0.230655">
            <text:p>0.230655</text:p>
          </table:table-cell>
        </table:table-row>
        <table:table-row table:style-name="ro1">
          <table:table-cell office:value-type="float" office:value="5460.02156803782">
            <text:p>5460.0215680378</text:p>
          </table:table-cell>
          <table:table-cell office:value-type="float" office:value="0.354204">
            <text:p>0.354204</text:p>
          </table:table-cell>
          <table:table-cell office:value-type="float" office:value="0.342167">
            <text:p>0.342167</text:p>
          </table:table-cell>
          <table:table-cell office:value-type="float" office:value="0.170586">
            <text:p>0.170586</text:p>
          </table:table-cell>
          <table:table-cell office:value-type="float" office:value="0.209237">
            <text:p>0.209237</text:p>
          </table:table-cell>
          <table:table-cell office:value-type="float" office:value="0.217154">
            <text:p>0.217154</text:p>
          </table:table-cell>
        </table:table-row>
        <table:table-row table:style-name="ro1">
          <table:table-cell office:value-type="float" office:value="5480.01334403782">
            <text:p>5480.0133440378</text:p>
          </table:table-cell>
          <table:table-cell office:value-type="float" office:value="0.349629">
            <text:p>0.349629</text:p>
          </table:table-cell>
          <table:table-cell office:value-type="float" office:value="0.348585">
            <text:p>0.348585</text:p>
          </table:table-cell>
          <table:table-cell office:value-type="float" office:value="0.17679">
            <text:p>0.17679</text:p>
          </table:table-cell>
          <table:table-cell office:value-type="float" office:value="0.190158">
            <text:p>0.190158</text:p>
          </table:table-cell>
          <table:table-cell office:value-type="float" office:value="0.223812">
            <text:p>0.223812</text:p>
          </table:table-cell>
        </table:table-row>
        <table:table-row table:style-name="ro1">
          <table:table-cell office:value-type="float" office:value="5500.01721603782">
            <text:p>5500.0172160378</text:p>
          </table:table-cell>
          <table:table-cell office:value-type="float" office:value="0.3106">
            <text:p>0.3106</text:p>
          </table:table-cell>
          <table:table-cell office:value-type="float" office:value="0.318578">
            <text:p>0.318578</text:p>
          </table:table-cell>
          <table:table-cell office:value-type="float" office:value="0.151009">
            <text:p>0.151009</text:p>
          </table:table-cell>
          <table:table-cell office:value-type="float" office:value="0.169579">
            <text:p>0.169579</text:p>
          </table:table-cell>
          <table:table-cell office:value-type="float" office:value="0.206473">
            <text:p>0.206473</text:p>
          </table:table-cell>
        </table:table-row>
        <table:table-row table:style-name="ro1">
          <table:table-cell office:value-type="float" office:value="5520.01625603782">
            <text:p>5520.0162560378</text:p>
          </table:table-cell>
          <table:table-cell office:value-type="float" office:value="0.285642">
            <text:p>0.285642</text:p>
          </table:table-cell>
          <table:table-cell office:value-type="float" office:value="0.318212">
            <text:p>0.318212</text:p>
          </table:table-cell>
          <table:table-cell office:value-type="float" office:value="0.311616">
            <text:p>0.311616</text:p>
          </table:table-cell>
          <table:table-cell office:value-type="float" office:value="0.176686">
            <text:p>0.176686</text:p>
          </table:table-cell>
          <table:table-cell office:value-type="float" office:value="0.206415">
            <text:p>0.206415</text:p>
          </table:table-cell>
        </table:table-row>
        <table:table-row table:style-name="ro1">
          <table:table-cell office:value-type="float" office:value="5540.01305603782">
            <text:p>5540.0130560378</text:p>
          </table:table-cell>
          <table:table-cell office:value-type="float" office:value="0.283267">
            <text:p>0.283267</text:p>
          </table:table-cell>
          <table:table-cell office:value-type="float" office:value="0.31837">
            <text:p>0.31837</text:p>
          </table:table-cell>
          <table:table-cell office:value-type="float" office:value="0.332903">
            <text:p>0.332903</text:p>
          </table:table-cell>
          <table:table-cell office:value-type="float" office:value="0.178171">
            <text:p>0.178171</text:p>
          </table:table-cell>
          <table:table-cell office:value-type="float" office:value="0.206727">
            <text:p>0.206727</text:p>
          </table:table-cell>
        </table:table-row>
        <table:table-row table:style-name="ro1">
          <table:table-cell office:value-type="float" office:value="5560.01809603782">
            <text:p>5560.0180960378</text:p>
          </table:table-cell>
          <table:table-cell office:value-type="float" office:value="0.26849">
            <text:p>0.26849</text:p>
          </table:table-cell>
          <table:table-cell office:value-type="float" office:value="0.288202">
            <text:p>0.288202</text:p>
          </table:table-cell>
          <table:table-cell office:value-type="float" office:value="0.309884">
            <text:p>0.309884</text:p>
          </table:table-cell>
          <table:table-cell office:value-type="float" office:value="0.309851">
            <text:p>0.309851</text:p>
          </table:table-cell>
          <table:table-cell office:value-type="float" office:value="0.189866">
            <text:p>0.189866</text:p>
          </table:table-cell>
        </table:table-row>
        <table:table-row table:style-name="ro1">
          <table:table-cell office:value-type="float" office:value="5580.02006403782">
            <text:p>5580.0200640378</text:p>
          </table:table-cell>
          <table:table-cell office:value-type="float" office:value="0.255259">
            <text:p>0.255259</text:p>
          </table:table-cell>
          <table:table-cell office:value-type="float" office:value="0.257578">
            <text:p>0.257578</text:p>
          </table:table-cell>
          <table:table-cell office:value-type="float" office:value="0.300907">
            <text:p>0.300907</text:p>
          </table:table-cell>
          <table:table-cell office:value-type="float" office:value="0.307945">
            <text:p>0.307945</text:p>
          </table:table-cell>
          <table:table-cell office:value-type="float" office:value="0.190746">
            <text:p>0.190746</text:p>
          </table:table-cell>
        </table:table-row>
        <table:table-row table:style-name="ro1">
          <table:table-cell office:value-type="float" office:value="5600.01777603782">
            <text:p>5600.0177760378</text:p>
          </table:table-cell>
          <table:table-cell office:value-type="float" office:value="0.255164">
            <text:p>0.255164</text:p>
          </table:table-cell>
          <table:table-cell office:value-type="float" office:value="0.250944">
            <text:p>0.250944</text:p>
          </table:table-cell>
          <table:table-cell office:value-type="float" office:value="0.282723">
            <text:p>0.282723</text:p>
          </table:table-cell>
          <table:table-cell office:value-type="float" office:value="0.291823">
            <text:p>0.291823</text:p>
          </table:table-cell>
          <table:table-cell office:value-type="float" office:value="0.175708">
            <text:p>0.175708</text:p>
          </table:table-cell>
        </table:table-row>
        <table:table-row table:style-name="ro1">
          <table:table-cell office:value-type="float" office:value="5620.01529603782">
            <text:p>5620.0152960378</text:p>
          </table:table-cell>
          <table:table-cell office:value-type="float" office:value="0.283111">
            <text:p>0.283111</text:p>
          </table:table-cell>
          <table:table-cell office:value-type="float" office:value="0.272258">
            <text:p>0.272258</text:p>
          </table:table-cell>
          <table:table-cell office:value-type="float" office:value="0.283289">
            <text:p>0.283289</text:p>
          </table:table-cell>
          <table:table-cell office:value-type="float" office:value="0.303561">
            <text:p>0.303561</text:p>
          </table:table-cell>
          <table:table-cell office:value-type="float" office:value="0.302105">
            <text:p>0.302105</text:p>
          </table:table-cell>
        </table:table-row>
        <table:table-row table:style-name="ro1">
          <table:table-cell office:value-type="float" office:value="5640.01750403782">
            <text:p>5640.0175040378</text:p>
          </table:table-cell>
          <table:table-cell office:value-type="float" office:value="0.246408">
            <text:p>0.246408</text:p>
          </table:table-cell>
          <table:table-cell office:value-type="float" office:value="0.271104">
            <text:p>0.271104</text:p>
          </table:table-cell>
          <table:table-cell office:value-type="float" office:value="0.264773">
            <text:p>0.264773</text:p>
          </table:table-cell>
          <table:table-cell office:value-type="float" office:value="0.287515">
            <text:p>0.287515</text:p>
          </table:table-cell>
          <table:table-cell office:value-type="float" office:value="0.302521">
            <text:p>0.302521</text:p>
          </table:table-cell>
        </table:table-row>
        <table:table-row table:style-name="ro1">
          <table:table-cell office:value-type="float" office:value="5660.02105603782">
            <text:p>5660.0210560378</text:p>
          </table:table-cell>
          <table:table-cell office:value-type="float" office:value="0.257339">
            <text:p>0.257339</text:p>
          </table:table-cell>
          <table:table-cell office:value-type="float" office:value="0.267941">
            <text:p>0.267941</text:p>
          </table:table-cell>
          <table:table-cell office:value-type="float" office:value="0.262836">
            <text:p>0.262836</text:p>
          </table:table-cell>
          <table:table-cell office:value-type="float" office:value="0.275077">
            <text:p>0.275077</text:p>
          </table:table-cell>
          <table:table-cell office:value-type="float" office:value="0.29159">
            <text:p>0.29159</text:p>
          </table:table-cell>
        </table:table-row>
        <table:table-row table:style-name="ro1">
          <table:table-cell office:value-type="float" office:value="5680.01457603782">
            <text:p>5680.0145760378</text:p>
          </table:table-cell>
          <table:table-cell office:value-type="float" office:value="0.274855">
            <text:p>0.274855</text:p>
          </table:table-cell>
          <table:table-cell office:value-type="float" office:value="0.251895">
            <text:p>0.251895</text:p>
          </table:table-cell>
          <table:table-cell office:value-type="float" office:value="0.265022">
            <text:p>0.265022</text:p>
          </table:table-cell>
          <table:table-cell office:value-type="float" office:value="0.264774">
            <text:p>0.264774</text:p>
          </table:table-cell>
          <table:table-cell office:value-type="float" office:value="0.291508">
            <text:p>0.291508</text:p>
          </table:table-cell>
        </table:table-row>
        <table:table-row table:style-name="ro1">
          <table:table-cell office:value-type="float" office:value="5700.01238403782">
            <text:p>5700.0123840378</text:p>
          </table:table-cell>
          <table:table-cell office:value-type="float" office:value="0.310127">
            <text:p>0.310127</text:p>
          </table:table-cell>
          <table:table-cell office:value-type="float" office:value="0.279426">
            <text:p>0.279426</text:p>
          </table:table-cell>
          <table:table-cell office:value-type="float" office:value="0.282337">
            <text:p>0.282337</text:p>
          </table:table-cell>
          <table:table-cell office:value-type="float" office:value="0.274808">
            <text:p>0.274808</text:p>
          </table:table-cell>
          <table:table-cell office:value-type="float" office:value="0.291749">
            <text:p>0.291749</text:p>
          </table:table-cell>
        </table:table-row>
        <table:table-row table:style-name="ro1">
          <table:table-cell office:value-type="float" office:value="5720.01334403782">
            <text:p>5720.0133440378</text:p>
          </table:table-cell>
          <table:table-cell office:value-type="float" office:value="0.150232">
            <text:p>0.150232</text:p>
          </table:table-cell>
          <table:table-cell office:value-type="float" office:value="0.0957026">
            <text:p>0.0957026</text:p>
          </table:table-cell>
          <table:table-cell office:value-type="float" office:value="0.118558">
            <text:p>0.118558</text:p>
          </table:table-cell>
          <table:table-cell office:value-type="float" office:value="0.129618">
            <text:p>0.129618</text:p>
          </table:table-cell>
          <table:table-cell office:value-type="float" office:value="0.162746">
            <text:p>0.162746</text:p>
          </table:table-cell>
        </table:table-row>
        <table:table-row table:style-name="ro1">
          <table:table-cell office:value-type="float" office:value="5740.02220803782">
            <text:p>5740.0222080378</text:p>
          </table:table-cell>
          <table:table-cell office:value-type="float" office:value="0.150343">
            <text:p>0.150343</text:p>
          </table:table-cell>
          <table:table-cell office:value-type="float" office:value="0.0948045">
            <text:p>0.0948045</text:p>
          </table:table-cell>
          <table:table-cell office:value-type="float" office:value="0.0918472">
            <text:p>0.0918472</text:p>
          </table:table-cell>
          <table:table-cell office:value-type="float" office:value="0.130499">
            <text:p>0.130499</text:p>
          </table:table-cell>
          <table:table-cell office:value-type="float" office:value="0.148812">
            <text:p>0.148812</text:p>
          </table:table-cell>
        </table:table-row>
        <table:table-row table:style-name="ro1">
          <table:table-cell office:value-type="float" office:value="5780.03339213944">
            <text:p>5780.0333921394</text:p>
          </table:table-cell>
          <table:table-cell office:value-type="float" office:value="0.170951">
            <text:p>0.170951</text:p>
          </table:table-cell>
          <table:table-cell office:value-type="float" office:value="0.0987566">
            <text:p>0.0987566</text:p>
          </table:table-cell>
          <table:table-cell office:value-type="float" office:value="0.119384">
            <text:p>0.119384</text:p>
          </table:table-cell>
          <table:table-cell office:value-type="float" office:value="0.14712">
            <text:p>0.14712</text:p>
          </table:table-cell>
          <table:table-cell office:value-type="float" office:value="0.160243">
            <text:p>0.160243</text:p>
          </table:table-cell>
        </table:table-row>
        <table:table-row table:style-name="ro1">
          <table:table-cell office:value-type="float" office:value="5800.02576004885">
            <text:p>5800.0257600489</text:p>
          </table:table-cell>
          <table:table-cell office:value-type="float" office:value="0.165955">
            <text:p>0.165955</text:p>
          </table:table-cell>
          <table:table-cell office:value-type="float" office:value="0.101569">
            <text:p>0.101569</text:p>
          </table:table-cell>
          <table:table-cell office:value-type="float" office:value="0.12651">
            <text:p>0.12651</text:p>
          </table:table-cell>
          <table:table-cell office:value-type="float" office:value="0.130244">
            <text:p>0.130244</text:p>
          </table:table-cell>
          <table:table-cell office:value-type="float" office:value="0.161817">
            <text:p>0.161817</text:p>
          </table:table-cell>
        </table:table-row>
        <table:table-row table:style-name="ro1">
          <table:table-cell office:value-type="float" office:value="5820.01910404885">
            <text:p>5820.0191040489</text:p>
          </table:table-cell>
          <table:table-cell office:value-type="float" office:value="0.159605">
            <text:p>0.159605</text:p>
          </table:table-cell>
          <table:table-cell office:value-type="float" office:value="0.134586">
            <text:p>0.134586</text:p>
          </table:table-cell>
          <table:table-cell office:value-type="float" office:value="0.151137">
            <text:p>0.151137</text:p>
          </table:table-cell>
          <table:table-cell office:value-type="float" office:value="0.151871">
            <text:p>0.151871</text:p>
          </table:table-cell>
          <table:table-cell office:value-type="float" office:value="0.177003">
            <text:p>0.177003</text:p>
          </table:table-cell>
        </table:table-row>
        <table:table-row table:style-name="ro1">
          <table:table-cell office:value-type="float" office:value="5840.01401604885">
            <text:p>5840.0140160489</text:p>
          </table:table-cell>
          <table:table-cell office:value-type="float" office:value="0.34729">
            <text:p>0.34729</text:p>
          </table:table-cell>
          <table:table-cell office:value-type="float" office:value="0.164235">
            <text:p>0.164235</text:p>
          </table:table-cell>
          <table:table-cell office:value-type="float" office:value="0.151643">
            <text:p>0.151643</text:p>
          </table:table-cell>
          <table:table-cell office:value-type="float" office:value="0.174427">
            <text:p>0.174427</text:p>
          </table:table-cell>
          <table:table-cell office:value-type="float" office:value="0.189108">
            <text:p>0.189108</text:p>
          </table:table-cell>
        </table:table-row>
        <table:table-row table:style-name="ro1">
          <table:table-cell office:value-type="float" office:value="5860.01489604885">
            <text:p>5860.0148960489</text:p>
          </table:table-cell>
          <table:table-cell office:value-type="float" office:value="0.345867">
            <text:p>0.345867</text:p>
          </table:table-cell>
          <table:table-cell office:value-type="float" office:value="0.124004">
            <text:p>0.124004</text:p>
          </table:table-cell>
          <table:table-cell office:value-type="float" office:value="0.152298">
            <text:p>0.152298</text:p>
          </table:table-cell>
          <table:table-cell office:value-type="float" office:value="0.173702">
            <text:p>0.173702</text:p>
          </table:table-cell>
          <table:table-cell office:value-type="float" office:value="0.173071">
            <text:p>0.173071</text:p>
          </table:table-cell>
        </table:table-row>
        <table:table-row table:style-name="ro1">
          <table:table-cell office:value-type="float" office:value="5880.01745604885">
            <text:p>5880.0174560489</text:p>
          </table:table-cell>
          <table:table-cell office:value-type="float" office:value="0.317993">
            <text:p>0.317993</text:p>
          </table:table-cell>
          <table:table-cell office:value-type="float" office:value="0.317677">
            <text:p>0.317677</text:p>
          </table:table-cell>
          <table:table-cell office:value-type="float" office:value="0.155393">
            <text:p>0.155393</text:p>
          </table:table-cell>
          <table:table-cell office:value-type="float" office:value="0.15863">
            <text:p>0.15863</text:p>
          </table:table-cell>
          <table:table-cell office:value-type="float" office:value="0.178424">
            <text:p>0.178424</text:p>
          </table:table-cell>
        </table:table-row>
        <table:table-row table:style-name="ro1">
          <table:table-cell office:value-type="float" office:value="5900.01489604885">
            <text:p>5900.0148960489</text:p>
          </table:table-cell>
          <table:table-cell office:value-type="float" office:value="0.314364">
            <text:p>0.314364</text:p>
          </table:table-cell>
          <table:table-cell office:value-type="float" office:value="0.322452">
            <text:p>0.322452</text:p>
          </table:table-cell>
          <table:table-cell office:value-type="float" office:value="0.154151">
            <text:p>0.154151</text:p>
          </table:table-cell>
          <table:table-cell office:value-type="float" office:value="0.162813">
            <text:p>0.162813</text:p>
          </table:table-cell>
          <table:table-cell office:value-type="float" office:value="0.183394">
            <text:p>0.183394</text:p>
          </table:table-cell>
        </table:table-row>
        <table:table-row table:style-name="ro1">
          <table:table-cell office:value-type="float" office:value="5920.01814404885">
            <text:p>5920.0181440489</text:p>
          </table:table-cell>
          <table:table-cell office:value-type="float" office:value="0.314139">
            <text:p>0.314139</text:p>
          </table:table-cell>
          <table:table-cell office:value-type="float" office:value="0.322491">
            <text:p>0.322491</text:p>
          </table:table-cell>
          <table:table-cell office:value-type="float" office:value="0.152367">
            <text:p>0.152367</text:p>
          </table:table-cell>
          <table:table-cell office:value-type="float" office:value="0.180844">
            <text:p>0.180844</text:p>
          </table:table-cell>
          <table:table-cell office:value-type="float" office:value="0.198215">
            <text:p>0.198215</text:p>
          </table:table-cell>
        </table:table-row>
        <table:table-row table:style-name="ro1">
          <table:table-cell office:value-type="float" office:value="5940.01494404885">
            <text:p>5940.0149440489</text:p>
          </table:table-cell>
          <table:table-cell office:value-type="float" office:value="0.292307">
            <text:p>0.292307</text:p>
          </table:table-cell>
          <table:table-cell office:value-type="float" office:value="0.329299">
            <text:p>0.329299</text:p>
          </table:table-cell>
          <table:table-cell office:value-type="float" office:value="0.318872">
            <text:p>0.318872</text:p>
          </table:table-cell>
          <table:table-cell office:value-type="float" office:value="0.200613">
            <text:p>0.200613</text:p>
          </table:table-cell>
          <table:table-cell office:value-type="float" office:value="0.196399">
            <text:p>0.196399</text:p>
          </table:table-cell>
        </table:table-row>
        <table:table-row table:style-name="ro1">
          <table:table-cell office:value-type="float" office:value="5960.01238404885">
            <text:p>5960.0123840489</text:p>
          </table:table-cell>
          <table:table-cell office:value-type="float" office:value="0.291935">
            <text:p>0.291935</text:p>
          </table:table-cell>
          <table:table-cell office:value-type="float" office:value="0.296661">
            <text:p>0.296661</text:p>
          </table:table-cell>
          <table:table-cell office:value-type="float" office:value="0.317893">
            <text:p>0.317893</text:p>
          </table:table-cell>
          <table:table-cell office:value-type="float" office:value="0.177214">
            <text:p>0.177214</text:p>
          </table:table-cell>
          <table:table-cell office:value-type="float" office:value="0.196765">
            <text:p>0.196765</text:p>
          </table:table-cell>
        </table:table-row>
        <table:table-row table:style-name="ro1">
          <table:table-cell office:value-type="float" office:value="5980.01713604885">
            <text:p>5980.0171360489</text:p>
          </table:table-cell>
          <table:table-cell office:value-type="float" office:value="0.330372">
            <text:p>0.330372</text:p>
          </table:table-cell>
          <table:table-cell office:value-type="float" office:value="0.298">
            <text:p>0.298</text:p>
          </table:table-cell>
          <table:table-cell office:value-type="float" office:value="0.318359">
            <text:p>0.318359</text:p>
          </table:table-cell>
          <table:table-cell office:value-type="float" office:value="0.317989">
            <text:p>0.317989</text:p>
          </table:table-cell>
          <table:table-cell office:value-type="float" office:value="0.212944">
            <text:p>0.212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3:27:49</dc:date>
    <meta:generator>LibreOffice/3.5$Linux_X86_64 LibreOffice_project/350m1$Build-2</meta:generator>
    <meta:editing-duration>P0D</meta:editing-duration>
    <meta:editing-cycles>2</meta:editing-cycles>
    <meta:document-statistic meta:table-count="1" meta:cell-count="1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563cm" svg:height="10.512cm" xlink:href=".." xlink:type="simple" chart:class="chart:scatter" chart:style-name="ch1">
        <chart:title svg:x="7.054cm" svg:y="0.346cm" chart:style-name="ch2">
          <text:p>Precisão da técnica da média espaço-temporal</text:p>
        </chart:title>
        <chart:legend chart:legend-position="end" svg:x="21.399cm" svg:y="3.961cm" style:legend-expansion="high" chart:style-name="ch3"/>
        <chart:plot-area chart:style-name="ch4" table:cell-range-address="Sheet1.A2:Sheet1.F297 Sheet1.B1:Sheet1.F1" chart:data-source-has-labels="row" svg:x="1.482cm" svg:y="1.755cm" svg:width="18.975cm" svg:height="7.566cm">
          <chartooo:coordinate-region svg:x="2.103cm" svg:y="1.954cm" svg:width="17.982cm" svg:height="6.72cm"/>
          <chart:axis chart:dimension="x" chart:name="primary-x" chart:style-name="ch5">
            <chart:title svg:x="10.647cm" svg:y="9.531cm" chart:style-name="ch6">
              <text:p>t (s)</text:p>
            </chart:title>
          </chart:axis>
          <chart:axis chart:dimension="y" chart:name="primary-y" chart:style-name="ch5">
            <chart:title svg:x="0.451cm" svg:y="6.164cm" chart:style-name="ch7">
              <text:p>erro (m)</text:p>
            </chart:title>
            <chart:grid chart:style-name="ch8" chart:class="major"/>
          </chart:axis>
          <chart:series chart:style-name="ch9" chart:values-cell-range-address="Sheet1.B2:Sheet1.B297" chart:label-cell-address="Sheet1.B1:Sheet1.B1" chart:class="chart:scatter">
            <chart:domain table:cell-range-address="Sheet1.A2:Sheet1.A297"/>
            <chart:data-point chart:repeated="296"/>
          </chart:series>
          <chart:series chart:style-name="ch10" chart:values-cell-range-address="Sheet1.C2:Sheet1.C297" chart:label-cell-address="Sheet1.C1:Sheet1.C1" chart:class="chart:scatter">
            <chart:data-point chart:repeated="296"/>
          </chart:series>
          <chart:series chart:style-name="ch11" chart:values-cell-range-address="Sheet1.D2:Sheet1.D297" chart:label-cell-address="Sheet1.D1:Sheet1.D1" chart:class="chart:scatter">
            <chart:data-point chart:repeated="296"/>
          </chart:series>
          <chart:series chart:style-name="ch12" chart:values-cell-range-address="Sheet1.E2:Sheet1.E297" chart:label-cell-address="Sheet1.E1:Sheet1.E1" chart:class="chart:scatter">
            <chart:data-point chart:repeated="296"/>
          </chart:series>
          <chart:series chart:style-name="ch13" chart:values-cell-range-address="Sheet1.F2:Sheet1.F297" chart:label-cell-address="Sheet1.F1:Sheet1.F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=5</text:p>
                <draw:g>
                  <svg:desc>Sheet1.B1:Sheet1.B1</svg:desc>
                </draw:g>
              </table:table-cell>
              <table:table-cell office:value-type="string">
                <text:p>K=7</text:p>
                <draw:g>
                  <svg:desc>Sheet1.C1:Sheet1.C1</svg:desc>
                </draw:g>
              </table:table-cell>
              <table:table-cell office:value-type="string">
                <text:p>K=10</text:p>
                <draw:g>
                  <svg:desc>Sheet1.D1:Sheet1.D1</svg:desc>
                </draw:g>
              </table:table-cell>
              <table:table-cell office:value-type="string">
                <text:p>K=12</text:p>
                <draw:g>
                  <svg:desc>Sheet1.E1:Sheet1.E1</svg:desc>
                </draw:g>
              </table:table-cell>
              <table:table-cell office:value-type="string">
                <text:p>K=15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  <draw:g>
                  <svg:desc>Sheet1.A2:Sheet1.A297</svg:desc>
                </draw:g>
              </table:table-cell>
              <table:table-cell office:value-type="float" office:value="4.44369">
                <text:p>4.44369</text:p>
                <draw:g>
                  <svg:desc>Sheet1.B2:Sheet1.B297</svg:desc>
                </draw:g>
              </table:table-cell>
              <table:table-cell office:value-type="float" office:value="4.44369">
                <text:p>4.44369</text:p>
                <draw:g>
                  <svg:desc>Sheet1.C2:Sheet1.C297</svg:desc>
                </draw:g>
              </table:table-cell>
              <table:table-cell office:value-type="float" office:value="4.44369">
                <text:p>4.44369</text:p>
                <draw:g>
                  <svg:desc>Sheet1.D2:Sheet1.D297</svg:desc>
                </draw:g>
              </table:table-cell>
              <table:table-cell office:value-type="float" office:value="4.44369">
                <text:p>4.44369</text:p>
                <draw:g>
                  <svg:desc>Sheet1.E2:Sheet1.E297</svg:desc>
                </draw:g>
              </table:table-cell>
              <table:table-cell office:value-type="float" office:value="4.44369">
                <text:p>4.44369</text:p>
                <draw:g>
                  <svg:desc>Sheet1.F2:Sheet1.F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  <table:table-cell office:value-type="float" office:value="4.45913">
                <text:p>4.45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  <table:table-cell office:value-type="float" office:value="4.45392">
                <text:p>4.45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  <table:table-cell office:value-type="float" office:value="4.45169">
                <text:p>4.45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  <table:table-cell office:value-type="float" office:value="4.44874">
                <text:p>4.4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85">
                <text:p>5.9885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771">
                <text:p>5.98771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  <table:table-cell office:value-type="float" office:value="5.98856">
                <text:p>5.98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8856">
                <text:p>5.98856</text:p>
              </table:table-cell>
              <table:table-cell office:value-type="float" office:value="5.98919">
                <text:p>5.98919</text:p>
              </table:table-cell>
              <table:table-cell office:value-type="float" office:value="5.98915">
                <text:p>5.98915</text:p>
              </table:table-cell>
              <table:table-cell office:value-type="float" office:value="5.98915">
                <text:p>5.98915</text:p>
              </table:table-cell>
              <table:table-cell office:value-type="float" office:value="5.98915">
                <text:p>5.9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5.98942">
                <text:p>5.98942</text:p>
              </table:table-cell>
              <table:table-cell office:value-type="float" office:value="5.98928">
                <text:p>5.98928</text:p>
              </table:table-cell>
              <table:table-cell office:value-type="float" office:value="5.98962">
                <text:p>5.98962</text:p>
              </table:table-cell>
              <table:table-cell office:value-type="float" office:value="5.98962">
                <text:p>5.98962</text:p>
              </table:table-cell>
              <table:table-cell office:value-type="float" office:value="5.98962">
                <text:p>5.98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9045">
                <text:p>5.99045</text:p>
              </table:table-cell>
              <table:table-cell office:value-type="float" office:value="5.98988">
                <text:p>5.98988</text:p>
              </table:table-cell>
              <table:table-cell office:value-type="float" office:value="5.98996">
                <text:p>5.98996</text:p>
              </table:table-cell>
              <table:table-cell office:value-type="float" office:value="5.98996">
                <text:p>5.98996</text:p>
              </table:table-cell>
              <table:table-cell office:value-type="float" office:value="5.98996">
                <text:p>5.9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5.99715">
                <text:p>5.99715</text:p>
              </table:table-cell>
              <table:table-cell office:value-type="float" office:value="5.99347">
                <text:p>5.99347</text:p>
              </table:table-cell>
              <table:table-cell office:value-type="float" office:value="5.99245">
                <text:p>5.99245</text:p>
              </table:table-cell>
              <table:table-cell office:value-type="float" office:value="5.9921">
                <text:p>5.9921</text:p>
              </table:table-cell>
              <table:table-cell office:value-type="float" office:value="5.9921">
                <text:p>5.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5.99844">
                <text:p>5.99844</text:p>
              </table:table-cell>
              <table:table-cell office:value-type="float" office:value="5.99438">
                <text:p>5.99438</text:p>
              </table:table-cell>
              <table:table-cell office:value-type="float" office:value="5.9925">
                <text:p>5.9925</text:p>
              </table:table-cell>
              <table:table-cell office:value-type="float" office:value="5.99222">
                <text:p>5.99222</text:p>
              </table:table-cell>
              <table:table-cell office:value-type="float" office:value="5.99222">
                <text:p>5.99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5.99711">
                <text:p>5.99711</text:p>
              </table:table-cell>
              <table:table-cell office:value-type="float" office:value="5.99524">
                <text:p>5.99524</text:p>
              </table:table-cell>
              <table:table-cell office:value-type="float" office:value="5.99247">
                <text:p>5.99247</text:p>
              </table:table-cell>
              <table:table-cell office:value-type="float" office:value="5.9922">
                <text:p>5.9922</text:p>
              </table:table-cell>
              <table:table-cell office:value-type="float" office:value="5.99192">
                <text:p>5.99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5.99594">
                <text:p>5.99594</text:p>
              </table:table-cell>
              <table:table-cell office:value-type="float" office:value="5.99533">
                <text:p>5.99533</text:p>
              </table:table-cell>
              <table:table-cell office:value-type="float" office:value="5.99247">
                <text:p>5.99247</text:p>
              </table:table-cell>
              <table:table-cell office:value-type="float" office:value="5.99184">
                <text:p>5.99184</text:p>
              </table:table-cell>
              <table:table-cell office:value-type="float" office:value="5.9917">
                <text:p>5.9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5.99596">
                <text:p>5.99596</text:p>
              </table:table-cell>
              <table:table-cell office:value-type="float" office:value="5.99526">
                <text:p>5.99526</text:p>
              </table:table-cell>
              <table:table-cell office:value-type="float" office:value="5.99306">
                <text:p>5.99306</text:p>
              </table:table-cell>
              <table:table-cell office:value-type="float" office:value="5.99224">
                <text:p>5.99224</text:p>
              </table:table-cell>
              <table:table-cell office:value-type="float" office:value="5.99181">
                <text:p>5.99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5.99056">
                <text:p>5.99056</text:p>
              </table:table-cell>
              <table:table-cell office:value-type="float" office:value="5.99443">
                <text:p>5.99443</text:p>
              </table:table-cell>
              <table:table-cell office:value-type="float" office:value="5.99366">
                <text:p>5.99366</text:p>
              </table:table-cell>
              <table:table-cell office:value-type="float" office:value="5.99221">
                <text:p>5.99221</text:p>
              </table:table-cell>
              <table:table-cell office:value-type="float" office:value="5.9918">
                <text:p>5.9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5.99482">
                <text:p>5.99482</text:p>
              </table:table-cell>
              <table:table-cell office:value-type="float" office:value="5.99791">
                <text:p>5.99791</text:p>
              </table:table-cell>
              <table:table-cell office:value-type="float" office:value="5.99658">
                <text:p>5.99658</text:p>
              </table:table-cell>
              <table:table-cell office:value-type="float" office:value="5.99456">
                <text:p>5.99456</text:p>
              </table:table-cell>
              <table:table-cell office:value-type="float" office:value="5.99325">
                <text:p>5.99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5.99507">
                <text:p>5.99507</text:p>
              </table:table-cell>
              <table:table-cell office:value-type="float" office:value="5.99383">
                <text:p>5.99383</text:p>
              </table:table-cell>
              <table:table-cell office:value-type="float" office:value="5.99607">
                <text:p>5.99607</text:p>
              </table:table-cell>
              <table:table-cell office:value-type="float" office:value="5.99517">
                <text:p>5.99517</text:p>
              </table:table-cell>
              <table:table-cell office:value-type="float" office:value="5.99331">
                <text:p>5.99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5.99616">
                <text:p>5.99616</text:p>
              </table:table-cell>
              <table:table-cell office:value-type="float" office:value="5.99383">
                <text:p>5.99383</text:p>
              </table:table-cell>
              <table:table-cell office:value-type="float" office:value="5.99605">
                <text:p>5.99605</text:p>
              </table:table-cell>
              <table:table-cell office:value-type="float" office:value="5.99567">
                <text:p>5.99567</text:p>
              </table:table-cell>
              <table:table-cell office:value-type="float" office:value="5.99365">
                <text:p>5.99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5.99501">
                <text:p>5.99501</text:p>
              </table:table-cell>
              <table:table-cell office:value-type="float" office:value="5.99383">
                <text:p>5.99383</text:p>
              </table:table-cell>
              <table:table-cell office:value-type="float" office:value="5.99548">
                <text:p>5.99548</text:p>
              </table:table-cell>
              <table:table-cell office:value-type="float" office:value="5.99516">
                <text:p>5.99516</text:p>
              </table:table-cell>
              <table:table-cell office:value-type="float" office:value="5.9937">
                <text:p>5.9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5.99758">
                <text:p>5.99758</text:p>
              </table:table-cell>
              <table:table-cell office:value-type="float" office:value="5.96586">
                <text:p>5.96586</text:p>
              </table:table-cell>
              <table:table-cell office:value-type="float" office:value="5.93882">
                <text:p>5.93882</text:p>
              </table:table-cell>
              <table:table-cell office:value-type="float" office:value="5.96295">
                <text:p>5.96295</text:p>
              </table:table-cell>
              <table:table-cell office:value-type="float" office:value="5.95075">
                <text:p>5.95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15968">
                <text:p>5.15968</text:p>
              </table:table-cell>
              <table:table-cell office:value-type="float" office:value="5.41313">
                <text:p>5.41313</text:p>
              </table:table-cell>
              <table:table-cell office:value-type="float" office:value="5.55142">
                <text:p>5.55142</text:p>
              </table:table-cell>
              <table:table-cell office:value-type="float" office:value="5.6405">
                <text:p>5.6405</text:p>
              </table:table-cell>
              <table:table-cell office:value-type="float" office:value="5.69787">
                <text:p>5.69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4.40045">
                <text:p>4.40045</text:p>
              </table:table-cell>
              <table:table-cell office:value-type="float" office:value="4.87205">
                <text:p>4.87205</text:p>
              </table:table-cell>
              <table:table-cell office:value-type="float" office:value="5.17255">
                <text:p>5.17255</text:p>
              </table:table-cell>
              <table:table-cell office:value-type="float" office:value="5.29137">
                <text:p>5.29137</text:p>
              </table:table-cell>
              <table:table-cell office:value-type="float" office:value="5.43952">
                <text:p>5.43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3.6319">
                <text:p>3.6319</text:p>
              </table:table-cell>
              <table:table-cell office:value-type="float" office:value="4.27531">
                <text:p>4.27531</text:p>
              </table:table-cell>
              <table:table-cell office:value-type="float" office:value="4.79337">
                <text:p>4.79337</text:p>
              </table:table-cell>
              <table:table-cell office:value-type="float" office:value="4.96907">
                <text:p>4.96907</text:p>
              </table:table-cell>
              <table:table-cell office:value-type="float" office:value="5.18134">
                <text:p>5.18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2.88692">
                <text:p>2.88692</text:p>
              </table:table-cell>
              <table:table-cell office:value-type="float" office:value="3.73555">
                <text:p>3.73555</text:p>
              </table:table-cell>
              <table:table-cell office:value-type="float" office:value="4.40801">
                <text:p>4.40801</text:p>
              </table:table-cell>
              <table:table-cell office:value-type="float" office:value="4.65399">
                <text:p>4.65399</text:p>
              </table:table-cell>
              <table:table-cell office:value-type="float" office:value="4.92395">
                <text:p>4.92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2.10377">
                <text:p>2.10377</text:p>
              </table:table-cell>
              <table:table-cell office:value-type="float" office:value="3.19017">
                <text:p>3.19017</text:p>
              </table:table-cell>
              <table:table-cell office:value-type="float" office:value="4.03132">
                <text:p>4.03132</text:p>
              </table:table-cell>
              <table:table-cell office:value-type="float" office:value="4.33904">
                <text:p>4.33904</text:p>
              </table:table-cell>
              <table:table-cell office:value-type="float" office:value="4.64533">
                <text:p>4.64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2.1036">
                <text:p>2.1036</text:p>
              </table:table-cell>
              <table:table-cell office:value-type="float" office:value="2.66146">
                <text:p>2.66146</text:p>
              </table:table-cell>
              <table:table-cell office:value-type="float" office:value="3.61558">
                <text:p>3.61558</text:p>
              </table:table-cell>
              <table:table-cell office:value-type="float" office:value="4.0188">
                <text:p>4.0188</text:p>
              </table:table-cell>
              <table:table-cell office:value-type="float" office:value="4.38829">
                <text:p>4.388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2.10315">
                <text:p>2.10315</text:p>
              </table:table-cell>
              <table:table-cell office:value-type="float" office:value="2.10346">
                <text:p>2.10346</text:p>
              </table:table-cell>
              <table:table-cell office:value-type="float" office:value="3.24009">
                <text:p>3.24009</text:p>
              </table:table-cell>
              <table:table-cell office:value-type="float" office:value="3.70559">
                <text:p>3.70559</text:p>
              </table:table-cell>
              <table:table-cell office:value-type="float" office:value="4.13703">
                <text:p>4.13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2.10489">
                <text:p>2.10489</text:p>
              </table:table-cell>
              <table:table-cell office:value-type="float" office:value="2.10432">
                <text:p>2.10432</text:p>
              </table:table-cell>
              <table:table-cell office:value-type="float" office:value="2.86107">
                <text:p>2.86107</text:p>
              </table:table-cell>
              <table:table-cell office:value-type="float" office:value="3.36045">
                <text:p>3.36045</text:p>
              </table:table-cell>
              <table:table-cell office:value-type="float" office:value="3.8861">
                <text:p>3.8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2.10501">
                <text:p>2.10501</text:p>
              </table:table-cell>
              <table:table-cell office:value-type="float" office:value="2.1041">
                <text:p>2.1041</text:p>
              </table:table-cell>
              <table:table-cell office:value-type="float" office:value="2.49328">
                <text:p>2.49328</text:p>
              </table:table-cell>
              <table:table-cell office:value-type="float" office:value="3.04866">
                <text:p>3.04866</text:p>
              </table:table-cell>
              <table:table-cell office:value-type="float" office:value="3.63082">
                <text:p>3.63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1.83679">
                <text:p>1.83679</text:p>
              </table:table-cell>
              <table:table-cell office:value-type="float" office:value="1.91311">
                <text:p>1.91311</text:p>
              </table:table-cell>
              <table:table-cell office:value-type="float" office:value="1.97007">
                <text:p>1.97007</text:p>
              </table:table-cell>
              <table:table-cell office:value-type="float" office:value="2.6203">
                <text:p>2.6203</text:p>
              </table:table-cell>
              <table:table-cell office:value-type="float" office:value="3.29039">
                <text:p>3.29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1.83739">
                <text:p>1.83739</text:p>
              </table:table-cell>
              <table:table-cell office:value-type="float" office:value="1.91368">
                <text:p>1.91368</text:p>
              </table:table-cell>
              <table:table-cell office:value-type="float" office:value="1.97028">
                <text:p>1.97028</text:p>
              </table:table-cell>
              <table:table-cell office:value-type="float" office:value="2.31549">
                <text:p>2.31549</text:p>
              </table:table-cell>
              <table:table-cell office:value-type="float" office:value="3.01517">
                <text:p>3.01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1.83846">
                <text:p>1.83846</text:p>
              </table:table-cell>
              <table:table-cell office:value-type="float" office:value="1.91374">
                <text:p>1.91374</text:p>
              </table:table-cell>
              <table:table-cell office:value-type="float" office:value="1.97056">
                <text:p>1.97056</text:p>
              </table:table-cell>
              <table:table-cell office:value-type="float" office:value="1.99281">
                <text:p>1.99281</text:p>
              </table:table-cell>
              <table:table-cell office:value-type="float" office:value="2.76719">
                <text:p>2.76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1.83724">
                <text:p>1.83724</text:p>
              </table:table-cell>
              <table:table-cell office:value-type="float" office:value="1.91392">
                <text:p>1.91392</text:p>
              </table:table-cell>
              <table:table-cell office:value-type="float" office:value="1.97087">
                <text:p>1.97087</text:p>
              </table:table-cell>
              <table:table-cell office:value-type="float" office:value="1.99284">
                <text:p>1.99284</text:p>
              </table:table-cell>
              <table:table-cell office:value-type="float" office:value="2.51634">
                <text:p>2.51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1.83813">
                <text:p>1.83813</text:p>
              </table:table-cell>
              <table:table-cell office:value-type="float" office:value="1.91465">
                <text:p>1.91465</text:p>
              </table:table-cell>
              <table:table-cell office:value-type="float" office:value="1.97137">
                <text:p>1.97137</text:p>
              </table:table-cell>
              <table:table-cell office:value-type="float" office:value="1.99307">
                <text:p>1.99307</text:p>
              </table:table-cell>
              <table:table-cell office:value-type="float" office:value="2.27335">
                <text:p>2.27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2.1059">
                <text:p>2.1059</text:p>
              </table:table-cell>
              <table:table-cell office:value-type="float" office:value="1.91386">
                <text:p>1.91386</text:p>
              </table:table-cell>
              <table:table-cell office:value-type="float" office:value="1.97117">
                <text:p>1.97117</text:p>
              </table:table-cell>
              <table:table-cell office:value-type="float" office:value="1.99336">
                <text:p>1.99336</text:p>
              </table:table-cell>
              <table:table-cell office:value-type="float" office:value="2.01532">
                <text:p>2.015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2.10583">
                <text:p>2.10583</text:p>
              </table:table-cell>
              <table:table-cell office:value-type="float" office:value="1.91428">
                <text:p>1.91428</text:p>
              </table:table-cell>
              <table:table-cell office:value-type="float" office:value="1.97143">
                <text:p>1.97143</text:p>
              </table:table-cell>
              <table:table-cell office:value-type="float" office:value="1.99366">
                <text:p>1.99366</text:p>
              </table:table-cell>
              <table:table-cell office:value-type="float" office:value="2.01543">
                <text:p>2.01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2.1046">
                <text:p>2.1046</text:p>
              </table:table-cell>
              <table:table-cell office:value-type="float" office:value="2.10517">
                <text:p>2.10517</text:p>
              </table:table-cell>
              <table:table-cell office:value-type="float" office:value="1.97131">
                <text:p>1.97131</text:p>
              </table:table-cell>
              <table:table-cell office:value-type="float" office:value="1.99316">
                <text:p>1.99316</text:p>
              </table:table-cell>
              <table:table-cell office:value-type="float" office:value="2.0152">
                <text:p>2.0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1.83702">
                <text:p>1.83702</text:p>
              </table:table-cell>
              <table:table-cell office:value-type="float" office:value="1.91366">
                <text:p>1.91366</text:p>
              </table:table-cell>
              <table:table-cell office:value-type="float" office:value="1.83713">
                <text:p>1.83713</text:p>
              </table:table-cell>
              <table:table-cell office:value-type="float" office:value="1.88186">
                <text:p>1.88186</text:p>
              </table:table-cell>
              <table:table-cell office:value-type="float" office:value="1.92621">
                <text:p>1.92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1.57242">
                <text:p>1.57242</text:p>
              </table:table-cell>
              <table:table-cell office:value-type="float" office:value="1.72397">
                <text:p>1.72397</text:p>
              </table:table-cell>
              <table:table-cell office:value-type="float" office:value="1.70499">
                <text:p>1.70499</text:p>
              </table:table-cell>
              <table:table-cell office:value-type="float" office:value="1.77163">
                <text:p>1.77163</text:p>
              </table:table-cell>
              <table:table-cell office:value-type="float" office:value="1.83787">
                <text:p>1.83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1.38092">
                <text:p>1.38092</text:p>
              </table:table-cell>
              <table:table-cell office:value-type="float" office:value="1.58445">
                <text:p>1.58445</text:p>
              </table:table-cell>
              <table:table-cell office:value-type="float" office:value="1.73937">
                <text:p>1.73937</text:p>
              </table:table-cell>
              <table:table-cell office:value-type="float" office:value="1.68707">
                <text:p>1.68707</text:p>
              </table:table-cell>
              <table:table-cell office:value-type="float" office:value="1.7705">
                <text:p>1.7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1.38116">
                <text:p>1.38116</text:p>
              </table:table-cell>
              <table:table-cell office:value-type="float" office:value="1.5845">
                <text:p>1.5845</text:p>
              </table:table-cell>
              <table:table-cell office:value-type="float" office:value="1.73949">
                <text:p>1.73949</text:p>
              </table:table-cell>
              <table:table-cell office:value-type="float" office:value="1.68743">
                <text:p>1.68743</text:p>
              </table:table-cell>
              <table:table-cell office:value-type="float" office:value="1.77077">
                <text:p>1.77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1.38082">
                <text:p>1.38082</text:p>
              </table:table-cell>
              <table:table-cell office:value-type="float" office:value="1.58377">
                <text:p>1.58377</text:p>
              </table:table-cell>
              <table:table-cell office:value-type="float" office:value="1.73874">
                <text:p>1.73874</text:p>
              </table:table-cell>
              <table:table-cell office:value-type="float" office:value="1.79959">
                <text:p>1.79959</text:p>
              </table:table-cell>
              <table:table-cell office:value-type="float" office:value="1.77054">
                <text:p>1.77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1.38054">
                <text:p>1.38054</text:p>
              </table:table-cell>
              <table:table-cell office:value-type="float" office:value="1.38942">
                <text:p>1.38942</text:p>
              </table:table-cell>
              <table:table-cell office:value-type="float" office:value="1.60331">
                <text:p>1.60331</text:p>
              </table:table-cell>
              <table:table-cell office:value-type="float" office:value="1.68678">
                <text:p>1.68678</text:p>
              </table:table-cell>
              <table:table-cell office:value-type="float" office:value="1.68028">
                <text:p>1.68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1.65269">
                <text:p>1.65269</text:p>
              </table:table-cell>
              <table:table-cell office:value-type="float" office:value="1.39019">
                <text:p>1.39019</text:p>
              </table:table-cell>
              <table:table-cell office:value-type="float" office:value="1.60336">
                <text:p>1.60336</text:p>
              </table:table-cell>
              <table:table-cell office:value-type="float" office:value="1.68681">
                <text:p>1.68681</text:p>
              </table:table-cell>
              <table:table-cell office:value-type="float" office:value="1.68058">
                <text:p>1.68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1.83636">
                <text:p>1.83636</text:p>
              </table:table-cell>
              <table:table-cell office:value-type="float" office:value="1.58407">
                <text:p>1.58407</text:p>
              </table:table-cell>
              <table:table-cell office:value-type="float" office:value="1.60326">
                <text:p>1.60326</text:p>
              </table:table-cell>
              <table:table-cell office:value-type="float" office:value="1.68676">
                <text:p>1.68676</text:p>
              </table:table-cell>
              <table:table-cell office:value-type="float" office:value="1.77038">
                <text:p>1.77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1.83618">
                <text:p>1.83618</text:p>
              </table:table-cell>
              <table:table-cell office:value-type="float" office:value="1.77759">
                <text:p>1.77759</text:p>
              </table:table-cell>
              <table:table-cell office:value-type="float" office:value="1.60334">
                <text:p>1.60334</text:p>
              </table:table-cell>
              <table:table-cell office:value-type="float" office:value="1.68672">
                <text:p>1.68672</text:p>
              </table:table-cell>
              <table:table-cell office:value-type="float" office:value="1.77041">
                <text:p>1.77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1.83701">
                <text:p>1.83701</text:p>
              </table:table-cell>
              <table:table-cell office:value-type="float" office:value="1.91279">
                <text:p>1.91279</text:p>
              </table:table-cell>
              <table:table-cell office:value-type="float" office:value="1.60345">
                <text:p>1.60345</text:p>
              </table:table-cell>
              <table:table-cell office:value-type="float" office:value="1.68652">
                <text:p>1.68652</text:p>
              </table:table-cell>
              <table:table-cell office:value-type="float" office:value="1.77011">
                <text:p>1.77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2.10492">
                <text:p>2.10492</text:p>
              </table:table-cell>
              <table:table-cell office:value-type="float" office:value="1.91235">
                <text:p>1.91235</text:p>
              </table:table-cell>
              <table:table-cell office:value-type="float" office:value="1.73871">
                <text:p>1.73871</text:p>
              </table:table-cell>
              <table:table-cell office:value-type="float" office:value="1.68643">
                <text:p>1.68643</text:p>
              </table:table-cell>
              <table:table-cell office:value-type="float" office:value="1.77011">
                <text:p>1.77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2.5265">
                <text:p>2.5265</text:p>
              </table:table-cell>
              <table:table-cell office:value-type="float" office:value="2.54419">
                <text:p>2.54419</text:p>
              </table:table-cell>
              <table:table-cell office:value-type="float" office:value="2.65882">
                <text:p>2.65882</text:p>
              </table:table-cell>
              <table:table-cell office:value-type="float" office:value="2.70691">
                <text:p>2.70691</text:p>
              </table:table-cell>
              <table:table-cell office:value-type="float" office:value="2.63081">
                <text:p>2.630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3.50441">
                <text:p>3.50441</text:p>
              </table:table-cell>
              <table:table-cell office:value-type="float" office:value="3.68563">
                <text:p>3.68563</text:p>
              </table:table-cell>
              <table:table-cell office:value-type="float" office:value="3.95792">
                <text:p>3.95792</text:p>
              </table:table-cell>
              <table:table-cell office:value-type="float" office:value="4.20327">
                <text:p>4.20327</text:p>
              </table:table-cell>
              <table:table-cell office:value-type="float" office:value="4.28404">
                <text:p>4.28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2.92035">
                <text:p>2.92035</text:p>
              </table:table-cell>
              <table:table-cell office:value-type="float" office:value="3.23864">
                <text:p>3.23864</text:p>
              </table:table-cell>
              <table:table-cell office:value-type="float" office:value="3.62987">
                <text:p>3.62987</text:p>
              </table:table-cell>
              <table:table-cell office:value-type="float" office:value="3.82561">
                <text:p>3.82561</text:p>
              </table:table-cell>
              <table:table-cell office:value-type="float" office:value="4.06143">
                <text:p>4.0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2.44164">
                <text:p>2.44164</text:p>
              </table:table-cell>
              <table:table-cell office:value-type="float" office:value="2.8288">
                <text:p>2.8288</text:p>
              </table:table-cell>
              <table:table-cell office:value-type="float" office:value="3.31387">
                <text:p>3.31387</text:p>
              </table:table-cell>
              <table:table-cell office:value-type="float" office:value="3.45014">
                <text:p>3.45014</text:p>
              </table:table-cell>
              <table:table-cell office:value-type="float" office:value="3.84345">
                <text:p>3.84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2.1379">
                <text:p>2.1379</text:p>
              </table:table-cell>
              <table:table-cell office:value-type="float" office:value="2.47237">
                <text:p>2.47237</text:p>
              </table:table-cell>
              <table:table-cell office:value-type="float" office:value="2.89762">
                <text:p>2.89762</text:p>
              </table:table-cell>
              <table:table-cell office:value-type="float" office:value="3.19112">
                <text:p>3.19112</text:p>
              </table:table-cell>
              <table:table-cell office:value-type="float" office:value="3.54781">
                <text:p>3.547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1.83662">
                <text:p>1.83662</text:p>
              </table:table-cell>
              <table:table-cell office:value-type="float" office:value="2.19726">
                <text:p>2.19726</text:p>
              </table:table-cell>
              <table:table-cell office:value-type="float" office:value="2.62788">
                <text:p>2.62788</text:p>
              </table:table-cell>
              <table:table-cell office:value-type="float" office:value="2.9441">
                <text:p>2.9441</text:p>
              </table:table-cell>
              <table:table-cell office:value-type="float" office:value="3.26391">
                <text:p>3.263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1.83508">
                <text:p>1.83508</text:p>
              </table:table-cell>
              <table:table-cell office:value-type="float" office:value="2.0356">
                <text:p>2.0356</text:p>
              </table:table-cell>
              <table:table-cell office:value-type="float" office:value="2.38762">
                <text:p>2.38762</text:p>
              </table:table-cell>
              <table:table-cell office:value-type="float" office:value="2.62166">
                <text:p>2.62166</text:p>
              </table:table-cell>
              <table:table-cell office:value-type="float" office:value="2.97069">
                <text:p>2.97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1.83589">
                <text:p>1.83589</text:p>
              </table:table-cell>
              <table:table-cell office:value-type="float" office:value="1.83631">
                <text:p>1.83631</text:p>
              </table:table-cell>
              <table:table-cell office:value-type="float" office:value="2.19047">
                <text:p>2.19047</text:p>
              </table:table-cell>
              <table:table-cell office:value-type="float" office:value="2.41791">
                <text:p>2.41791</text:p>
              </table:table-cell>
              <table:table-cell office:value-type="float" office:value="2.78155">
                <text:p>2.78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1.8357">
                <text:p>1.8357</text:p>
              </table:table-cell>
              <table:table-cell office:value-type="float" office:value="1.83561">
                <text:p>1.83561</text:p>
              </table:table-cell>
              <table:table-cell office:value-type="float" office:value="2.04575">
                <text:p>2.04575</text:p>
              </table:table-cell>
              <table:table-cell office:value-type="float" office:value="2.24058">
                <text:p>2.24058</text:p>
              </table:table-cell>
              <table:table-cell office:value-type="float" office:value="2.60252">
                <text:p>2.60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1.83732">
                <text:p>1.83732</text:p>
              </table:table-cell>
              <table:table-cell office:value-type="float" office:value="1.83673">
                <text:p>1.83673</text:p>
              </table:table-cell>
              <table:table-cell office:value-type="float" office:value="1.96765">
                <text:p>1.96765</text:p>
              </table:table-cell>
              <table:table-cell office:value-type="float" office:value="2.09872">
                <text:p>2.09872</text:p>
              </table:table-cell>
              <table:table-cell office:value-type="float" office:value="2.37276">
                <text:p>2.37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1.83928">
                <text:p>1.83928</text:p>
              </table:table-cell>
              <table:table-cell office:value-type="float" office:value="1.83816">
                <text:p>1.83816</text:p>
              </table:table-cell>
              <table:table-cell office:value-type="float" office:value="1.83795">
                <text:p>1.83795</text:p>
              </table:table-cell>
              <table:table-cell office:value-type="float" office:value="1.99814">
                <text:p>1.99814</text:p>
              </table:table-cell>
              <table:table-cell office:value-type="float" office:value="2.23339">
                <text:p>2.233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1.84056">
                <text:p>1.84056</text:p>
              </table:table-cell>
              <table:table-cell office:value-type="float" office:value="1.83921">
                <text:p>1.83921</text:p>
              </table:table-cell>
              <table:table-cell office:value-type="float" office:value="1.83781">
                <text:p>1.83781</text:p>
              </table:table-cell>
              <table:table-cell office:value-type="float" office:value="1.94439">
                <text:p>1.94439</text:p>
              </table:table-cell>
              <table:table-cell office:value-type="float" office:value="2.11371">
                <text:p>2.11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1.84086">
                <text:p>1.84086</text:p>
              </table:table-cell>
              <table:table-cell office:value-type="float" office:value="1.83933">
                <text:p>1.83933</text:p>
              </table:table-cell>
              <table:table-cell office:value-type="float" office:value="1.83836">
                <text:p>1.83836</text:p>
              </table:table-cell>
              <table:table-cell office:value-type="float" office:value="1.8382">
                <text:p>1.8382</text:p>
              </table:table-cell>
              <table:table-cell office:value-type="float" office:value="2.01971">
                <text:p>2.01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1.84226">
                <text:p>1.84226</text:p>
              </table:table-cell>
              <table:table-cell office:value-type="float" office:value="1.84073">
                <text:p>1.84073</text:p>
              </table:table-cell>
              <table:table-cell office:value-type="float" office:value="1.83896">
                <text:p>1.83896</text:p>
              </table:table-cell>
              <table:table-cell office:value-type="float" office:value="1.83836">
                <text:p>1.83836</text:p>
              </table:table-cell>
              <table:table-cell office:value-type="float" office:value="1.95456">
                <text:p>1.95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1.84117">
                <text:p>1.84117</text:p>
              </table:table-cell>
              <table:table-cell office:value-type="float" office:value="1.84049">
                <text:p>1.84049</text:p>
              </table:table-cell>
              <table:table-cell office:value-type="float" office:value="1.83924">
                <text:p>1.83924</text:p>
              </table:table-cell>
              <table:table-cell office:value-type="float" office:value="1.83857">
                <text:p>1.83857</text:p>
              </table:table-cell>
              <table:table-cell office:value-type="float" office:value="1.92095">
                <text:p>1.92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1.83856">
                <text:p>1.83856</text:p>
              </table:table-cell>
              <table:table-cell office:value-type="float" office:value="1.84023">
                <text:p>1.84023</text:p>
              </table:table-cell>
              <table:table-cell office:value-type="float" office:value="1.83892">
                <text:p>1.83892</text:p>
              </table:table-cell>
              <table:table-cell office:value-type="float" office:value="1.83833">
                <text:p>1.83833</text:p>
              </table:table-cell>
              <table:table-cell office:value-type="float" office:value="1.83815">
                <text:p>1.83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1.8376">
                <text:p>1.8376</text:p>
              </table:table-cell>
              <table:table-cell office:value-type="float" office:value="1.83941">
                <text:p>1.83941</text:p>
              </table:table-cell>
              <table:table-cell office:value-type="float" office:value="1.83908">
                <text:p>1.83908</text:p>
              </table:table-cell>
              <table:table-cell office:value-type="float" office:value="1.83854">
                <text:p>1.83854</text:p>
              </table:table-cell>
              <table:table-cell office:value-type="float" office:value="1.83774">
                <text:p>1.83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1.83674">
                <text:p>1.83674</text:p>
              </table:table-cell>
              <table:table-cell office:value-type="float" office:value="1.83751">
                <text:p>1.83751</text:p>
              </table:table-cell>
              <table:table-cell office:value-type="float" office:value="1.83879">
                <text:p>1.83879</text:p>
              </table:table-cell>
              <table:table-cell office:value-type="float" office:value="1.83824">
                <text:p>1.83824</text:p>
              </table:table-cell>
              <table:table-cell office:value-type="float" office:value="1.83782">
                <text:p>1.83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1.8353">
                <text:p>1.8353</text:p>
              </table:table-cell>
              <table:table-cell office:value-type="float" office:value="1.83696">
                <text:p>1.83696</text:p>
              </table:table-cell>
              <table:table-cell office:value-type="float" office:value="1.83876">
                <text:p>1.83876</text:p>
              </table:table-cell>
              <table:table-cell office:value-type="float" office:value="1.83845">
                <text:p>1.83845</text:p>
              </table:table-cell>
              <table:table-cell office:value-type="float" office:value="1.83773">
                <text:p>1.83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1.83533">
                <text:p>1.83533</text:p>
              </table:table-cell>
              <table:table-cell office:value-type="float" office:value="1.83654">
                <text:p>1.83654</text:p>
              </table:table-cell>
              <table:table-cell office:value-type="float" office:value="1.83823">
                <text:p>1.83823</text:p>
              </table:table-cell>
              <table:table-cell office:value-type="float" office:value="1.83833">
                <text:p>1.83833</text:p>
              </table:table-cell>
              <table:table-cell office:value-type="float" office:value="1.83792">
                <text:p>1.83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1.83613">
                <text:p>1.83613</text:p>
              </table:table-cell>
              <table:table-cell office:value-type="float" office:value="1.83587">
                <text:p>1.83587</text:p>
              </table:table-cell>
              <table:table-cell office:value-type="float" office:value="1.83735">
                <text:p>1.83735</text:p>
              </table:table-cell>
              <table:table-cell office:value-type="float" office:value="1.83851">
                <text:p>1.83851</text:p>
              </table:table-cell>
              <table:table-cell office:value-type="float" office:value="1.83799">
                <text:p>1.83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1.83594">
                <text:p>1.83594</text:p>
              </table:table-cell>
              <table:table-cell office:value-type="float" office:value="1.83569">
                <text:p>1.83569</text:p>
              </table:table-cell>
              <table:table-cell office:value-type="float" office:value="1.83677">
                <text:p>1.83677</text:p>
              </table:table-cell>
              <table:table-cell office:value-type="float" office:value="1.83796">
                <text:p>1.83796</text:p>
              </table:table-cell>
              <table:table-cell office:value-type="float" office:value="1.83803">
                <text:p>1.838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1.83724">
                <text:p>1.83724</text:p>
              </table:table-cell>
              <table:table-cell office:value-type="float" office:value="1.83656">
                <text:p>1.83656</text:p>
              </table:table-cell>
              <table:table-cell office:value-type="float" office:value="1.83699">
                <text:p>1.83699</text:p>
              </table:table-cell>
              <table:table-cell office:value-type="float" office:value="1.8374">
                <text:p>1.8374</text:p>
              </table:table-cell>
              <table:table-cell office:value-type="float" office:value="1.83827">
                <text:p>1.83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1.83635">
                <text:p>1.83635</text:p>
              </table:table-cell>
              <table:table-cell office:value-type="float" office:value="1.83606">
                <text:p>1.83606</text:p>
              </table:table-cell>
              <table:table-cell office:value-type="float" office:value="1.83582">
                <text:p>1.83582</text:p>
              </table:table-cell>
              <table:table-cell office:value-type="float" office:value="1.8367">
                <text:p>1.8367</text:p>
              </table:table-cell>
              <table:table-cell office:value-type="float" office:value="1.83795">
                <text:p>1.83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1.83661">
                <text:p>1.83661</text:p>
              </table:table-cell>
              <table:table-cell office:value-type="float" office:value="1.83645">
                <text:p>1.83645</text:p>
              </table:table-cell>
              <table:table-cell office:value-type="float" office:value="1.83597">
                <text:p>1.83597</text:p>
              </table:table-cell>
              <table:table-cell office:value-type="float" office:value="1.83657">
                <text:p>1.83657</text:p>
              </table:table-cell>
              <table:table-cell office:value-type="float" office:value="1.83769">
                <text:p>1.837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1.83617">
                <text:p>1.83617</text:p>
              </table:table-cell>
              <table:table-cell office:value-type="float" office:value="1.83649">
                <text:p>1.83649</text:p>
              </table:table-cell>
              <table:table-cell office:value-type="float" office:value="1.83615">
                <text:p>1.83615</text:p>
              </table:table-cell>
              <table:table-cell office:value-type="float" office:value="1.836">
                <text:p>1.836</text:p>
              </table:table-cell>
              <table:table-cell office:value-type="float" office:value="1.83695">
                <text:p>1.83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1.8369">
                <text:p>1.8369</text:p>
              </table:table-cell>
              <table:table-cell office:value-type="float" office:value="1.83681">
                <text:p>1.83681</text:p>
              </table:table-cell>
              <table:table-cell office:value-type="float" office:value="1.83642">
                <text:p>1.83642</text:p>
              </table:table-cell>
              <table:table-cell office:value-type="float" office:value="1.83619">
                <text:p>1.83619</text:p>
              </table:table-cell>
              <table:table-cell office:value-type="float" office:value="1.83681">
                <text:p>1.83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1.83565">
                <text:p>1.83565</text:p>
              </table:table-cell>
              <table:table-cell office:value-type="float" office:value="1.83622">
                <text:p>1.83622</text:p>
              </table:table-cell>
              <table:table-cell office:value-type="float" office:value="1.83644">
                <text:p>1.83644</text:p>
              </table:table-cell>
              <table:table-cell office:value-type="float" office:value="1.83618">
                <text:p>1.83618</text:p>
              </table:table-cell>
              <table:table-cell office:value-type="float" office:value="1.83654">
                <text:p>1.83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1.83625">
                <text:p>1.83625</text:p>
              </table:table-cell>
              <table:table-cell office:value-type="float" office:value="1.83629">
                <text:p>1.83629</text:p>
              </table:table-cell>
              <table:table-cell office:value-type="float" office:value="1.8363">
                <text:p>1.8363</text:p>
              </table:table-cell>
              <table:table-cell office:value-type="float" office:value="1.83614">
                <text:p>1.83614</text:p>
              </table:table-cell>
              <table:table-cell office:value-type="float" office:value="1.83597">
                <text:p>1.835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1.83747">
                <text:p>1.83747</text:p>
              </table:table-cell>
              <table:table-cell office:value-type="float" office:value="1.83661">
                <text:p>1.83661</text:p>
              </table:table-cell>
              <table:table-cell office:value-type="float" office:value="1.83704">
                <text:p>1.83704</text:p>
              </table:table-cell>
              <table:table-cell office:value-type="float" office:value="1.83687">
                <text:p>1.83687</text:p>
              </table:table-cell>
              <table:table-cell office:value-type="float" office:value="1.83647">
                <text:p>1.83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1.83642">
                <text:p>1.83642</text:p>
              </table:table-cell>
              <table:table-cell office:value-type="float" office:value="1.83655">
                <text:p>1.83655</text:p>
              </table:table-cell>
              <table:table-cell office:value-type="float" office:value="1.8363">
                <text:p>1.8363</text:p>
              </table:table-cell>
              <table:table-cell office:value-type="float" office:value="1.83646">
                <text:p>1.83646</text:p>
              </table:table-cell>
              <table:table-cell office:value-type="float" office:value="1.83624">
                <text:p>1.83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1.83576">
                <text:p>1.83576</text:p>
              </table:table-cell>
              <table:table-cell office:value-type="float" office:value="1.83621">
                <text:p>1.83621</text:p>
              </table:table-cell>
              <table:table-cell office:value-type="float" office:value="1.83633">
                <text:p>1.83633</text:p>
              </table:table-cell>
              <table:table-cell office:value-type="float" office:value="1.83638">
                <text:p>1.83638</text:p>
              </table:table-cell>
              <table:table-cell office:value-type="float" office:value="1.8362">
                <text:p>1.8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8349">
                <text:p>1.8349</text:p>
              </table:table-cell>
              <table:table-cell office:value-type="float" office:value="1.83531">
                <text:p>1.83531</text:p>
              </table:table-cell>
              <table:table-cell office:value-type="float" office:value="1.83528">
                <text:p>1.83528</text:p>
              </table:table-cell>
              <table:table-cell office:value-type="float" office:value="1.83567">
                <text:p>1.83567</text:p>
              </table:table-cell>
              <table:table-cell office:value-type="float" office:value="1.83593">
                <text:p>1.83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83459">
                <text:p>1.83459</text:p>
              </table:table-cell>
              <table:table-cell office:value-type="float" office:value="1.83464">
                <text:p>1.83464</text:p>
              </table:table-cell>
              <table:table-cell office:value-type="float" office:value="1.83542">
                <text:p>1.83542</text:p>
              </table:table-cell>
              <table:table-cell office:value-type="float" office:value="1.83558">
                <text:p>1.83558</text:p>
              </table:table-cell>
              <table:table-cell office:value-type="float" office:value="1.83573">
                <text:p>1.83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83312">
                <text:p>1.83312</text:p>
              </table:table-cell>
              <table:table-cell office:value-type="float" office:value="1.83479">
                <text:p>1.83479</text:p>
              </table:table-cell>
              <table:table-cell office:value-type="float" office:value="1.83528">
                <text:p>1.83528</text:p>
              </table:table-cell>
              <table:table-cell office:value-type="float" office:value="1.83515">
                <text:p>1.83515</text:p>
              </table:table-cell>
              <table:table-cell office:value-type="float" office:value="1.83573">
                <text:p>1.835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83371">
                <text:p>1.83371</text:p>
              </table:table-cell>
              <table:table-cell office:value-type="float" office:value="1.83473">
                <text:p>1.83473</text:p>
              </table:table-cell>
              <table:table-cell office:value-type="float" office:value="1.83506">
                <text:p>1.83506</text:p>
              </table:table-cell>
              <table:table-cell office:value-type="float" office:value="1.83536">
                <text:p>1.83536</text:p>
              </table:table-cell>
              <table:table-cell office:value-type="float" office:value="1.83543">
                <text:p>1.83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3379">
                <text:p>1.83379</text:p>
              </table:table-cell>
              <table:table-cell office:value-type="float" office:value="1.83359">
                <text:p>1.83359</text:p>
              </table:table-cell>
              <table:table-cell office:value-type="float" office:value="1.83477">
                <text:p>1.83477</text:p>
              </table:table-cell>
              <table:table-cell office:value-type="float" office:value="1.8352">
                <text:p>1.8352</text:p>
              </table:table-cell>
              <table:table-cell office:value-type="float" office:value="1.83548">
                <text:p>1.835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83439">
                <text:p>1.83439</text:p>
              </table:table-cell>
              <table:table-cell office:value-type="float" office:value="1.83387">
                <text:p>1.83387</text:p>
              </table:table-cell>
              <table:table-cell office:value-type="float" office:value="1.83465">
                <text:p>1.83465</text:p>
              </table:table-cell>
              <table:table-cell office:value-type="float" office:value="1.83493">
                <text:p>1.83493</text:p>
              </table:table-cell>
              <table:table-cell office:value-type="float" office:value="1.83498">
                <text:p>1.83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8352">
                <text:p>1.8352</text:p>
              </table:table-cell>
              <table:table-cell office:value-type="float" office:value="1.83424">
                <text:p>1.83424</text:p>
              </table:table-cell>
              <table:table-cell office:value-type="float" office:value="1.83489">
                <text:p>1.83489</text:p>
              </table:table-cell>
              <table:table-cell office:value-type="float" office:value="1.83487">
                <text:p>1.83487</text:p>
              </table:table-cell>
              <table:table-cell office:value-type="float" office:value="1.83534">
                <text:p>1.83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83596">
                <text:p>1.83596</text:p>
              </table:table-cell>
              <table:table-cell office:value-type="float" office:value="1.83554">
                <text:p>1.83554</text:p>
              </table:table-cell>
              <table:table-cell office:value-type="float" office:value="1.83453">
                <text:p>1.83453</text:p>
              </table:table-cell>
              <table:table-cell office:value-type="float" office:value="1.83527">
                <text:p>1.83527</text:p>
              </table:table-cell>
              <table:table-cell office:value-type="float" office:value="1.83551">
                <text:p>1.83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83582">
                <text:p>1.83582</text:p>
              </table:table-cell>
              <table:table-cell office:value-type="float" office:value="1.83561">
                <text:p>1.83561</text:p>
              </table:table-cell>
              <table:table-cell office:value-type="float" office:value="1.83477">
                <text:p>1.83477</text:p>
              </table:table-cell>
              <table:table-cell office:value-type="float" office:value="1.83519">
                <text:p>1.83519</text:p>
              </table:table-cell>
              <table:table-cell office:value-type="float" office:value="1.83532">
                <text:p>1.83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83584">
                <text:p>1.83584</text:p>
              </table:table-cell>
              <table:table-cell office:value-type="float" office:value="1.83554">
                <text:p>1.83554</text:p>
              </table:table-cell>
              <table:table-cell office:value-type="float" office:value="1.83482">
                <text:p>1.83482</text:p>
              </table:table-cell>
              <table:table-cell office:value-type="float" office:value="1.83453">
                <text:p>1.83453</text:p>
              </table:table-cell>
              <table:table-cell office:value-type="float" office:value="1.83513">
                <text:p>1.83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1.83637">
                <text:p>1.83637</text:p>
              </table:table-cell>
              <table:table-cell office:value-type="float" office:value="1.83577">
                <text:p>1.83577</text:p>
              </table:table-cell>
              <table:table-cell office:value-type="float" office:value="1.83538">
                <text:p>1.83538</text:p>
              </table:table-cell>
              <table:table-cell office:value-type="float" office:value="1.83491">
                <text:p>1.83491</text:p>
              </table:table-cell>
              <table:table-cell office:value-type="float" office:value="1.83522">
                <text:p>1.83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1.83549">
                <text:p>1.83549</text:p>
              </table:table-cell>
              <table:table-cell office:value-type="float" office:value="1.83545">
                <text:p>1.83545</text:p>
              </table:table-cell>
              <table:table-cell office:value-type="float" office:value="1.83534">
                <text:p>1.83534</text:p>
              </table:table-cell>
              <table:table-cell office:value-type="float" office:value="1.83476">
                <text:p>1.83476</text:p>
              </table:table-cell>
              <table:table-cell office:value-type="float" office:value="1.83509">
                <text:p>1.83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1.83474">
                <text:p>1.83474</text:p>
              </table:table-cell>
              <table:table-cell office:value-type="float" office:value="1.83579">
                <text:p>1.83579</text:p>
              </table:table-cell>
              <table:table-cell office:value-type="float" office:value="1.83535">
                <text:p>1.83535</text:p>
              </table:table-cell>
              <table:table-cell office:value-type="float" office:value="1.83521">
                <text:p>1.83521</text:p>
              </table:table-cell>
              <table:table-cell office:value-type="float" office:value="1.8346">
                <text:p>1.8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1.83523">
                <text:p>1.83523</text:p>
              </table:table-cell>
              <table:table-cell office:value-type="float" office:value="1.83563">
                <text:p>1.83563</text:p>
              </table:table-cell>
              <table:table-cell office:value-type="float" office:value="1.83553">
                <text:p>1.83553</text:p>
              </table:table-cell>
              <table:table-cell office:value-type="float" office:value="1.83545">
                <text:p>1.83545</text:p>
              </table:table-cell>
              <table:table-cell office:value-type="float" office:value="1.83492">
                <text:p>1.83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1541">
                <text:p>4.1541</text:p>
              </table:table-cell>
              <table:table-cell office:value-type="float" office:value="4.15337">
                <text:p>4.15337</text:p>
              </table:table-cell>
              <table:table-cell office:value-type="float" office:value="4.15354">
                <text:p>4.15354</text:p>
              </table:table-cell>
              <table:table-cell office:value-type="float" office:value="4.15326">
                <text:p>4.15326</text:p>
              </table:table-cell>
              <table:table-cell office:value-type="float" office:value="4.15263">
                <text:p>4.152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15311">
                <text:p>4.15311</text:p>
              </table:table-cell>
              <table:table-cell office:value-type="float" office:value="4.153">
                <text:p>4.153</text:p>
              </table:table-cell>
              <table:table-cell office:value-type="float" office:value="4.15332">
                <text:p>4.15332</text:p>
              </table:table-cell>
              <table:table-cell office:value-type="float" office:value="4.15298">
                <text:p>4.15298</text:p>
              </table:table-cell>
              <table:table-cell office:value-type="float" office:value="4.1527">
                <text:p>4.15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15538">
                <text:p>4.15538</text:p>
              </table:table-cell>
              <table:table-cell office:value-type="float" office:value="4.15428">
                <text:p>4.15428</text:p>
              </table:table-cell>
              <table:table-cell office:value-type="float" office:value="4.15399">
                <text:p>4.15399</text:p>
              </table:table-cell>
              <table:table-cell office:value-type="float" office:value="4.15374">
                <text:p>4.15374</text:p>
              </table:table-cell>
              <table:table-cell office:value-type="float" office:value="4.15343">
                <text:p>4.15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53934">
                <text:p>5.53934</text:p>
              </table:table-cell>
              <table:table-cell office:value-type="float" office:value="5.54248">
                <text:p>5.54248</text:p>
              </table:table-cell>
              <table:table-cell office:value-type="float" office:value="5.54436">
                <text:p>5.54436</text:p>
              </table:table-cell>
              <table:table-cell office:value-type="float" office:value="5.54372">
                <text:p>5.54372</text:p>
              </table:table-cell>
              <table:table-cell office:value-type="float" office:value="5.54506">
                <text:p>5.545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7.78176">
                <text:p>7.78176</text:p>
              </table:table-cell>
              <table:table-cell office:value-type="float" office:value="8.22641">
                <text:p>8.22641</text:p>
              </table:table-cell>
              <table:table-cell office:value-type="float" office:value="8.56278">
                <text:p>8.56278</text:p>
              </table:table-cell>
              <table:table-cell office:value-type="float" office:value="8.69299">
                <text:p>8.69299</text:p>
              </table:table-cell>
              <table:table-cell office:value-type="float" office:value="8.8242">
                <text:p>8.8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5.85917">
                <text:p>5.85917</text:p>
              </table:table-cell>
              <table:table-cell office:value-type="float" office:value="6.8492">
                <text:p>6.8492</text:p>
              </table:table-cell>
              <table:table-cell office:value-type="float" office:value="7.59855">
                <text:p>7.59855</text:p>
              </table:table-cell>
              <table:table-cell office:value-type="float" office:value="7.89057">
                <text:p>7.89057</text:p>
              </table:table-cell>
              <table:table-cell office:value-type="float" office:value="8.18142">
                <text:p>8.181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3.93449">
                <text:p>3.93449</text:p>
              </table:table-cell>
              <table:table-cell office:value-type="float" office:value="5.47557">
                <text:p>5.47557</text:p>
              </table:table-cell>
              <table:table-cell office:value-type="float" office:value="6.63699">
                <text:p>6.63699</text:p>
              </table:table-cell>
              <table:table-cell office:value-type="float" office:value="7.08876">
                <text:p>7.08876</text:p>
              </table:table-cell>
              <table:table-cell office:value-type="float" office:value="7.53996">
                <text:p>7.539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2.02125">
                <text:p>2.02125</text:p>
              </table:table-cell>
              <table:table-cell office:value-type="float" office:value="4.10637">
                <text:p>4.10637</text:p>
              </table:table-cell>
              <table:table-cell office:value-type="float" office:value="5.67544">
                <text:p>5.67544</text:p>
              </table:table-cell>
              <table:table-cell office:value-type="float" office:value="6.28812">
                <text:p>6.28812</text:p>
              </table:table-cell>
              <table:table-cell office:value-type="float" office:value="6.89994">
                <text:p>6.899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0.2044">
                <text:p>0.2044</text:p>
              </table:table-cell>
              <table:table-cell office:value-type="float" office:value="2.72649">
                <text:p>2.72649</text:p>
              </table:table-cell>
              <table:table-cell office:value-type="float" office:value="4.71081">
                <text:p>4.71081</text:p>
              </table:table-cell>
              <table:table-cell office:value-type="float" office:value="5.48438">
                <text:p>5.48438</text:p>
              </table:table-cell>
              <table:table-cell office:value-type="float" office:value="6.25769">
                <text:p>6.25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0.427863">
                <text:p>0.427863</text:p>
              </table:table-cell>
              <table:table-cell office:value-type="float" office:value="1.35589">
                <text:p>1.35589</text:p>
              </table:table-cell>
              <table:table-cell office:value-type="float" office:value="3.74911">
                <text:p>3.74911</text:p>
              </table:table-cell>
              <table:table-cell office:value-type="float" office:value="4.68222">
                <text:p>4.68222</text:p>
              </table:table-cell>
              <table:table-cell office:value-type="float" office:value="5.6162">
                <text:p>5.61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0.428219">
                <text:p>0.428219</text:p>
              </table:table-cell>
              <table:table-cell office:value-type="float" office:value="0.0481602">
                <text:p>0.0481602</text:p>
              </table:table-cell>
              <table:table-cell office:value-type="float" office:value="2.78693">
                <text:p>2.78693</text:p>
              </table:table-cell>
              <table:table-cell office:value-type="float" office:value="3.87855">
                <text:p>3.87855</text:p>
              </table:table-cell>
              <table:table-cell office:value-type="float" office:value="4.97319">
                <text:p>4.97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0.382787">
                <text:p>0.382787</text:p>
              </table:table-cell>
              <table:table-cell office:value-type="float" office:value="0.394448">
                <text:p>0.394448</text:p>
              </table:table-cell>
              <table:table-cell office:value-type="float" office:value="1.82789">
                <text:p>1.82789</text:p>
              </table:table-cell>
              <table:table-cell office:value-type="float" office:value="3.08055">
                <text:p>3.08055</text:p>
              </table:table-cell>
              <table:table-cell office:value-type="float" office:value="4.33476">
                <text:p>4.33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0.381829">
                <text:p>0.381829</text:p>
              </table:table-cell>
              <table:table-cell office:value-type="float" office:value="0.396406">
                <text:p>0.396406</text:p>
              </table:table-cell>
              <table:table-cell office:value-type="float" office:value="0.868726">
                <text:p>0.868726</text:p>
              </table:table-cell>
              <table:table-cell office:value-type="float" office:value="2.28124">
                <text:p>2.28124</text:p>
              </table:table-cell>
              <table:table-cell office:value-type="float" office:value="3.69319">
                <text:p>3.69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386078">
                <text:p>0.386078</text:p>
              </table:table-cell>
              <table:table-cell office:value-type="float" office:value="0.398535">
                <text:p>0.398535</text:p>
              </table:table-cell>
              <table:table-cell office:value-type="float" office:value="0.102201">
                <text:p>0.102201</text:p>
              </table:table-cell>
              <table:table-cell office:value-type="float" office:value="1.48108">
                <text:p>1.48108</text:p>
              </table:table-cell>
              <table:table-cell office:value-type="float" office:value="3.05368">
                <text:p>3.05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385592">
                <text:p>0.385592</text:p>
              </table:table-cell>
              <table:table-cell office:value-type="float" office:value="0.396874">
                <text:p>0.396874</text:p>
              </table:table-cell>
              <table:table-cell office:value-type="float" office:value="0.4065">
                <text:p>0.4065</text:p>
              </table:table-cell>
              <table:table-cell office:value-type="float" office:value="0.682642">
                <text:p>0.682642</text:p>
              </table:table-cell>
              <table:table-cell office:value-type="float" office:value="2.41167">
                <text:p>2.41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353381">
                <text:p>0.353381</text:p>
              </table:table-cell>
              <table:table-cell office:value-type="float" office:value="0.373432">
                <text:p>0.373432</text:p>
              </table:table-cell>
              <table:table-cell office:value-type="float" office:value="0.389884">
                <text:p>0.389884</text:p>
              </table:table-cell>
              <table:table-cell office:value-type="float" office:value="0.142767">
                <text:p>0.142767</text:p>
              </table:table-cell>
              <table:table-cell office:value-type="float" office:value="1.77211">
                <text:p>1.77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344456">
                <text:p>0.344456</text:p>
              </table:table-cell>
              <table:table-cell office:value-type="float" office:value="0.336749">
                <text:p>0.336749</text:p>
              </table:table-cell>
              <table:table-cell office:value-type="float" office:value="0.363496">
                <text:p>0.363496</text:p>
              </table:table-cell>
              <table:table-cell office:value-type="float" office:value="0.373384">
                <text:p>0.373384</text:p>
              </table:table-cell>
              <table:table-cell office:value-type="float" office:value="1.13626">
                <text:p>1.13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344096">
                <text:p>0.344096</text:p>
              </table:table-cell>
              <table:table-cell office:value-type="float" office:value="0.337425">
                <text:p>0.337425</text:p>
              </table:table-cell>
              <table:table-cell office:value-type="float" office:value="0.362891">
                <text:p>0.362891</text:p>
              </table:table-cell>
              <table:table-cell office:value-type="float" office:value="0.374273">
                <text:p>0.374273</text:p>
              </table:table-cell>
              <table:table-cell office:value-type="float" office:value="0.50261">
                <text:p>0.50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302022">
                <text:p>0.302022</text:p>
              </table:table-cell>
              <table:table-cell office:value-type="float" office:value="0.337185">
                <text:p>0.337185</text:p>
              </table:table-cell>
              <table:table-cell office:value-type="float" office:value="0.341938">
                <text:p>0.341938</text:p>
              </table:table-cell>
              <table:table-cell office:value-type="float" office:value="0.355993">
                <text:p>0.355993</text:p>
              </table:table-cell>
              <table:table-cell office:value-type="float" office:value="0.168555">
                <text:p>0.1685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277503">
                <text:p>0.277503</text:p>
              </table:table-cell>
              <table:table-cell office:value-type="float" office:value="0.316553">
                <text:p>0.316553</text:p>
              </table:table-cell>
              <table:table-cell office:value-type="float" office:value="0.327551">
                <text:p>0.327551</text:p>
              </table:table-cell>
              <table:table-cell office:value-type="float" office:value="0.343019">
                <text:p>0.343019</text:p>
              </table:table-cell>
              <table:table-cell office:value-type="float" office:value="0.359288">
                <text:p>0.359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303218">
                <text:p>0.303218</text:p>
              </table:table-cell>
              <table:table-cell office:value-type="float" office:value="0.315809">
                <text:p>0.315809</text:p>
              </table:table-cell>
              <table:table-cell office:value-type="float" office:value="0.327746">
                <text:p>0.327746</text:p>
              </table:table-cell>
              <table:table-cell office:value-type="float" office:value="0.343235">
                <text:p>0.343235</text:p>
              </table:table-cell>
              <table:table-cell office:value-type="float" office:value="0.359657">
                <text:p>0.3596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174075">
                <text:p>0.174075</text:p>
              </table:table-cell>
              <table:table-cell office:value-type="float" office:value="0.106078">
                <text:p>0.106078</text:p>
              </table:table-cell>
              <table:table-cell office:value-type="float" office:value="0.18545">
                <text:p>0.18545</text:p>
              </table:table-cell>
              <table:table-cell office:value-type="float" office:value="0.200349">
                <text:p>0.200349</text:p>
              </table:table-cell>
              <table:table-cell office:value-type="float" office:value="0.245354">
                <text:p>0.2453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171573">
                <text:p>0.171573</text:p>
              </table:table-cell>
              <table:table-cell office:value-type="float" office:value="0.139476">
                <text:p>0.139476</text:p>
              </table:table-cell>
              <table:table-cell office:value-type="float" office:value="0.184601">
                <text:p>0.184601</text:p>
              </table:table-cell>
              <table:table-cell office:value-type="float" office:value="0.201707">
                <text:p>0.201707</text:p>
              </table:table-cell>
              <table:table-cell office:value-type="float" office:value="0.244287">
                <text:p>0.244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203127">
                <text:p>0.203127</text:p>
              </table:table-cell>
              <table:table-cell office:value-type="float" office:value="0.177398">
                <text:p>0.177398</text:p>
              </table:table-cell>
              <table:table-cell office:value-type="float" office:value="0.181124">
                <text:p>0.181124</text:p>
              </table:table-cell>
              <table:table-cell office:value-type="float" office:value="0.222899">
                <text:p>0.222899</text:p>
              </table:table-cell>
              <table:table-cell office:value-type="float" office:value="0.245148">
                <text:p>0.245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24043">
                <text:p>0.24043</text:p>
              </table:table-cell>
              <table:table-cell office:value-type="float" office:value="0.176473">
                <text:p>0.176473</text:p>
              </table:table-cell>
              <table:table-cell office:value-type="float" office:value="0.1825">
                <text:p>0.1825</text:p>
              </table:table-cell>
              <table:table-cell office:value-type="float" office:value="0.222537">
                <text:p>0.222537</text:p>
              </table:table-cell>
              <table:table-cell office:value-type="float" office:value="0.245115">
                <text:p>0.245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234699">
                <text:p>0.234699</text:p>
              </table:table-cell>
              <table:table-cell office:value-type="float" office:value="0.207701">
                <text:p>0.207701</text:p>
              </table:table-cell>
              <table:table-cell office:value-type="float" office:value="0.202146">
                <text:p>0.202146</text:p>
              </table:table-cell>
              <table:table-cell office:value-type="float" office:value="0.218338">
                <text:p>0.218338</text:p>
              </table:table-cell>
              <table:table-cell office:value-type="float" office:value="0.244801">
                <text:p>0.244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427157">
                <text:p>0.427157</text:p>
              </table:table-cell>
              <table:table-cell office:value-type="float" office:value="0.23923">
                <text:p>0.23923</text:p>
              </table:table-cell>
              <table:table-cell office:value-type="float" office:value="0.232121">
                <text:p>0.232121</text:p>
              </table:table-cell>
              <table:table-cell office:value-type="float" office:value="0.219107">
                <text:p>0.219107</text:p>
              </table:table-cell>
              <table:table-cell office:value-type="float" office:value="0.261441">
                <text:p>0.2614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428797">
                <text:p>0.428797</text:p>
              </table:table-cell>
              <table:table-cell office:value-type="float" office:value="0.24535">
                <text:p>0.24535</text:p>
              </table:table-cell>
              <table:table-cell office:value-type="float" office:value="0.233206">
                <text:p>0.233206</text:p>
              </table:table-cell>
              <table:table-cell office:value-type="float" office:value="0.238255">
                <text:p>0.238255</text:p>
              </table:table-cell>
              <table:table-cell office:value-type="float" office:value="0.261862">
                <text:p>0.261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426705">
                <text:p>0.426705</text:p>
              </table:table-cell>
              <table:table-cell office:value-type="float" office:value="0.427319">
                <text:p>0.427319</text:p>
              </table:table-cell>
              <table:table-cell office:value-type="float" office:value="0.256843">
                <text:p>0.256843</text:p>
              </table:table-cell>
              <table:table-cell office:value-type="float" office:value="0.260858">
                <text:p>0.260858</text:p>
              </table:table-cell>
              <table:table-cell office:value-type="float" office:value="0.259017">
                <text:p>0.259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425189">
                <text:p>0.425189</text:p>
              </table:table-cell>
              <table:table-cell office:value-type="float" office:value="0.426505">
                <text:p>0.426505</text:p>
              </table:table-cell>
              <table:table-cell office:value-type="float" office:value="0.276297">
                <text:p>0.276297</text:p>
              </table:table-cell>
              <table:table-cell office:value-type="float" office:value="0.259421">
                <text:p>0.259421</text:p>
              </table:table-cell>
              <table:table-cell office:value-type="float" office:value="0.25882">
                <text:p>0.25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39281">
                <text:p>0.39281</text:p>
              </table:table-cell>
              <table:table-cell office:value-type="float" office:value="0.401811">
                <text:p>0.401811</text:p>
              </table:table-cell>
              <table:table-cell office:value-type="float" office:value="0.255455">
                <text:p>0.255455</text:p>
              </table:table-cell>
              <table:table-cell office:value-type="float" office:value="0.263415">
                <text:p>0.263415</text:p>
              </table:table-cell>
              <table:table-cell office:value-type="float" office:value="0.259112">
                <text:p>0.259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391797">
                <text:p>0.391797</text:p>
              </table:table-cell>
              <table:table-cell office:value-type="float" office:value="0.400772">
                <text:p>0.400772</text:p>
              </table:table-cell>
              <table:table-cell office:value-type="float" office:value="0.409067">
                <text:p>0.409067</text:p>
              </table:table-cell>
              <table:table-cell office:value-type="float" office:value="0.278531">
                <text:p>0.278531</text:p>
              </table:table-cell>
              <table:table-cell office:value-type="float" office:value="0.277432">
                <text:p>0.277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390617">
                <text:p>0.390617</text:p>
              </table:table-cell>
              <table:table-cell office:value-type="float" office:value="0.401747">
                <text:p>0.401747</text:p>
              </table:table-cell>
              <table:table-cell office:value-type="float" office:value="0.408933">
                <text:p>0.408933</text:p>
              </table:table-cell>
              <table:table-cell office:value-type="float" office:value="0.279003">
                <text:p>0.279003</text:p>
              </table:table-cell>
              <table:table-cell office:value-type="float" office:value="0.276878">
                <text:p>0.276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338027">
                <text:p>0.338027</text:p>
              </table:table-cell>
              <table:table-cell office:value-type="float" office:value="0.36263">
                <text:p>0.36263</text:p>
              </table:table-cell>
              <table:table-cell office:value-type="float" office:value="0.381242">
                <text:p>0.381242</text:p>
              </table:table-cell>
              <table:table-cell office:value-type="float" office:value="0.388959">
                <text:p>0.388959</text:p>
              </table:table-cell>
              <table:table-cell office:value-type="float" office:value="0.273733">
                <text:p>0.273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295589">
                <text:p>0.295589</text:p>
              </table:table-cell>
              <table:table-cell office:value-type="float" office:value="0.329984">
                <text:p>0.329984</text:p>
              </table:table-cell>
              <table:table-cell office:value-type="float" office:value="0.357742">
                <text:p>0.357742</text:p>
              </table:table-cell>
              <table:table-cell office:value-type="float" office:value="0.369238">
                <text:p>0.369238</text:p>
              </table:table-cell>
              <table:table-cell office:value-type="float" office:value="0.268475">
                <text:p>0.268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323873">
                <text:p>0.323873</text:p>
              </table:table-cell>
              <table:table-cell office:value-type="float" office:value="0.329956">
                <text:p>0.329956</text:p>
              </table:table-cell>
              <table:table-cell office:value-type="float" office:value="0.357816">
                <text:p>0.357816</text:p>
              </table:table-cell>
              <table:table-cell office:value-type="float" office:value="0.368717">
                <text:p>0.368717</text:p>
              </table:table-cell>
              <table:table-cell office:value-type="float" office:value="0.267774">
                <text:p>0.2677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286481">
                <text:p>0.286481</text:p>
              </table:table-cell>
              <table:table-cell office:value-type="float" office:value="0.303429">
                <text:p>0.303429</text:p>
              </table:table-cell>
              <table:table-cell office:value-type="float" office:value="0.337575">
                <text:p>0.337575</text:p>
              </table:table-cell>
              <table:table-cell office:value-type="float" office:value="0.351372">
                <text:p>0.351372</text:p>
              </table:table-cell>
              <table:table-cell office:value-type="float" office:value="0.366152">
                <text:p>0.366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159431">
                <text:p>0.159431</text:p>
              </table:table-cell>
              <table:table-cell office:value-type="float" office:value="0.121265">
                <text:p>0.121265</text:p>
              </table:table-cell>
              <table:table-cell office:value-type="float" office:value="0.166545">
                <text:p>0.166545</text:p>
              </table:table-cell>
              <table:table-cell office:value-type="float" office:value="0.209692">
                <text:p>0.209692</text:p>
              </table:table-cell>
              <table:table-cell office:value-type="float" office:value="0.251302">
                <text:p>0.2513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15789">
                <text:p>0.15789</text:p>
              </table:table-cell>
              <table:table-cell office:value-type="float" office:value="0.0930881">
                <text:p>0.0930881</text:p>
              </table:table-cell>
              <table:table-cell office:value-type="float" office:value="0.13911">
                <text:p>0.13911</text:p>
              </table:table-cell>
              <table:table-cell office:value-type="float" office:value="0.184928">
                <text:p>0.184928</text:p>
              </table:table-cell>
              <table:table-cell office:value-type="float" office:value="0.231987">
                <text:p>0.231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178886">
                <text:p>0.178886</text:p>
              </table:table-cell>
              <table:table-cell office:value-type="float" office:value="0.101541">
                <text:p>0.101541</text:p>
              </table:table-cell>
              <table:table-cell office:value-type="float" office:value="0.14347">
                <text:p>0.14347</text:p>
              </table:table-cell>
              <table:table-cell office:value-type="float" office:value="0.185955">
                <text:p>0.185955</text:p>
              </table:table-cell>
              <table:table-cell office:value-type="float" office:value="0.233332">
                <text:p>0.2333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179946">
                <text:p>0.179946</text:p>
              </table:table-cell>
              <table:table-cell office:value-type="float" office:value="0.127794">
                <text:p>0.127794</text:p>
              </table:table-cell>
              <table:table-cell office:value-type="float" office:value="0.162769">
                <text:p>0.162769</text:p>
              </table:table-cell>
              <table:table-cell office:value-type="float" office:value="0.185998">
                <text:p>0.185998</text:p>
              </table:table-cell>
              <table:table-cell office:value-type="float" office:value="0.233398">
                <text:p>0.2333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211283">
                <text:p>0.211283</text:p>
              </table:table-cell>
              <table:table-cell office:value-type="float" office:value="0.165268">
                <text:p>0.165268</text:p>
              </table:table-cell>
              <table:table-cell office:value-type="float" office:value="0.164989">
                <text:p>0.164989</text:p>
              </table:table-cell>
              <table:table-cell office:value-type="float" office:value="0.186957">
                <text:p>0.186957</text:p>
              </table:table-cell>
              <table:table-cell office:value-type="float" office:value="0.233421">
                <text:p>0.2334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374874">
                <text:p>0.374874</text:p>
              </table:table-cell>
              <table:table-cell office:value-type="float" office:value="0.172613">
                <text:p>0.172613</text:p>
              </table:table-cell>
              <table:table-cell office:value-type="float" office:value="0.165994">
                <text:p>0.165994</text:p>
              </table:table-cell>
              <table:table-cell office:value-type="float" office:value="0.204495">
                <text:p>0.204495</text:p>
              </table:table-cell>
              <table:table-cell office:value-type="float" office:value="0.23276">
                <text:p>0.232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432439">
                <text:p>0.432439</text:p>
              </table:table-cell>
              <table:table-cell office:value-type="float" office:value="0.213071">
                <text:p>0.213071</text:p>
              </table:table-cell>
              <table:table-cell office:value-type="float" office:value="0.197837">
                <text:p>0.197837</text:p>
              </table:table-cell>
              <table:table-cell office:value-type="float" office:value="0.207054">
                <text:p>0.207054</text:p>
              </table:table-cell>
              <table:table-cell office:value-type="float" office:value="0.234657">
                <text:p>0.2346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370316">
                <text:p>0.370316</text:p>
              </table:table-cell>
              <table:table-cell office:value-type="float" office:value="0.349948">
                <text:p>0.349948</text:p>
              </table:table-cell>
              <table:table-cell office:value-type="float" office:value="0.194181">
                <text:p>0.194181</text:p>
              </table:table-cell>
              <table:table-cell office:value-type="float" office:value="0.181094">
                <text:p>0.181094</text:p>
              </table:table-cell>
              <table:table-cell office:value-type="float" office:value="0.214695">
                <text:p>0.214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21706">
                <text:p>0.21706</text:p>
              </table:table-cell>
              <table:table-cell office:value-type="float" office:value="0.210681">
                <text:p>0.210681</text:p>
              </table:table-cell>
              <table:table-cell office:value-type="float" office:value="0.1975">
                <text:p>0.1975</text:p>
              </table:table-cell>
              <table:table-cell office:value-type="float" office:value="0.159782">
                <text:p>0.159782</text:p>
              </table:table-cell>
              <table:table-cell office:value-type="float" office:value="0.156279">
                <text:p>0.1562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183237">
                <text:p>0.183237</text:p>
              </table:table-cell>
              <table:table-cell office:value-type="float" office:value="0.168408">
                <text:p>0.168408</text:p>
              </table:table-cell>
              <table:table-cell office:value-type="float" office:value="0.196084">
                <text:p>0.196084</text:p>
              </table:table-cell>
              <table:table-cell office:value-type="float" office:value="0.159152">
                <text:p>0.159152</text:p>
              </table:table-cell>
              <table:table-cell office:value-type="float" office:value="0.141571">
                <text:p>0.141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159136">
                <text:p>0.159136</text:p>
              </table:table-cell>
              <table:table-cell office:value-type="float" office:value="0.139976">
                <text:p>0.139976</text:p>
              </table:table-cell>
              <table:table-cell office:value-type="float" office:value="0.175247">
                <text:p>0.175247</text:p>
              </table:table-cell>
              <table:table-cell office:value-type="float" office:value="0.145965">
                <text:p>0.145965</text:p>
              </table:table-cell>
              <table:table-cell office:value-type="float" office:value="0.126021">
                <text:p>0.126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146347">
                <text:p>0.146347</text:p>
              </table:table-cell>
              <table:table-cell office:value-type="float" office:value="0.133512">
                <text:p>0.133512</text:p>
              </table:table-cell>
              <table:table-cell office:value-type="float" office:value="0.202909">
                <text:p>0.202909</text:p>
              </table:table-cell>
              <table:table-cell office:value-type="float" office:value="0.159855">
                <text:p>0.159855</text:p>
              </table:table-cell>
              <table:table-cell office:value-type="float" office:value="0.141563">
                <text:p>0.1415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168129">
                <text:p>0.168129</text:p>
              </table:table-cell>
              <table:table-cell office:value-type="float" office:value="0.138493">
                <text:p>0.138493</text:p>
              </table:table-cell>
              <table:table-cell office:value-type="float" office:value="0.202709">
                <text:p>0.202709</text:p>
              </table:table-cell>
              <table:table-cell office:value-type="float" office:value="0.214727">
                <text:p>0.214727</text:p>
              </table:table-cell>
              <table:table-cell office:value-type="float" office:value="0.162514">
                <text:p>0.1625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358703">
                <text:p>0.358703</text:p>
              </table:table-cell>
              <table:table-cell office:value-type="float" office:value="0.128956">
                <text:p>0.128956</text:p>
              </table:table-cell>
              <table:table-cell office:value-type="float" office:value="0.202466">
                <text:p>0.202466</text:p>
              </table:table-cell>
              <table:table-cell office:value-type="float" office:value="0.237568">
                <text:p>0.237568</text:p>
              </table:table-cell>
              <table:table-cell office:value-type="float" office:value="0.162433">
                <text:p>0.16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390808">
                <text:p>0.390808</text:p>
              </table:table-cell>
              <table:table-cell office:value-type="float" office:value="0.166638">
                <text:p>0.166638</text:p>
              </table:table-cell>
              <table:table-cell office:value-type="float" office:value="0.200219">
                <text:p>0.200219</text:p>
              </table:table-cell>
              <table:table-cell office:value-type="float" office:value="0.233707">
                <text:p>0.233707</text:p>
              </table:table-cell>
              <table:table-cell office:value-type="float" office:value="0.178466">
                <text:p>0.1784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390595">
                <text:p>0.390595</text:p>
              </table:table-cell>
              <table:table-cell office:value-type="float" office:value="0.352606">
                <text:p>0.352606</text:p>
              </table:table-cell>
              <table:table-cell office:value-type="float" office:value="0.176519">
                <text:p>0.176519</text:p>
              </table:table-cell>
              <table:table-cell office:value-type="float" office:value="0.216846">
                <text:p>0.216846</text:p>
              </table:table-cell>
              <table:table-cell office:value-type="float" office:value="0.239027">
                <text:p>0.239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39017">
                <text:p>0.39017</text:p>
              </table:table-cell>
              <table:table-cell office:value-type="float" office:value="0.376032">
                <text:p>0.376032</text:p>
              </table:table-cell>
              <table:table-cell office:value-type="float" office:value="0.172773">
                <text:p>0.172773</text:p>
              </table:table-cell>
              <table:table-cell office:value-type="float" office:value="0.21516">
                <text:p>0.21516</text:p>
              </table:table-cell>
              <table:table-cell office:value-type="float" office:value="0.257491">
                <text:p>0.257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351716">
                <text:p>0.351716</text:p>
              </table:table-cell>
              <table:table-cell office:value-type="float" office:value="0.373183">
                <text:p>0.373183</text:p>
              </table:table-cell>
              <table:table-cell office:value-type="float" office:value="0.179701">
                <text:p>0.179701</text:p>
              </table:table-cell>
              <table:table-cell office:value-type="float" office:value="0.195216">
                <text:p>0.195216</text:p>
              </table:table-cell>
              <table:table-cell office:value-type="float" office:value="0.240666">
                <text:p>0.240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351553">
                <text:p>0.351553</text:p>
              </table:table-cell>
              <table:table-cell office:value-type="float" office:value="0.372226">
                <text:p>0.372226</text:p>
              </table:table-cell>
              <table:table-cell office:value-type="float" office:value="0.355088">
                <text:p>0.355088</text:p>
              </table:table-cell>
              <table:table-cell office:value-type="float" office:value="0.193542">
                <text:p>0.193542</text:p>
              </table:table-cell>
              <table:table-cell office:value-type="float" office:value="0.241176">
                <text:p>0.241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352271">
                <text:p>0.352271</text:p>
              </table:table-cell>
              <table:table-cell office:value-type="float" office:value="0.370716">
                <text:p>0.370716</text:p>
              </table:table-cell>
              <table:table-cell office:value-type="float" office:value="0.371122">
                <text:p>0.371122</text:p>
              </table:table-cell>
              <table:table-cell office:value-type="float" office:value="0.219344">
                <text:p>0.219344</text:p>
              </table:table-cell>
              <table:table-cell office:value-type="float" office:value="0.241113">
                <text:p>0.2411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343035">
                <text:p>0.343035</text:p>
              </table:table-cell>
              <table:table-cell office:value-type="float" office:value="0.341451">
                <text:p>0.341451</text:p>
              </table:table-cell>
              <table:table-cell office:value-type="float" office:value="0.366425">
                <text:p>0.366425</text:p>
              </table:table-cell>
              <table:table-cell office:value-type="float" office:value="0.348615">
                <text:p>0.348615</text:p>
              </table:table-cell>
              <table:table-cell office:value-type="float" office:value="0.224468">
                <text:p>0.2244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16635">
                <text:p>0.16635</text:p>
              </table:table-cell>
              <table:table-cell office:value-type="float" office:value="0.127471">
                <text:p>0.127471</text:p>
              </table:table-cell>
              <table:table-cell office:value-type="float" office:value="0.200671">
                <text:p>0.200671</text:p>
              </table:table-cell>
              <table:table-cell office:value-type="float" office:value="0.217207">
                <text:p>0.217207</text:p>
              </table:table-cell>
              <table:table-cell office:value-type="float" office:value="0.139041">
                <text:p>0.139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168757">
                <text:p>0.168757</text:p>
              </table:table-cell>
              <table:table-cell office:value-type="float" office:value="0.129039">
                <text:p>0.129039</text:p>
              </table:table-cell>
              <table:table-cell office:value-type="float" office:value="0.176011">
                <text:p>0.176011</text:p>
              </table:table-cell>
              <table:table-cell office:value-type="float" office:value="0.217803">
                <text:p>0.217803</text:p>
              </table:table-cell>
              <table:table-cell office:value-type="float" office:value="0.143786">
                <text:p>0.1437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163487">
                <text:p>0.163487</text:p>
              </table:table-cell>
              <table:table-cell office:value-type="float" office:value="0.129827">
                <text:p>0.129827</text:p>
              </table:table-cell>
              <table:table-cell office:value-type="float" office:value="0.176209">
                <text:p>0.176209</text:p>
              </table:table-cell>
              <table:table-cell office:value-type="float" office:value="0.217364">
                <text:p>0.217364</text:p>
              </table:table-cell>
              <table:table-cell office:value-type="float" office:value="0.231364">
                <text:p>0.231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14534">
                <text:p>0.14534</text:p>
              </table:table-cell>
              <table:table-cell office:value-type="float" office:value="0.130446">
                <text:p>0.130446</text:p>
              </table:table-cell>
              <table:table-cell office:value-type="float" office:value="0.151847">
                <text:p>0.151847</text:p>
              </table:table-cell>
              <table:table-cell office:value-type="float" office:value="0.194367">
                <text:p>0.194367</text:p>
              </table:table-cell>
              <table:table-cell office:value-type="float" office:value="0.228463">
                <text:p>0.2284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147179">
                <text:p>0.147179</text:p>
              </table:table-cell>
              <table:table-cell office:value-type="float" office:value="0.0951674">
                <text:p>0.0951674</text:p>
              </table:table-cell>
              <table:table-cell office:value-type="float" office:value="0.145945">
                <text:p>0.145945</text:p>
              </table:table-cell>
              <table:table-cell office:value-type="float" office:value="0.173257">
                <text:p>0.173257</text:p>
              </table:table-cell>
              <table:table-cell office:value-type="float" office:value="0.224145">
                <text:p>0.2241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305485">
                <text:p>0.305485</text:p>
              </table:table-cell>
              <table:table-cell office:value-type="float" office:value="0.0879525">
                <text:p>0.0879525</text:p>
              </table:table-cell>
              <table:table-cell office:value-type="float" office:value="0.146296">
                <text:p>0.146296</text:p>
              </table:table-cell>
              <table:table-cell office:value-type="float" office:value="0.173651">
                <text:p>0.173651</text:p>
              </table:table-cell>
              <table:table-cell office:value-type="float" office:value="0.224142">
                <text:p>0.224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333998">
                <text:p>0.333998</text:p>
              </table:table-cell>
              <table:table-cell office:value-type="float" office:value="0.123605">
                <text:p>0.123605</text:p>
              </table:table-cell>
              <table:table-cell office:value-type="float" office:value="0.170532">
                <text:p>0.170532</text:p>
              </table:table-cell>
              <table:table-cell office:value-type="float" office:value="0.190697">
                <text:p>0.190697</text:p>
              </table:table-cell>
              <table:table-cell office:value-type="float" office:value="0.222764">
                <text:p>0.222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334047">
                <text:p>0.334047</text:p>
              </table:table-cell>
              <table:table-cell office:value-type="float" office:value="0.336347">
                <text:p>0.336347</text:p>
              </table:table-cell>
              <table:table-cell office:value-type="float" office:value="0.170472">
                <text:p>0.170472</text:p>
              </table:table-cell>
              <table:table-cell office:value-type="float" office:value="0.191194">
                <text:p>0.191194</text:p>
              </table:table-cell>
              <table:table-cell office:value-type="float" office:value="0.223235">
                <text:p>0.223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34144">
                <text:p>0.34144</text:p>
              </table:table-cell>
              <table:table-cell office:value-type="float" office:value="0.333946">
                <text:p>0.333946</text:p>
              </table:table-cell>
              <table:table-cell office:value-type="float" office:value="0.147459">
                <text:p>0.147459</text:p>
              </table:table-cell>
              <table:table-cell office:value-type="float" office:value="0.19252">
                <text:p>0.19252</text:p>
              </table:table-cell>
              <table:table-cell office:value-type="float" office:value="0.210459">
                <text:p>0.2104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387291">
                <text:p>0.387291</text:p>
              </table:table-cell>
              <table:table-cell office:value-type="float" office:value="0.333899">
                <text:p>0.333899</text:p>
              </table:table-cell>
              <table:table-cell office:value-type="float" office:value="0.171862">
                <text:p>0.171862</text:p>
              </table:table-cell>
              <table:table-cell office:value-type="float" office:value="0.191822">
                <text:p>0.191822</text:p>
              </table:table-cell>
              <table:table-cell office:value-type="float" office:value="0.222761">
                <text:p>0.222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387178">
                <text:p>0.387178</text:p>
              </table:table-cell>
              <table:table-cell office:value-type="float" office:value="0.364115">
                <text:p>0.364115</text:p>
              </table:table-cell>
              <table:table-cell office:value-type="float" office:value="0.343979">
                <text:p>0.343979</text:p>
              </table:table-cell>
              <table:table-cell office:value-type="float" office:value="0.192203">
                <text:p>0.192203</text:p>
              </table:table-cell>
              <table:table-cell office:value-type="float" office:value="0.223622">
                <text:p>0.223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386218">
                <text:p>0.386218</text:p>
              </table:table-cell>
              <table:table-cell office:value-type="float" office:value="0.397689">
                <text:p>0.397689</text:p>
              </table:table-cell>
              <table:table-cell office:value-type="float" office:value="0.35965">
                <text:p>0.35965</text:p>
              </table:table-cell>
              <table:table-cell office:value-type="float" office:value="0.211992">
                <text:p>0.211992</text:p>
              </table:table-cell>
              <table:table-cell office:value-type="float" office:value="0.237522">
                <text:p>0.2375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342325">
                <text:p>0.342325</text:p>
              </table:table-cell>
              <table:table-cell office:value-type="float" office:value="0.364987">
                <text:p>0.364987</text:p>
              </table:table-cell>
              <table:table-cell office:value-type="float" office:value="0.338183">
                <text:p>0.338183</text:p>
              </table:table-cell>
              <table:table-cell office:value-type="float" office:value="0.338804">
                <text:p>0.338804</text:p>
              </table:table-cell>
              <table:table-cell office:value-type="float" office:value="0.22123">
                <text:p>0.22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331552">
                <text:p>0.331552</text:p>
              </table:table-cell>
              <table:table-cell office:value-type="float" office:value="0.332161">
                <text:p>0.332161</text:p>
              </table:table-cell>
              <table:table-cell office:value-type="float" office:value="0.336491">
                <text:p>0.336491</text:p>
              </table:table-cell>
              <table:table-cell office:value-type="float" office:value="0.332915">
                <text:p>0.332915</text:p>
              </table:table-cell>
              <table:table-cell office:value-type="float" office:value="0.20411">
                <text:p>0.204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332704">
                <text:p>0.332704</text:p>
              </table:table-cell>
              <table:table-cell office:value-type="float" office:value="0.332679">
                <text:p>0.332679</text:p>
              </table:table-cell>
              <table:table-cell office:value-type="float" office:value="0.359968">
                <text:p>0.359968</text:p>
              </table:table-cell>
              <table:table-cell office:value-type="float" office:value="0.333236">
                <text:p>0.333236</text:p>
              </table:table-cell>
              <table:table-cell office:value-type="float" office:value="0.22068">
                <text:p>0.22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332945">
                <text:p>0.332945</text:p>
              </table:table-cell>
              <table:table-cell office:value-type="float" office:value="0.358586">
                <text:p>0.358586</text:p>
              </table:table-cell>
              <table:table-cell office:value-type="float" office:value="0.359868">
                <text:p>0.359868</text:p>
              </table:table-cell>
              <table:table-cell office:value-type="float" office:value="0.351117">
                <text:p>0.351117</text:p>
              </table:table-cell>
              <table:table-cell office:value-type="float" office:value="0.340248">
                <text:p>0.3402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334265">
                <text:p>0.334265</text:p>
              </table:table-cell>
              <table:table-cell office:value-type="float" office:value="0.359927">
                <text:p>0.359927</text:p>
              </table:table-cell>
              <table:table-cell office:value-type="float" office:value="0.360241">
                <text:p>0.360241</text:p>
              </table:table-cell>
              <table:table-cell office:value-type="float" office:value="0.371253">
                <text:p>0.371253</text:p>
              </table:table-cell>
              <table:table-cell office:value-type="float" office:value="0.351105">
                <text:p>0.351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346088">
                <text:p>0.346088</text:p>
              </table:table-cell>
              <table:table-cell office:value-type="float" office:value="0.335996">
                <text:p>0.335996</text:p>
              </table:table-cell>
              <table:table-cell office:value-type="float" office:value="0.343969">
                <text:p>0.343969</text:p>
              </table:table-cell>
              <table:table-cell office:value-type="float" office:value="0.357094">
                <text:p>0.357094</text:p>
              </table:table-cell>
              <table:table-cell office:value-type="float" office:value="0.340581">
                <text:p>0.3405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393257">
                <text:p>0.393257</text:p>
              </table:table-cell>
              <table:table-cell office:value-type="float" office:value="0.335921">
                <text:p>0.335921</text:p>
              </table:table-cell>
              <table:table-cell office:value-type="float" office:value="0.361697">
                <text:p>0.361697</text:p>
              </table:table-cell>
              <table:table-cell office:value-type="float" office:value="0.356802">
                <text:p>0.356802</text:p>
              </table:table-cell>
              <table:table-cell office:value-type="float" office:value="0.354703">
                <text:p>0.3547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393498">
                <text:p>0.393498</text:p>
              </table:table-cell>
              <table:table-cell office:value-type="float" office:value="0.368918">
                <text:p>0.368918</text:p>
              </table:table-cell>
              <table:table-cell office:value-type="float" office:value="0.362678">
                <text:p>0.362678</text:p>
              </table:table-cell>
              <table:table-cell office:value-type="float" office:value="0.357308">
                <text:p>0.357308</text:p>
              </table:table-cell>
              <table:table-cell office:value-type="float" office:value="0.370852">
                <text:p>0.370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394114">
                <text:p>0.394114</text:p>
              </table:table-cell>
              <table:table-cell office:value-type="float" office:value="0.404959">
                <text:p>0.404959</text:p>
              </table:table-cell>
              <table:table-cell office:value-type="float" office:value="0.363057">
                <text:p>0.363057</text:p>
              </table:table-cell>
              <table:table-cell office:value-type="float" office:value="0.373237">
                <text:p>0.373237</text:p>
              </table:table-cell>
              <table:table-cell office:value-type="float" office:value="0.371093">
                <text:p>0.371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393168">
                <text:p>0.393168</text:p>
              </table:table-cell>
              <table:table-cell office:value-type="float" office:value="0.404169">
                <text:p>0.404169</text:p>
              </table:table-cell>
              <table:table-cell office:value-type="float" office:value="0.363608">
                <text:p>0.363608</text:p>
              </table:table-cell>
              <table:table-cell office:value-type="float" office:value="0.373754">
                <text:p>0.373754</text:p>
              </table:table-cell>
              <table:table-cell office:value-type="float" office:value="0.371115">
                <text:p>0.371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392561">
                <text:p>0.392561</text:p>
              </table:table-cell>
              <table:table-cell office:value-type="float" office:value="0.378125">
                <text:p>0.378125</text:p>
              </table:table-cell>
              <table:table-cell office:value-type="float" office:value="0.36919">
                <text:p>0.36919</text:p>
              </table:table-cell>
              <table:table-cell office:value-type="float" office:value="0.359128">
                <text:p>0.359128</text:p>
              </table:table-cell>
              <table:table-cell office:value-type="float" office:value="0.359821">
                <text:p>0.359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326751">
                <text:p>0.326751</text:p>
              </table:table-cell>
              <table:table-cell office:value-type="float" office:value="0.330207">
                <text:p>0.330207</text:p>
              </table:table-cell>
              <table:table-cell office:value-type="float" office:value="0.359989">
                <text:p>0.359989</text:p>
              </table:table-cell>
              <table:table-cell office:value-type="float" office:value="0.331883">
                <text:p>0.331883</text:p>
              </table:table-cell>
              <table:table-cell office:value-type="float" office:value="0.349992">
                <text:p>0.3499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293826">
                <text:p>0.293826</text:p>
              </table:table-cell>
              <table:table-cell office:value-type="float" office:value="0.330586">
                <text:p>0.330586</text:p>
              </table:table-cell>
              <table:table-cell office:value-type="float" office:value="0.342747">
                <text:p>0.342747</text:p>
              </table:table-cell>
              <table:table-cell office:value-type="float" office:value="0.337038">
                <text:p>0.337038</text:p>
              </table:table-cell>
              <table:table-cell office:value-type="float" office:value="0.339357">
                <text:p>0.339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292959">
                <text:p>0.292959</text:p>
              </table:table-cell>
              <table:table-cell office:value-type="float" office:value="0.330998">
                <text:p>0.330998</text:p>
              </table:table-cell>
              <table:table-cell office:value-type="float" office:value="0.342396">
                <text:p>0.342396</text:p>
              </table:table-cell>
              <table:table-cell office:value-type="float" office:value="0.356809">
                <text:p>0.356809</text:p>
              </table:table-cell>
              <table:table-cell office:value-type="float" office:value="0.339207">
                <text:p>0.339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256464">
                <text:p>0.256464</text:p>
              </table:table-cell>
              <table:table-cell office:value-type="float" office:value="0.301246">
                <text:p>0.301246</text:p>
              </table:table-cell>
              <table:table-cell office:value-type="float" office:value="0.321485">
                <text:p>0.321485</text:p>
              </table:table-cell>
              <table:table-cell office:value-type="float" office:value="0.338745">
                <text:p>0.338745</text:p>
              </table:table-cell>
              <table:table-cell office:value-type="float" office:value="0.325583">
                <text:p>0.325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242337">
                <text:p>0.242337</text:p>
              </table:table-cell>
              <table:table-cell office:value-type="float" office:value="0.269824">
                <text:p>0.269824</text:p>
              </table:table-cell>
              <table:table-cell office:value-type="float" office:value="0.314244">
                <text:p>0.314244</text:p>
              </table:table-cell>
              <table:table-cell office:value-type="float" office:value="0.319149">
                <text:p>0.319149</text:p>
              </table:table-cell>
              <table:table-cell office:value-type="float" office:value="0.324736">
                <text:p>0.324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304494">
                <text:p>0.304494</text:p>
              </table:table-cell>
              <table:table-cell office:value-type="float" office:value="0.269991">
                <text:p>0.269991</text:p>
              </table:table-cell>
              <table:table-cell office:value-type="float" office:value="0.314175">
                <text:p>0.314175</text:p>
              </table:table-cell>
              <table:table-cell office:value-type="float" office:value="0.318742">
                <text:p>0.318742</text:p>
              </table:table-cell>
              <table:table-cell office:value-type="float" office:value="0.34004">
                <text:p>0.34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333578">
                <text:p>0.333578</text:p>
              </table:table-cell>
              <table:table-cell office:value-type="float" office:value="0.290545">
                <text:p>0.290545</text:p>
              </table:table-cell>
              <table:table-cell office:value-type="float" office:value="0.313693">
                <text:p>0.313693</text:p>
              </table:table-cell>
              <table:table-cell office:value-type="float" office:value="0.331699">
                <text:p>0.331699</text:p>
              </table:table-cell>
              <table:table-cell office:value-type="float" office:value="0.339511">
                <text:p>0.339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276934">
                <text:p>0.276934</text:p>
              </table:table-cell>
              <table:table-cell office:value-type="float" office:value="0.295745">
                <text:p>0.295745</text:p>
              </table:table-cell>
              <table:table-cell office:value-type="float" office:value="0.284834">
                <text:p>0.284834</text:p>
              </table:table-cell>
              <table:table-cell office:value-type="float" office:value="0.30757">
                <text:p>0.30757</text:p>
              </table:table-cell>
              <table:table-cell office:value-type="float" office:value="0.319829">
                <text:p>0.3198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314944">
                <text:p>0.314944</text:p>
              </table:table-cell>
              <table:table-cell office:value-type="float" office:value="0.316289">
                <text:p>0.316289</text:p>
              </table:table-cell>
              <table:table-cell office:value-type="float" office:value="0.284489">
                <text:p>0.284489</text:p>
              </table:table-cell>
              <table:table-cell office:value-type="float" office:value="0.306913">
                <text:p>0.306913</text:p>
              </table:table-cell>
              <table:table-cell office:value-type="float" office:value="0.319303">
                <text:p>0.319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315497">
                <text:p>0.315497</text:p>
              </table:table-cell>
              <table:table-cell office:value-type="float" office:value="0.2853">
                <text:p>0.2853</text:p>
              </table:table-cell>
              <table:table-cell office:value-type="float" office:value="0.277946">
                <text:p>0.277946</text:p>
              </table:table-cell>
              <table:table-cell office:value-type="float" office:value="0.288389">
                <text:p>0.288389</text:p>
              </table:table-cell>
              <table:table-cell office:value-type="float" office:value="0.314656">
                <text:p>0.314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315731">
                <text:p>0.315731</text:p>
              </table:table-cell>
              <table:table-cell office:value-type="float" office:value="0.312684">
                <text:p>0.312684</text:p>
              </table:table-cell>
              <table:table-cell office:value-type="float" office:value="0.309767">
                <text:p>0.309767</text:p>
              </table:table-cell>
              <table:table-cell office:value-type="float" office:value="0.288356">
                <text:p>0.288356</text:p>
              </table:table-cell>
              <table:table-cell office:value-type="float" office:value="0.314693">
                <text:p>0.314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25082">
                <text:p>0.25082</text:p>
              </table:table-cell>
              <table:table-cell office:value-type="float" office:value="0.298492">
                <text:p>0.298492</text:p>
              </table:table-cell>
              <table:table-cell office:value-type="float" office:value="0.292139">
                <text:p>0.292139</text:p>
              </table:table-cell>
              <table:table-cell office:value-type="float" office:value="0.273987">
                <text:p>0.273987</text:p>
              </table:table-cell>
              <table:table-cell office:value-type="float" office:value="0.292701">
                <text:p>0.2927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309385">
                <text:p>0.309385</text:p>
              </table:table-cell>
              <table:table-cell office:value-type="float" office:value="0.299336">
                <text:p>0.299336</text:p>
              </table:table-cell>
              <table:table-cell office:value-type="float" office:value="0.292393">
                <text:p>0.292393</text:p>
              </table:table-cell>
              <table:table-cell office:value-type="float" office:value="0.300891">
                <text:p>0.300891</text:p>
              </table:table-cell>
              <table:table-cell office:value-type="float" office:value="0.292568">
                <text:p>0.292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261579">
                <text:p>0.261579</text:p>
              </table:table-cell>
              <table:table-cell office:value-type="float" office:value="0.264795">
                <text:p>0.264795</text:p>
              </table:table-cell>
              <table:table-cell office:value-type="float" office:value="0.288181">
                <text:p>0.288181</text:p>
              </table:table-cell>
              <table:table-cell office:value-type="float" office:value="0.293446">
                <text:p>0.293446</text:p>
              </table:table-cell>
              <table:table-cell office:value-type="float" office:value="0.276814">
                <text:p>0.276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307327">
                <text:p>0.307327</text:p>
              </table:table-cell>
              <table:table-cell office:value-type="float" office:value="0.306166">
                <text:p>0.306166</text:p>
              </table:table-cell>
              <table:table-cell office:value-type="float" office:value="0.311131">
                <text:p>0.311131</text:p>
              </table:table-cell>
              <table:table-cell office:value-type="float" office:value="0.293435">
                <text:p>0.293435</text:p>
              </table:table-cell>
              <table:table-cell office:value-type="float" office:value="0.286915">
                <text:p>0.2869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273963">
                <text:p>0.273963</text:p>
              </table:table-cell>
              <table:table-cell office:value-type="float" office:value="0.283584">
                <text:p>0.283584</text:p>
              </table:table-cell>
              <table:table-cell office:value-type="float" office:value="0.294765">
                <text:p>0.294765</text:p>
              </table:table-cell>
              <table:table-cell office:value-type="float" office:value="0.296515">
                <text:p>0.296515</text:p>
              </table:table-cell>
              <table:table-cell office:value-type="float" office:value="0.297832">
                <text:p>0.2978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3385">
                <text:p>0.3385</text:p>
              </table:table-cell>
              <table:table-cell office:value-type="float" office:value="0.314991">
                <text:p>0.314991</text:p>
              </table:table-cell>
              <table:table-cell office:value-type="float" office:value="0.294524">
                <text:p>0.294524</text:p>
              </table:table-cell>
              <table:table-cell office:value-type="float" office:value="0.315162">
                <text:p>0.315162</text:p>
              </table:table-cell>
              <table:table-cell office:value-type="float" office:value="0.307541">
                <text:p>0.307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338692">
                <text:p>0.338692</text:p>
              </table:table-cell>
              <table:table-cell office:value-type="float" office:value="0.315731">
                <text:p>0.315731</text:p>
              </table:table-cell>
              <table:table-cell office:value-type="float" office:value="0.323945">
                <text:p>0.323945</text:p>
              </table:table-cell>
              <table:table-cell office:value-type="float" office:value="0.315693">
                <text:p>0.315693</text:p>
              </table:table-cell>
              <table:table-cell office:value-type="float" office:value="0.307811">
                <text:p>0.307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388581">
                <text:p>0.388581</text:p>
              </table:table-cell>
              <table:table-cell office:value-type="float" office:value="0.363319">
                <text:p>0.363319</text:p>
              </table:table-cell>
              <table:table-cell office:value-type="float" office:value="0.324565">
                <text:p>0.324565</text:p>
              </table:table-cell>
              <table:table-cell office:value-type="float" office:value="0.315989">
                <text:p>0.315989</text:p>
              </table:table-cell>
              <table:table-cell office:value-type="float" office:value="0.321342">
                <text:p>0.3213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35153">
                <text:p>0.35153</text:p>
              </table:table-cell>
              <table:table-cell office:value-type="float" office:value="0.336416">
                <text:p>0.336416</text:p>
              </table:table-cell>
              <table:table-cell office:value-type="float" office:value="0.329126">
                <text:p>0.329126</text:p>
              </table:table-cell>
              <table:table-cell office:value-type="float" office:value="0.325006">
                <text:p>0.325006</text:p>
              </table:table-cell>
              <table:table-cell office:value-type="float" office:value="0.324528">
                <text:p>0.324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345355">
                <text:p>0.345355</text:p>
              </table:table-cell>
              <table:table-cell office:value-type="float" office:value="0.343233">
                <text:p>0.343233</text:p>
              </table:table-cell>
              <table:table-cell office:value-type="float" office:value="0.309564">
                <text:p>0.309564</text:p>
              </table:table-cell>
              <table:table-cell office:value-type="float" office:value="0.309196">
                <text:p>0.309196</text:p>
              </table:table-cell>
              <table:table-cell office:value-type="float" office:value="0.311607">
                <text:p>0.3116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298683">
                <text:p>0.298683</text:p>
              </table:table-cell>
              <table:table-cell office:value-type="float" office:value="0.309819">
                <text:p>0.309819</text:p>
              </table:table-cell>
              <table:table-cell office:value-type="float" office:value="0.318156">
                <text:p>0.318156</text:p>
              </table:table-cell>
              <table:table-cell office:value-type="float" office:value="0.307688">
                <text:p>0.307688</text:p>
              </table:table-cell>
              <table:table-cell office:value-type="float" office:value="0.295706">
                <text:p>0.2957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298985">
                <text:p>0.298985</text:p>
              </table:table-cell>
              <table:table-cell office:value-type="float" office:value="0.333228">
                <text:p>0.333228</text:p>
              </table:table-cell>
              <table:table-cell office:value-type="float" office:value="0.31866">
                <text:p>0.31866</text:p>
              </table:table-cell>
              <table:table-cell office:value-type="float" office:value="0.308397">
                <text:p>0.308397</text:p>
              </table:table-cell>
              <table:table-cell office:value-type="float" office:value="0.31535">
                <text:p>0.315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267139">
                <text:p>0.267139</text:p>
              </table:table-cell>
              <table:table-cell office:value-type="float" office:value="0.308508">
                <text:p>0.308508</text:p>
              </table:table-cell>
              <table:table-cell office:value-type="float" office:value="0.325043">
                <text:p>0.325043</text:p>
              </table:table-cell>
              <table:table-cell office:value-type="float" office:value="0.320846">
                <text:p>0.320846</text:p>
              </table:table-cell>
              <table:table-cell office:value-type="float" office:value="0.303887">
                <text:p>0.3038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2992">
                <text:p>0.2992</text:p>
              </table:table-cell>
              <table:table-cell office:value-type="float" office:value="0.308237">
                <text:p>0.308237</text:p>
              </table:table-cell>
              <table:table-cell office:value-type="float" office:value="0.325134">
                <text:p>0.325134</text:p>
              </table:table-cell>
              <table:table-cell office:value-type="float" office:value="0.320707">
                <text:p>0.320707</text:p>
              </table:table-cell>
              <table:table-cell office:value-type="float" office:value="0.318692">
                <text:p>0.318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339558">
                <text:p>0.339558</text:p>
              </table:table-cell>
              <table:table-cell office:value-type="float" office:value="0.308924">
                <text:p>0.308924</text:p>
              </table:table-cell>
              <table:table-cell office:value-type="float" office:value="0.34235">
                <text:p>0.34235</text:p>
              </table:table-cell>
              <table:table-cell office:value-type="float" office:value="0.341479">
                <text:p>0.341479</text:p>
              </table:table-cell>
              <table:table-cell office:value-type="float" office:value="0.319374">
                <text:p>0.3193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356108">
                <text:p>0.356108</text:p>
              </table:table-cell>
              <table:table-cell office:value-type="float" office:value="0.311906">
                <text:p>0.311906</text:p>
              </table:table-cell>
              <table:table-cell office:value-type="float" office:value="0.326648">
                <text:p>0.326648</text:p>
              </table:table-cell>
              <table:table-cell office:value-type="float" office:value="0.328345">
                <text:p>0.328345</text:p>
              </table:table-cell>
              <table:table-cell office:value-type="float" office:value="0.330563">
                <text:p>0.3305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353836">
                <text:p>0.353836</text:p>
              </table:table-cell>
              <table:table-cell office:value-type="float" office:value="0.339242">
                <text:p>0.339242</text:p>
              </table:table-cell>
              <table:table-cell office:value-type="float" office:value="0.326282">
                <text:p>0.326282</text:p>
              </table:table-cell>
              <table:table-cell office:value-type="float" office:value="0.341788">
                <text:p>0.341788</text:p>
              </table:table-cell>
              <table:table-cell office:value-type="float" office:value="0.330369">
                <text:p>0.330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355046">
                <text:p>0.355046</text:p>
              </table:table-cell>
              <table:table-cell office:value-type="float" office:value="0.349298">
                <text:p>0.349298</text:p>
              </table:table-cell>
              <table:table-cell office:value-type="float" office:value="0.309698">
                <text:p>0.309698</text:p>
              </table:table-cell>
              <table:table-cell office:value-type="float" office:value="0.327794">
                <text:p>0.327794</text:p>
              </table:table-cell>
              <table:table-cell office:value-type="float" office:value="0.335002">
                <text:p>0.335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318576">
                <text:p>0.318576</text:p>
              </table:table-cell>
              <table:table-cell office:value-type="float" office:value="0.322251">
                <text:p>0.322251</text:p>
              </table:table-cell>
              <table:table-cell office:value-type="float" office:value="0.308886">
                <text:p>0.308886</text:p>
              </table:table-cell>
              <table:table-cell office:value-type="float" office:value="0.312532">
                <text:p>0.312532</text:p>
              </table:table-cell>
              <table:table-cell office:value-type="float" office:value="0.322867">
                <text:p>0.3228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278766">
                <text:p>0.278766</text:p>
              </table:table-cell>
              <table:table-cell office:value-type="float" office:value="0.314829">
                <text:p>0.314829</text:p>
              </table:table-cell>
              <table:table-cell office:value-type="float" office:value="0.305232">
                <text:p>0.305232</text:p>
              </table:table-cell>
              <table:table-cell office:value-type="float" office:value="0.29465">
                <text:p>0.29465</text:p>
              </table:table-cell>
              <table:table-cell office:value-type="float" office:value="0.318277">
                <text:p>0.318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303252">
                <text:p>0.303252</text:p>
              </table:table-cell>
              <table:table-cell office:value-type="float" office:value="0.314337">
                <text:p>0.314337</text:p>
              </table:table-cell>
              <table:table-cell office:value-type="float" office:value="0.328369">
                <text:p>0.328369</text:p>
              </table:table-cell>
              <table:table-cell office:value-type="float" office:value="0.30803">
                <text:p>0.30803</text:p>
              </table:table-cell>
              <table:table-cell office:value-type="float" office:value="0.318376">
                <text:p>0.3183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277319">
                <text:p>0.277319</text:p>
              </table:table-cell>
              <table:table-cell office:value-type="float" office:value="0.29515">
                <text:p>0.29515</text:p>
              </table:table-cell>
              <table:table-cell office:value-type="float" office:value="0.313394">
                <text:p>0.313394</text:p>
              </table:table-cell>
              <table:table-cell office:value-type="float" office:value="0.31112">
                <text:p>0.31112</text:p>
              </table:table-cell>
              <table:table-cell office:value-type="float" office:value="0.308513">
                <text:p>0.3085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261514">
                <text:p>0.261514</text:p>
              </table:table-cell>
              <table:table-cell office:value-type="float" office:value="0.281138">
                <text:p>0.281138</text:p>
              </table:table-cell>
              <table:table-cell office:value-type="float" office:value="0.305766">
                <text:p>0.305766</text:p>
              </table:table-cell>
              <table:table-cell office:value-type="float" office:value="0.310138">
                <text:p>0.310138</text:p>
              </table:table-cell>
              <table:table-cell office:value-type="float" office:value="0.292683">
                <text:p>0.292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161228">
                <text:p>0.161228</text:p>
              </table:table-cell>
              <table:table-cell office:value-type="float" office:value="0.068711">
                <text:p>0.068711</text:p>
              </table:table-cell>
              <table:table-cell office:value-type="float" office:value="0.125096">
                <text:p>0.125096</text:p>
              </table:table-cell>
              <table:table-cell office:value-type="float" office:value="0.154614">
                <text:p>0.154614</text:p>
              </table:table-cell>
              <table:table-cell office:value-type="float" office:value="0.177111">
                <text:p>0.1771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175345">
                <text:p>0.175345</text:p>
              </table:table-cell>
              <table:table-cell office:value-type="float" office:value="0.0954354">
                <text:p>0.0954354</text:p>
              </table:table-cell>
              <table:table-cell office:value-type="float" office:value="0.122821">
                <text:p>0.122821</text:p>
              </table:table-cell>
              <table:table-cell office:value-type="float" office:value="0.173169">
                <text:p>0.173169</text:p>
              </table:table-cell>
              <table:table-cell office:value-type="float" office:value="0.192169">
                <text:p>0.1921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187389">
                <text:p>0.187389</text:p>
              </table:table-cell>
              <table:table-cell office:value-type="float" office:value="0.136686">
                <text:p>0.136686</text:p>
              </table:table-cell>
              <table:table-cell office:value-type="float" office:value="0.147765">
                <text:p>0.147765</text:p>
              </table:table-cell>
              <table:table-cell office:value-type="float" office:value="0.176196">
                <text:p>0.176196</text:p>
              </table:table-cell>
              <table:table-cell office:value-type="float" office:value="0.211614">
                <text:p>0.211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228346">
                <text:p>0.228346</text:p>
              </table:table-cell>
              <table:table-cell office:value-type="float" office:value="0.181103">
                <text:p>0.181103</text:p>
              </table:table-cell>
              <table:table-cell office:value-type="float" office:value="0.153202">
                <text:p>0.153202</text:p>
              </table:table-cell>
              <table:table-cell office:value-type="float" office:value="0.176074">
                <text:p>0.176074</text:p>
              </table:table-cell>
              <table:table-cell office:value-type="float" office:value="0.21153">
                <text:p>0.21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225981">
                <text:p>0.225981</text:p>
              </table:table-cell>
              <table:table-cell office:value-type="float" office:value="0.150499">
                <text:p>0.150499</text:p>
              </table:table-cell>
              <table:table-cell office:value-type="float" office:value="0.151578">
                <text:p>0.151578</text:p>
              </table:table-cell>
              <table:table-cell office:value-type="float" office:value="0.174484">
                <text:p>0.174484</text:p>
              </table:table-cell>
              <table:table-cell office:value-type="float" office:value="0.211142">
                <text:p>0.2111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391123">
                <text:p>0.391123</text:p>
              </table:table-cell>
              <table:table-cell office:value-type="float" office:value="0.182626">
                <text:p>0.182626</text:p>
              </table:table-cell>
              <table:table-cell office:value-type="float" office:value="0.177205">
                <text:p>0.177205</text:p>
              </table:table-cell>
              <table:table-cell office:value-type="float" office:value="0.17583">
                <text:p>0.17583</text:p>
              </table:table-cell>
              <table:table-cell office:value-type="float" office:value="0.211834">
                <text:p>0.211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393993">
                <text:p>0.393993</text:p>
              </table:table-cell>
              <table:table-cell office:value-type="float" office:value="0.226899">
                <text:p>0.226899</text:p>
              </table:table-cell>
              <table:table-cell office:value-type="float" office:value="0.210137">
                <text:p>0.210137</text:p>
              </table:table-cell>
              <table:table-cell office:value-type="float" office:value="0.19656">
                <text:p>0.19656</text:p>
              </table:table-cell>
              <table:table-cell office:value-type="float" office:value="0.211952">
                <text:p>0.2119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389313">
                <text:p>0.389313</text:p>
              </table:table-cell>
              <table:table-cell office:value-type="float" office:value="0.402542">
                <text:p>0.402542</text:p>
              </table:table-cell>
              <table:table-cell office:value-type="float" office:value="0.209094">
                <text:p>0.209094</text:p>
              </table:table-cell>
              <table:table-cell office:value-type="float" office:value="0.216035">
                <text:p>0.216035</text:p>
              </table:table-cell>
              <table:table-cell office:value-type="float" office:value="0.224666">
                <text:p>0.2246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386538">
                <text:p>0.386538</text:p>
              </table:table-cell>
              <table:table-cell office:value-type="float" office:value="0.401905">
                <text:p>0.401905</text:p>
              </table:table-cell>
              <table:table-cell office:value-type="float" office:value="0.232303">
                <text:p>0.232303</text:p>
              </table:table-cell>
              <table:table-cell office:value-type="float" office:value="0.239917">
                <text:p>0.239917</text:p>
              </table:table-cell>
              <table:table-cell office:value-type="float" office:value="0.2256">
                <text:p>0.2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428992">
                <text:p>0.428992</text:p>
              </table:table-cell>
              <table:table-cell office:value-type="float" office:value="0.400289">
                <text:p>0.400289</text:p>
              </table:table-cell>
              <table:table-cell office:value-type="float" office:value="0.262112">
                <text:p>0.262112</text:p>
              </table:table-cell>
              <table:table-cell office:value-type="float" office:value="0.241068">
                <text:p>0.241068</text:p>
              </table:table-cell>
              <table:table-cell office:value-type="float" office:value="0.240024">
                <text:p>0.240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43207">
                <text:p>0.43207</text:p>
              </table:table-cell>
              <table:table-cell office:value-type="float" office:value="0.400222">
                <text:p>0.400222</text:p>
              </table:table-cell>
              <table:table-cell office:value-type="float" office:value="0.41148">
                <text:p>0.41148</text:p>
              </table:table-cell>
              <table:table-cell office:value-type="float" office:value="0.261926">
                <text:p>0.261926</text:p>
              </table:table-cell>
              <table:table-cell office:value-type="float" office:value="0.257558">
                <text:p>0.257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428343">
                <text:p>0.428343</text:p>
              </table:table-cell>
              <table:table-cell office:value-type="float" office:value="0.430514">
                <text:p>0.430514</text:p>
              </table:table-cell>
              <table:table-cell office:value-type="float" office:value="0.411168">
                <text:p>0.411168</text:p>
              </table:table-cell>
              <table:table-cell office:value-type="float" office:value="0.286549">
                <text:p>0.286549</text:p>
              </table:table-cell>
              <table:table-cell office:value-type="float" office:value="0.27639">
                <text:p>0.276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386197">
                <text:p>0.386197</text:p>
              </table:table-cell>
              <table:table-cell office:value-type="float" office:value="0.398821">
                <text:p>0.398821</text:p>
              </table:table-cell>
              <table:table-cell office:value-type="float" office:value="0.387728">
                <text:p>0.387728</text:p>
              </table:table-cell>
              <table:table-cell office:value-type="float" office:value="0.395604">
                <text:p>0.395604</text:p>
              </table:table-cell>
              <table:table-cell office:value-type="float" office:value="0.260248">
                <text:p>0.260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38707">
                <text:p>0.38707</text:p>
              </table:table-cell>
              <table:table-cell office:value-type="float" office:value="0.397021">
                <text:p>0.397021</text:p>
              </table:table-cell>
              <table:table-cell office:value-type="float" office:value="0.386803">
                <text:p>0.386803</text:p>
              </table:table-cell>
              <table:table-cell office:value-type="float" office:value="0.395622">
                <text:p>0.395622</text:p>
              </table:table-cell>
              <table:table-cell office:value-type="float" office:value="0.274901">
                <text:p>0.2749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388478">
                <text:p>0.388478</text:p>
              </table:table-cell>
              <table:table-cell office:value-type="float" office:value="0.399681">
                <text:p>0.399681</text:p>
              </table:table-cell>
              <table:table-cell office:value-type="float" office:value="0.408629">
                <text:p>0.408629</text:p>
              </table:table-cell>
              <table:table-cell office:value-type="float" office:value="0.395356">
                <text:p>0.395356</text:p>
              </table:table-cell>
              <table:table-cell office:value-type="float" office:value="0.295667">
                <text:p>0.295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351758">
                <text:p>0.351758</text:p>
              </table:table-cell>
              <table:table-cell office:value-type="float" office:value="0.374322">
                <text:p>0.374322</text:p>
              </table:table-cell>
              <table:table-cell office:value-type="float" office:value="0.390454">
                <text:p>0.390454</text:p>
              </table:table-cell>
              <table:table-cell office:value-type="float" office:value="0.379387">
                <text:p>0.379387</text:p>
              </table:table-cell>
              <table:table-cell office:value-type="float" office:value="0.390638">
                <text:p>0.3906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35119">
                <text:p>0.35119</text:p>
              </table:table-cell>
              <table:table-cell office:value-type="float" office:value="0.373442">
                <text:p>0.373442</text:p>
              </table:table-cell>
              <table:table-cell office:value-type="float" office:value="0.388611">
                <text:p>0.388611</text:p>
              </table:table-cell>
              <table:table-cell office:value-type="float" office:value="0.396164">
                <text:p>0.396164</text:p>
              </table:table-cell>
              <table:table-cell office:value-type="float" office:value="0.390195">
                <text:p>0.3901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392457">
                <text:p>0.392457</text:p>
              </table:table-cell>
              <table:table-cell office:value-type="float" office:value="0.3719">
                <text:p>0.3719</text:p>
              </table:table-cell>
              <table:table-cell office:value-type="float" office:value="0.389327">
                <text:p>0.389327</text:p>
              </table:table-cell>
              <table:table-cell office:value-type="float" office:value="0.396145">
                <text:p>0.396145</text:p>
              </table:table-cell>
              <table:table-cell office:value-type="float" office:value="0.389301">
                <text:p>0.389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356269">
                <text:p>0.356269</text:p>
              </table:table-cell>
              <table:table-cell office:value-type="float" office:value="0.347252">
                <text:p>0.347252</text:p>
              </table:table-cell>
              <table:table-cell office:value-type="float" office:value="0.371221">
                <text:p>0.371221</text:p>
              </table:table-cell>
              <table:table-cell office:value-type="float" office:value="0.379556">
                <text:p>0.379556</text:p>
              </table:table-cell>
              <table:table-cell office:value-type="float" office:value="0.376252">
                <text:p>0.376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354518">
                <text:p>0.354518</text:p>
              </table:table-cell>
              <table:table-cell office:value-type="float" office:value="0.375069">
                <text:p>0.375069</text:p>
              </table:table-cell>
              <table:table-cell office:value-type="float" office:value="0.37036">
                <text:p>0.37036</text:p>
              </table:table-cell>
              <table:table-cell office:value-type="float" office:value="0.379557">
                <text:p>0.379557</text:p>
              </table:table-cell>
              <table:table-cell office:value-type="float" office:value="0.389248">
                <text:p>0.389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390543">
                <text:p>0.390543</text:p>
              </table:table-cell>
              <table:table-cell office:value-type="float" office:value="0.376941">
                <text:p>0.376941</text:p>
              </table:table-cell>
              <table:table-cell office:value-type="float" office:value="0.37091">
                <text:p>0.37091</text:p>
              </table:table-cell>
              <table:table-cell office:value-type="float" office:value="0.381077">
                <text:p>0.381077</text:p>
              </table:table-cell>
              <table:table-cell office:value-type="float" office:value="0.39046">
                <text:p>0.390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35345">
                <text:p>0.35345</text:p>
              </table:table-cell>
              <table:table-cell office:value-type="float" office:value="0.349494">
                <text:p>0.349494</text:p>
              </table:table-cell>
              <table:table-cell office:value-type="float" office:value="0.352315">
                <text:p>0.352315</text:p>
              </table:table-cell>
              <table:table-cell office:value-type="float" office:value="0.364865">
                <text:p>0.364865</text:p>
              </table:table-cell>
              <table:table-cell office:value-type="float" office:value="0.376518">
                <text:p>0.3765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323353">
                <text:p>0.323353</text:p>
              </table:table-cell>
              <table:table-cell office:value-type="float" office:value="0.349718">
                <text:p>0.349718</text:p>
              </table:table-cell>
              <table:table-cell office:value-type="float" office:value="0.355911">
                <text:p>0.355911</text:p>
              </table:table-cell>
              <table:table-cell office:value-type="float" office:value="0.350518">
                <text:p>0.350518</text:p>
              </table:table-cell>
              <table:table-cell office:value-type="float" office:value="0.365642">
                <text:p>0.3656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354753">
                <text:p>0.354753</text:p>
              </table:table-cell>
              <table:table-cell office:value-type="float" office:value="0.34991">
                <text:p>0.34991</text:p>
              </table:table-cell>
              <table:table-cell office:value-type="float" office:value="0.355491">
                <text:p>0.355491</text:p>
              </table:table-cell>
              <table:table-cell office:value-type="float" office:value="0.350378">
                <text:p>0.350378</text:p>
              </table:table-cell>
              <table:table-cell office:value-type="float" office:value="0.36552">
                <text:p>0.365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321301">
                <text:p>0.321301</text:p>
              </table:table-cell>
              <table:table-cell office:value-type="float" office:value="0.326133">
                <text:p>0.326133</text:p>
              </table:table-cell>
              <table:table-cell office:value-type="float" office:value="0.337717">
                <text:p>0.337717</text:p>
              </table:table-cell>
              <table:table-cell office:value-type="float" office:value="0.35176">
                <text:p>0.35176</text:p>
              </table:table-cell>
              <table:table-cell office:value-type="float" office:value="0.353172">
                <text:p>0.3531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320903">
                <text:p>0.320903</text:p>
              </table:table-cell>
              <table:table-cell office:value-type="float" office:value="0.349362">
                <text:p>0.349362</text:p>
              </table:table-cell>
              <table:table-cell office:value-type="float" office:value="0.353879">
                <text:p>0.353879</text:p>
              </table:table-cell>
              <table:table-cell office:value-type="float" office:value="0.352219">
                <text:p>0.352219</text:p>
              </table:table-cell>
              <table:table-cell office:value-type="float" office:value="0.353157">
                <text:p>0.3531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3553">
                <text:p>0.3553</text:p>
              </table:table-cell>
              <table:table-cell office:value-type="float" office:value="0.350166">
                <text:p>0.350166</text:p>
              </table:table-cell>
              <table:table-cell office:value-type="float" office:value="0.354375">
                <text:p>0.354375</text:p>
              </table:table-cell>
              <table:table-cell office:value-type="float" office:value="0.351899">
                <text:p>0.351899</text:p>
              </table:table-cell>
              <table:table-cell office:value-type="float" office:value="0.353309">
                <text:p>0.3533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348808">
                <text:p>0.348808</text:p>
              </table:table-cell>
              <table:table-cell office:value-type="float" office:value="0.322286">
                <text:p>0.322286</text:p>
              </table:table-cell>
              <table:table-cell office:value-type="float" office:value="0.335554">
                <text:p>0.335554</text:p>
              </table:table-cell>
              <table:table-cell office:value-type="float" office:value="0.349315">
                <text:p>0.349315</text:p>
              </table:table-cell>
              <table:table-cell office:value-type="float" office:value="0.353543">
                <text:p>0.3535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294996">
                <text:p>0.294996</text:p>
              </table:table-cell>
              <table:table-cell office:value-type="float" office:value="0.308445">
                <text:p>0.308445</text:p>
              </table:table-cell>
              <table:table-cell office:value-type="float" office:value="0.324808">
                <text:p>0.324808</text:p>
              </table:table-cell>
              <table:table-cell office:value-type="float" office:value="0.327004">
                <text:p>0.327004</text:p>
              </table:table-cell>
              <table:table-cell office:value-type="float" office:value="0.335233">
                <text:p>0.335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332051">
                <text:p>0.332051</text:p>
              </table:table-cell>
              <table:table-cell office:value-type="float" office:value="0.33111">
                <text:p>0.33111</text:p>
              </table:table-cell>
              <table:table-cell office:value-type="float" office:value="0.325356">
                <text:p>0.325356</text:p>
              </table:table-cell>
              <table:table-cell office:value-type="float" office:value="0.327199">
                <text:p>0.327199</text:p>
              </table:table-cell>
              <table:table-cell office:value-type="float" office:value="0.335055">
                <text:p>0.335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329405">
                <text:p>0.329405</text:p>
              </table:table-cell>
              <table:table-cell office:value-type="float" office:value="0.331159">
                <text:p>0.331159</text:p>
              </table:table-cell>
              <table:table-cell office:value-type="float" office:value="0.324172">
                <text:p>0.324172</text:p>
              </table:table-cell>
              <table:table-cell office:value-type="float" office:value="0.340937">
                <text:p>0.340937</text:p>
              </table:table-cell>
              <table:table-cell office:value-type="float" office:value="0.345652">
                <text:p>0.3456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32872">
                <text:p>0.32872</text:p>
              </table:table-cell>
              <table:table-cell office:value-type="float" office:value="0.357629">
                <text:p>0.357629</text:p>
              </table:table-cell>
              <table:table-cell office:value-type="float" office:value="0.34201">
                <text:p>0.34201</text:p>
              </table:table-cell>
              <table:table-cell office:value-type="float" office:value="0.341227">
                <text:p>0.341227</text:p>
              </table:table-cell>
              <table:table-cell office:value-type="float" office:value="0.345823">
                <text:p>0.3458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369143">
                <text:p>0.369143</text:p>
              </table:table-cell>
              <table:table-cell office:value-type="float" office:value="0.356464">
                <text:p>0.356464</text:p>
              </table:table-cell>
              <table:table-cell office:value-type="float" office:value="0.358638">
                <text:p>0.358638</text:p>
              </table:table-cell>
              <table:table-cell office:value-type="float" office:value="0.340379">
                <text:p>0.340379</text:p>
              </table:table-cell>
              <table:table-cell office:value-type="float" office:value="0.345964">
                <text:p>0.3459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425676">
                <text:p>0.425676</text:p>
              </table:table-cell>
              <table:table-cell office:value-type="float" office:value="0.355859">
                <text:p>0.355859</text:p>
              </table:table-cell>
              <table:table-cell office:value-type="float" office:value="0.35886">
                <text:p>0.35886</text:p>
              </table:table-cell>
              <table:table-cell office:value-type="float" office:value="0.355519">
                <text:p>0.355519</text:p>
              </table:table-cell>
              <table:table-cell office:value-type="float" office:value="0.357308">
                <text:p>0.357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423908">
                <text:p>0.423908</text:p>
              </table:table-cell>
              <table:table-cell office:value-type="float" office:value="0.384891">
                <text:p>0.384891</text:p>
              </table:table-cell>
              <table:table-cell office:value-type="float" office:value="0.377915">
                <text:p>0.377915</text:p>
              </table:table-cell>
              <table:table-cell office:value-type="float" office:value="0.369387">
                <text:p>0.369387</text:p>
              </table:table-cell>
              <table:table-cell office:value-type="float" office:value="0.357531">
                <text:p>0.3575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379197">
                <text:p>0.379197</text:p>
              </table:table-cell>
              <table:table-cell office:value-type="float" office:value="0.392594">
                <text:p>0.392594</text:p>
              </table:table-cell>
              <table:table-cell office:value-type="float" office:value="0.354283">
                <text:p>0.354283</text:p>
              </table:table-cell>
              <table:table-cell office:value-type="float" office:value="0.351119">
                <text:p>0.351119</text:p>
              </table:table-cell>
              <table:table-cell office:value-type="float" office:value="0.342137">
                <text:p>0.3421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381234">
                <text:p>0.381234</text:p>
              </table:table-cell>
              <table:table-cell office:value-type="float" office:value="0.392761">
                <text:p>0.392761</text:p>
              </table:table-cell>
              <table:table-cell office:value-type="float" office:value="0.354825">
                <text:p>0.354825</text:p>
              </table:table-cell>
              <table:table-cell office:value-type="float" office:value="0.367454">
                <text:p>0.367454</text:p>
              </table:table-cell>
              <table:table-cell office:value-type="float" office:value="0.354945">
                <text:p>0.3549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380902">
                <text:p>0.380902</text:p>
              </table:table-cell>
              <table:table-cell office:value-type="float" office:value="0.393343">
                <text:p>0.393343</text:p>
              </table:table-cell>
              <table:table-cell office:value-type="float" office:value="0.374985">
                <text:p>0.374985</text:p>
              </table:table-cell>
              <table:table-cell office:value-type="float" office:value="0.366646">
                <text:p>0.366646</text:p>
              </table:table-cell>
              <table:table-cell office:value-type="float" office:value="0.366051">
                <text:p>0.366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382378">
                <text:p>0.382378</text:p>
              </table:table-cell>
              <table:table-cell office:value-type="float" office:value="0.394873">
                <text:p>0.394873</text:p>
              </table:table-cell>
              <table:table-cell office:value-type="float" office:value="0.403907">
                <text:p>0.403907</text:p>
              </table:table-cell>
              <table:table-cell office:value-type="float" office:value="0.366866">
                <text:p>0.366866</text:p>
              </table:table-cell>
              <table:table-cell office:value-type="float" office:value="0.36667">
                <text:p>0.3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381761">
                <text:p>0.381761</text:p>
              </table:table-cell>
              <table:table-cell office:value-type="float" office:value="0.393787">
                <text:p>0.393787</text:p>
              </table:table-cell>
              <table:table-cell office:value-type="float" office:value="0.402729">
                <text:p>0.402729</text:p>
              </table:table-cell>
              <table:table-cell office:value-type="float" office:value="0.383518">
                <text:p>0.383518</text:p>
              </table:table-cell>
              <table:table-cell office:value-type="float" office:value="0.37916">
                <text:p>0.379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388277">
                <text:p>0.388277</text:p>
              </table:table-cell>
              <table:table-cell office:value-type="float" office:value="0.366617">
                <text:p>0.366617</text:p>
              </table:table-cell>
              <table:table-cell office:value-type="float" office:value="0.383737">
                <text:p>0.383737</text:p>
              </table:table-cell>
              <table:table-cell office:value-type="float" office:value="0.390756">
                <text:p>0.390756</text:p>
              </table:table-cell>
              <table:table-cell office:value-type="float" office:value="0.36561">
                <text:p>0.36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352966">
                <text:p>0.352966</text:p>
              </table:table-cell>
              <table:table-cell office:value-type="float" office:value="0.34351">
                <text:p>0.34351</text:p>
              </table:table-cell>
              <table:table-cell office:value-type="float" office:value="0.366948">
                <text:p>0.366948</text:p>
              </table:table-cell>
              <table:table-cell office:value-type="float" office:value="0.376018">
                <text:p>0.376018</text:p>
              </table:table-cell>
              <table:table-cell office:value-type="float" office:value="0.354169">
                <text:p>0.3541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352393">
                <text:p>0.352393</text:p>
              </table:table-cell>
              <table:table-cell office:value-type="float" office:value="0.373608">
                <text:p>0.373608</text:p>
              </table:table-cell>
              <table:table-cell office:value-type="float" office:value="0.366327">
                <text:p>0.366327</text:p>
              </table:table-cell>
              <table:table-cell office:value-type="float" office:value="0.375875">
                <text:p>0.375875</text:p>
              </table:table-cell>
              <table:table-cell office:value-type="float" office:value="0.367073">
                <text:p>0.367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322644">
                <text:p>0.322644</text:p>
              </table:table-cell>
              <table:table-cell office:value-type="float" office:value="0.349171">
                <text:p>0.349171</text:p>
              </table:table-cell>
              <table:table-cell office:value-type="float" office:value="0.350285">
                <text:p>0.350285</text:p>
              </table:table-cell>
              <table:table-cell office:value-type="float" office:value="0.36221">
                <text:p>0.36221</text:p>
              </table:table-cell>
              <table:table-cell office:value-type="float" office:value="0.374395">
                <text:p>0.374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322733">
                <text:p>0.322733</text:p>
              </table:table-cell>
              <table:table-cell office:value-type="float" office:value="0.349803">
                <text:p>0.349803</text:p>
              </table:table-cell>
              <table:table-cell office:value-type="float" office:value="0.350865">
                <text:p>0.350865</text:p>
              </table:table-cell>
              <table:table-cell office:value-type="float" office:value="0.362476">
                <text:p>0.362476</text:p>
              </table:table-cell>
              <table:table-cell office:value-type="float" office:value="0.374499">
                <text:p>0.374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356478">
                <text:p>0.356478</text:p>
              </table:table-cell>
              <table:table-cell office:value-type="float" office:value="0.349035">
                <text:p>0.349035</text:p>
              </table:table-cell>
              <table:table-cell office:value-type="float" office:value="0.372182">
                <text:p>0.372182</text:p>
              </table:table-cell>
              <table:table-cell office:value-type="float" office:value="0.362332">
                <text:p>0.362332</text:p>
              </table:table-cell>
              <table:table-cell office:value-type="float" office:value="0.374483">
                <text:p>0.3744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328923">
                <text:p>0.328923</text:p>
              </table:table-cell>
              <table:table-cell office:value-type="float" office:value="0.307045">
                <text:p>0.307045</text:p>
              </table:table-cell>
              <table:table-cell office:value-type="float" office:value="0.340918">
                <text:p>0.340918</text:p>
              </table:table-cell>
              <table:table-cell office:value-type="float" office:value="0.337301">
                <text:p>0.337301</text:p>
              </table:table-cell>
              <table:table-cell office:value-type="float" office:value="0.354272">
                <text:p>0.3542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330915">
                <text:p>0.330915</text:p>
              </table:table-cell>
              <table:table-cell office:value-type="float" office:value="0.33263">
                <text:p>0.33263</text:p>
              </table:table-cell>
              <table:table-cell office:value-type="float" office:value="0.341353">
                <text:p>0.341353</text:p>
              </table:table-cell>
              <table:table-cell office:value-type="float" office:value="0.355747">
                <text:p>0.355747</text:p>
              </table:table-cell>
              <table:table-cell office:value-type="float" office:value="0.354461">
                <text:p>0.35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330067">
                <text:p>0.330067</text:p>
              </table:table-cell>
              <table:table-cell office:value-type="float" office:value="0.332345">
                <text:p>0.332345</text:p>
              </table:table-cell>
              <table:table-cell office:value-type="float" office:value="0.324711">
                <text:p>0.324711</text:p>
              </table:table-cell>
              <table:table-cell office:value-type="float" office:value="0.340932">
                <text:p>0.340932</text:p>
              </table:table-cell>
              <table:table-cell office:value-type="float" office:value="0.343316">
                <text:p>0.343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328942">
                <text:p>0.328942</text:p>
              </table:table-cell>
              <table:table-cell office:value-type="float" office:value="0.332982">
                <text:p>0.332982</text:p>
              </table:table-cell>
              <table:table-cell office:value-type="float" office:value="0.324941">
                <text:p>0.324941</text:p>
              </table:table-cell>
              <table:table-cell office:value-type="float" office:value="0.340979">
                <text:p>0.340979</text:p>
              </table:table-cell>
              <table:table-cell office:value-type="float" office:value="0.343457">
                <text:p>0.3434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328599">
                <text:p>0.328599</text:p>
              </table:table-cell>
              <table:table-cell office:value-type="float" office:value="0.356435">
                <text:p>0.356435</text:p>
              </table:table-cell>
              <table:table-cell office:value-type="float" office:value="0.3425">
                <text:p>0.3425</text:p>
              </table:table-cell>
              <table:table-cell office:value-type="float" office:value="0.340379">
                <text:p>0.340379</text:p>
              </table:table-cell>
              <table:table-cell office:value-type="float" office:value="0.357654">
                <text:p>0.3576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335557">
                <text:p>0.335557</text:p>
              </table:table-cell>
              <table:table-cell office:value-type="float" office:value="0.316715">
                <text:p>0.316715</text:p>
              </table:table-cell>
              <table:table-cell office:value-type="float" office:value="0.332222">
                <text:p>0.332222</text:p>
              </table:table-cell>
              <table:table-cell office:value-type="float" office:value="0.31867">
                <text:p>0.31867</text:p>
              </table:table-cell>
              <table:table-cell office:value-type="float" office:value="0.339129">
                <text:p>0.3391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334365">
                <text:p>0.334365</text:p>
              </table:table-cell>
              <table:table-cell office:value-type="float" office:value="0.316668">
                <text:p>0.316668</text:p>
              </table:table-cell>
              <table:table-cell office:value-type="float" office:value="0.33228">
                <text:p>0.33228</text:p>
              </table:table-cell>
              <table:table-cell office:value-type="float" office:value="0.333253">
                <text:p>0.333253</text:p>
              </table:table-cell>
              <table:table-cell office:value-type="float" office:value="0.338931">
                <text:p>0.3389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194747">
                <text:p>0.194747</text:p>
              </table:table-cell>
              <table:table-cell office:value-type="float" office:value="0.163708">
                <text:p>0.163708</text:p>
              </table:table-cell>
              <table:table-cell office:value-type="float" office:value="0.191919">
                <text:p>0.191919</text:p>
              </table:table-cell>
              <table:table-cell office:value-type="float" office:value="0.207076">
                <text:p>0.207076</text:p>
              </table:table-cell>
              <table:table-cell office:value-type="float" office:value="0.219975">
                <text:p>0.2199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169164">
                <text:p>0.169164</text:p>
              </table:table-cell>
              <table:table-cell office:value-type="float" office:value="0.12163">
                <text:p>0.12163</text:p>
              </table:table-cell>
              <table:table-cell office:value-type="float" office:value="0.161181">
                <text:p>0.161181</text:p>
              </table:table-cell>
              <table:table-cell office:value-type="float" office:value="0.18504">
                <text:p>0.18504</text:p>
              </table:table-cell>
              <table:table-cell office:value-type="float" office:value="0.202955">
                <text:p>0.202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185483">
                <text:p>0.185483</text:p>
              </table:table-cell>
              <table:table-cell office:value-type="float" office:value="0.162692">
                <text:p>0.162692</text:p>
              </table:table-cell>
              <table:table-cell office:value-type="float" office:value="0.165979">
                <text:p>0.165979</text:p>
              </table:table-cell>
              <table:table-cell office:value-type="float" office:value="0.205714">
                <text:p>0.205714</text:p>
              </table:table-cell>
              <table:table-cell office:value-type="float" office:value="0.219273">
                <text:p>0.2192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174841">
                <text:p>0.174841</text:p>
              </table:table-cell>
              <table:table-cell office:value-type="float" office:value="0.130651">
                <text:p>0.130651</text:p>
              </table:table-cell>
              <table:table-cell office:value-type="float" office:value="0.174646">
                <text:p>0.174646</text:p>
              </table:table-cell>
              <table:table-cell office:value-type="float" office:value="0.18632">
                <text:p>0.18632</text:p>
              </table:table-cell>
              <table:table-cell office:value-type="float" office:value="0.219219">
                <text:p>0.2192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179784">
                <text:p>0.179784</text:p>
              </table:table-cell>
              <table:table-cell office:value-type="float" office:value="0.134866">
                <text:p>0.134866</text:p>
              </table:table-cell>
              <table:table-cell office:value-type="float" office:value="0.172393">
                <text:p>0.172393</text:p>
              </table:table-cell>
              <table:table-cell office:value-type="float" office:value="0.186561">
                <text:p>0.186561</text:p>
              </table:table-cell>
              <table:table-cell office:value-type="float" office:value="0.219759">
                <text:p>0.2197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344131">
                <text:p>0.344131</text:p>
              </table:table-cell>
              <table:table-cell office:value-type="float" office:value="0.167414">
                <text:p>0.167414</text:p>
              </table:table-cell>
              <table:table-cell office:value-type="float" office:value="0.193749">
                <text:p>0.193749</text:p>
              </table:table-cell>
              <table:table-cell office:value-type="float" office:value="0.211906">
                <text:p>0.211906</text:p>
              </table:table-cell>
              <table:table-cell office:value-type="float" office:value="0.232487">
                <text:p>0.2324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390724">
                <text:p>0.390724</text:p>
              </table:table-cell>
              <table:table-cell office:value-type="float" office:value="0.166242">
                <text:p>0.166242</text:p>
              </table:table-cell>
              <table:table-cell office:value-type="float" office:value="0.191456">
                <text:p>0.191456</text:p>
              </table:table-cell>
              <table:table-cell office:value-type="float" office:value="0.209283">
                <text:p>0.209283</text:p>
              </table:table-cell>
              <table:table-cell office:value-type="float" office:value="0.230655">
                <text:p>0.2306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354204">
                <text:p>0.354204</text:p>
              </table:table-cell>
              <table:table-cell office:value-type="float" office:value="0.342167">
                <text:p>0.342167</text:p>
              </table:table-cell>
              <table:table-cell office:value-type="float" office:value="0.170586">
                <text:p>0.170586</text:p>
              </table:table-cell>
              <table:table-cell office:value-type="float" office:value="0.209237">
                <text:p>0.209237</text:p>
              </table:table-cell>
              <table:table-cell office:value-type="float" office:value="0.217154">
                <text:p>0.2171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349629">
                <text:p>0.349629</text:p>
              </table:table-cell>
              <table:table-cell office:value-type="float" office:value="0.348585">
                <text:p>0.348585</text:p>
              </table:table-cell>
              <table:table-cell office:value-type="float" office:value="0.17679">
                <text:p>0.17679</text:p>
              </table:table-cell>
              <table:table-cell office:value-type="float" office:value="0.190158">
                <text:p>0.190158</text:p>
              </table:table-cell>
              <table:table-cell office:value-type="float" office:value="0.223812">
                <text:p>0.2238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3106">
                <text:p>0.3106</text:p>
              </table:table-cell>
              <table:table-cell office:value-type="float" office:value="0.318578">
                <text:p>0.318578</text:p>
              </table:table-cell>
              <table:table-cell office:value-type="float" office:value="0.151009">
                <text:p>0.151009</text:p>
              </table:table-cell>
              <table:table-cell office:value-type="float" office:value="0.169579">
                <text:p>0.169579</text:p>
              </table:table-cell>
              <table:table-cell office:value-type="float" office:value="0.206473">
                <text:p>0.2064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285642">
                <text:p>0.285642</text:p>
              </table:table-cell>
              <table:table-cell office:value-type="float" office:value="0.318212">
                <text:p>0.318212</text:p>
              </table:table-cell>
              <table:table-cell office:value-type="float" office:value="0.311616">
                <text:p>0.311616</text:p>
              </table:table-cell>
              <table:table-cell office:value-type="float" office:value="0.176686">
                <text:p>0.176686</text:p>
              </table:table-cell>
              <table:table-cell office:value-type="float" office:value="0.206415">
                <text:p>0.2064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283267">
                <text:p>0.283267</text:p>
              </table:table-cell>
              <table:table-cell office:value-type="float" office:value="0.31837">
                <text:p>0.31837</text:p>
              </table:table-cell>
              <table:table-cell office:value-type="float" office:value="0.332903">
                <text:p>0.332903</text:p>
              </table:table-cell>
              <table:table-cell office:value-type="float" office:value="0.178171">
                <text:p>0.178171</text:p>
              </table:table-cell>
              <table:table-cell office:value-type="float" office:value="0.206727">
                <text:p>0.2067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26849">
                <text:p>0.26849</text:p>
              </table:table-cell>
              <table:table-cell office:value-type="float" office:value="0.288202">
                <text:p>0.288202</text:p>
              </table:table-cell>
              <table:table-cell office:value-type="float" office:value="0.309884">
                <text:p>0.309884</text:p>
              </table:table-cell>
              <table:table-cell office:value-type="float" office:value="0.309851">
                <text:p>0.309851</text:p>
              </table:table-cell>
              <table:table-cell office:value-type="float" office:value="0.189866">
                <text:p>0.1898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255259">
                <text:p>0.255259</text:p>
              </table:table-cell>
              <table:table-cell office:value-type="float" office:value="0.257578">
                <text:p>0.257578</text:p>
              </table:table-cell>
              <table:table-cell office:value-type="float" office:value="0.300907">
                <text:p>0.300907</text:p>
              </table:table-cell>
              <table:table-cell office:value-type="float" office:value="0.307945">
                <text:p>0.307945</text:p>
              </table:table-cell>
              <table:table-cell office:value-type="float" office:value="0.190746">
                <text:p>0.190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255164">
                <text:p>0.255164</text:p>
              </table:table-cell>
              <table:table-cell office:value-type="float" office:value="0.250944">
                <text:p>0.250944</text:p>
              </table:table-cell>
              <table:table-cell office:value-type="float" office:value="0.282723">
                <text:p>0.282723</text:p>
              </table:table-cell>
              <table:table-cell office:value-type="float" office:value="0.291823">
                <text:p>0.291823</text:p>
              </table:table-cell>
              <table:table-cell office:value-type="float" office:value="0.175708">
                <text:p>0.1757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283111">
                <text:p>0.283111</text:p>
              </table:table-cell>
              <table:table-cell office:value-type="float" office:value="0.272258">
                <text:p>0.272258</text:p>
              </table:table-cell>
              <table:table-cell office:value-type="float" office:value="0.283289">
                <text:p>0.283289</text:p>
              </table:table-cell>
              <table:table-cell office:value-type="float" office:value="0.303561">
                <text:p>0.303561</text:p>
              </table:table-cell>
              <table:table-cell office:value-type="float" office:value="0.302105">
                <text:p>0.3021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246408">
                <text:p>0.246408</text:p>
              </table:table-cell>
              <table:table-cell office:value-type="float" office:value="0.271104">
                <text:p>0.271104</text:p>
              </table:table-cell>
              <table:table-cell office:value-type="float" office:value="0.264773">
                <text:p>0.264773</text:p>
              </table:table-cell>
              <table:table-cell office:value-type="float" office:value="0.287515">
                <text:p>0.287515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257339">
                <text:p>0.257339</text:p>
              </table:table-cell>
              <table:table-cell office:value-type="float" office:value="0.267941">
                <text:p>0.267941</text:p>
              </table:table-cell>
              <table:table-cell office:value-type="float" office:value="0.262836">
                <text:p>0.262836</text:p>
              </table:table-cell>
              <table:table-cell office:value-type="float" office:value="0.275077">
                <text:p>0.275077</text:p>
              </table:table-cell>
              <table:table-cell office:value-type="float" office:value="0.29159">
                <text:p>0.291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274855">
                <text:p>0.274855</text:p>
              </table:table-cell>
              <table:table-cell office:value-type="float" office:value="0.251895">
                <text:p>0.251895</text:p>
              </table:table-cell>
              <table:table-cell office:value-type="float" office:value="0.265022">
                <text:p>0.265022</text:p>
              </table:table-cell>
              <table:table-cell office:value-type="float" office:value="0.264774">
                <text:p>0.264774</text:p>
              </table:table-cell>
              <table:table-cell office:value-type="float" office:value="0.291508">
                <text:p>0.291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310127">
                <text:p>0.310127</text:p>
              </table:table-cell>
              <table:table-cell office:value-type="float" office:value="0.279426">
                <text:p>0.279426</text:p>
              </table:table-cell>
              <table:table-cell office:value-type="float" office:value="0.282337">
                <text:p>0.282337</text:p>
              </table:table-cell>
              <table:table-cell office:value-type="float" office:value="0.274808">
                <text:p>0.274808</text:p>
              </table:table-cell>
              <table:table-cell office:value-type="float" office:value="0.291749">
                <text:p>0.2917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150232">
                <text:p>0.150232</text:p>
              </table:table-cell>
              <table:table-cell office:value-type="float" office:value="0.0957026">
                <text:p>0.0957026</text:p>
              </table:table-cell>
              <table:table-cell office:value-type="float" office:value="0.118558">
                <text:p>0.118558</text:p>
              </table:table-cell>
              <table:table-cell office:value-type="float" office:value="0.129618">
                <text:p>0.129618</text:p>
              </table:table-cell>
              <table:table-cell office:value-type="float" office:value="0.162746">
                <text:p>0.162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150343">
                <text:p>0.150343</text:p>
              </table:table-cell>
              <table:table-cell office:value-type="float" office:value="0.0948045">
                <text:p>0.0948045</text:p>
              </table:table-cell>
              <table:table-cell office:value-type="float" office:value="0.0918472">
                <text:p>0.0918472</text:p>
              </table:table-cell>
              <table:table-cell office:value-type="float" office:value="0.130499">
                <text:p>0.130499</text:p>
              </table:table-cell>
              <table:table-cell office:value-type="float" office:value="0.148812">
                <text:p>0.1488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170951">
                <text:p>0.170951</text:p>
              </table:table-cell>
              <table:table-cell office:value-type="float" office:value="0.0987566">
                <text:p>0.0987566</text:p>
              </table:table-cell>
              <table:table-cell office:value-type="float" office:value="0.119384">
                <text:p>0.119384</text:p>
              </table:table-cell>
              <table:table-cell office:value-type="float" office:value="0.14712">
                <text:p>0.14712</text:p>
              </table:table-cell>
              <table:table-cell office:value-type="float" office:value="0.160243">
                <text:p>0.1602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165955">
                <text:p>0.165955</text:p>
              </table:table-cell>
              <table:table-cell office:value-type="float" office:value="0.101569">
                <text:p>0.101569</text:p>
              </table:table-cell>
              <table:table-cell office:value-type="float" office:value="0.12651">
                <text:p>0.12651</text:p>
              </table:table-cell>
              <table:table-cell office:value-type="float" office:value="0.130244">
                <text:p>0.130244</text:p>
              </table:table-cell>
              <table:table-cell office:value-type="float" office:value="0.161817">
                <text:p>0.1618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159605">
                <text:p>0.159605</text:p>
              </table:table-cell>
              <table:table-cell office:value-type="float" office:value="0.134586">
                <text:p>0.134586</text:p>
              </table:table-cell>
              <table:table-cell office:value-type="float" office:value="0.151137">
                <text:p>0.151137</text:p>
              </table:table-cell>
              <table:table-cell office:value-type="float" office:value="0.151871">
                <text:p>0.151871</text:p>
              </table:table-cell>
              <table:table-cell office:value-type="float" office:value="0.177003">
                <text:p>0.177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34729">
                <text:p>0.34729</text:p>
              </table:table-cell>
              <table:table-cell office:value-type="float" office:value="0.164235">
                <text:p>0.164235</text:p>
              </table:table-cell>
              <table:table-cell office:value-type="float" office:value="0.151643">
                <text:p>0.151643</text:p>
              </table:table-cell>
              <table:table-cell office:value-type="float" office:value="0.174427">
                <text:p>0.174427</text:p>
              </table:table-cell>
              <table:table-cell office:value-type="float" office:value="0.189108">
                <text:p>0.1891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345867">
                <text:p>0.345867</text:p>
              </table:table-cell>
              <table:table-cell office:value-type="float" office:value="0.124004">
                <text:p>0.124004</text:p>
              </table:table-cell>
              <table:table-cell office:value-type="float" office:value="0.152298">
                <text:p>0.152298</text:p>
              </table:table-cell>
              <table:table-cell office:value-type="float" office:value="0.173702">
                <text:p>0.173702</text:p>
              </table:table-cell>
              <table:table-cell office:value-type="float" office:value="0.173071">
                <text:p>0.1730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317993">
                <text:p>0.317993</text:p>
              </table:table-cell>
              <table:table-cell office:value-type="float" office:value="0.317677">
                <text:p>0.317677</text:p>
              </table:table-cell>
              <table:table-cell office:value-type="float" office:value="0.155393">
                <text:p>0.155393</text:p>
              </table:table-cell>
              <table:table-cell office:value-type="float" office:value="0.15863">
                <text:p>0.15863</text:p>
              </table:table-cell>
              <table:table-cell office:value-type="float" office:value="0.178424">
                <text:p>0.1784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314364">
                <text:p>0.314364</text:p>
              </table:table-cell>
              <table:table-cell office:value-type="float" office:value="0.322452">
                <text:p>0.322452</text:p>
              </table:table-cell>
              <table:table-cell office:value-type="float" office:value="0.154151">
                <text:p>0.154151</text:p>
              </table:table-cell>
              <table:table-cell office:value-type="float" office:value="0.162813">
                <text:p>0.162813</text:p>
              </table:table-cell>
              <table:table-cell office:value-type="float" office:value="0.183394">
                <text:p>0.1833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314139">
                <text:p>0.314139</text:p>
              </table:table-cell>
              <table:table-cell office:value-type="float" office:value="0.322491">
                <text:p>0.322491</text:p>
              </table:table-cell>
              <table:table-cell office:value-type="float" office:value="0.152367">
                <text:p>0.152367</text:p>
              </table:table-cell>
              <table:table-cell office:value-type="float" office:value="0.180844">
                <text:p>0.180844</text:p>
              </table:table-cell>
              <table:table-cell office:value-type="float" office:value="0.198215">
                <text:p>0.198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292307">
                <text:p>0.292307</text:p>
              </table:table-cell>
              <table:table-cell office:value-type="float" office:value="0.329299">
                <text:p>0.329299</text:p>
              </table:table-cell>
              <table:table-cell office:value-type="float" office:value="0.318872">
                <text:p>0.318872</text:p>
              </table:table-cell>
              <table:table-cell office:value-type="float" office:value="0.200613">
                <text:p>0.200613</text:p>
              </table:table-cell>
              <table:table-cell office:value-type="float" office:value="0.196399">
                <text:p>0.1963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291935">
                <text:p>0.291935</text:p>
              </table:table-cell>
              <table:table-cell office:value-type="float" office:value="0.296661">
                <text:p>0.296661</text:p>
              </table:table-cell>
              <table:table-cell office:value-type="float" office:value="0.317893">
                <text:p>0.317893</text:p>
              </table:table-cell>
              <table:table-cell office:value-type="float" office:value="0.177214">
                <text:p>0.177214</text:p>
              </table:table-cell>
              <table:table-cell office:value-type="float" office:value="0.196765">
                <text:p>0.1967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330372">
                <text:p>0.330372</text:p>
              </table:table-cell>
              <table:table-cell office:value-type="float" office:value="0.298">
                <text:p>0.298</text:p>
              </table:table-cell>
              <table:table-cell office:value-type="float" office:value="0.318359">
                <text:p>0.318359</text:p>
              </table:table-cell>
              <table:table-cell office:value-type="float" office:value="0.317989">
                <text:p>0.317989</text:p>
              </table:table-cell>
              <table:table-cell office:value-type="float" office:value="0.212944">
                <text:p>0.212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